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19"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cdda9" officeooo:paragraph-rsid="0092e02c"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8529a5" style:font-weight-asian="normal" style:font-weight-complex="normal"/>
    </style:style>
    <style:style style:name="P11" style:family="paragraph" style:parent-style-name="Standard">
      <style:text-properties fo:font-weight="normal" officeooo:rsid="0052b239" officeooo:paragraph-rsid="008b81e6" style:font-weight-asian="normal" style:font-weight-complex="normal"/>
    </style:style>
    <style:style style:name="P12" style:family="paragraph" style:parent-style-name="Standard">
      <style:text-properties fo:font-weight="normal" officeooo:paragraph-rsid="009762b4" style:font-weight-asian="normal" style:font-weight-complex="normal"/>
    </style:style>
    <style:style style:name="P13" style:family="paragraph" style:parent-style-name="Standard">
      <style:text-properties fo:font-weight="normal" officeooo:paragraph-rsid="0099822a" style:font-weight-asian="normal" style:font-weight-complex="normal"/>
    </style:style>
    <style:style style:name="P14" style:family="paragraph" style:parent-style-name="Standard">
      <style:text-properties fo:font-weight="normal" officeooo:rsid="00a00217" officeooo:paragraph-rsid="00a00217" style:font-weight-asian="normal" style:font-weight-complex="normal"/>
    </style:style>
    <style:style style:name="P15" style:family="paragraph" style:parent-style-name="Standard">
      <style:text-properties fo:font-weight="normal" officeooo:paragraph-rsid="005aea77" style:font-weight-asian="normal" style:font-weight-complex="normal"/>
    </style:style>
    <style:style style:name="P16" style:family="paragraph" style:parent-style-name="Standard">
      <style:text-properties fo:font-weight="normal" officeooo:rsid="004581bc" officeooo:paragraph-rsid="00308c00" style:font-weight-asian="normal" style:font-weight-complex="normal"/>
    </style:style>
    <style:style style:name="P17" style:family="paragraph" style:parent-style-name="Standard">
      <style:text-properties fo:font-weight="normal" officeooo:rsid="004581bc" officeooo:paragraph-rsid="00a69172" style:font-weight-asian="normal" style:font-weight-complex="normal"/>
    </style:style>
    <style:style style:name="P18" style:family="paragraph" style:parent-style-name="Standard">
      <style:text-properties fo:font-weight="normal" officeooo:rsid="0040f5e4" officeooo:paragraph-rsid="00750746" style:font-weight-asian="normal" style:font-weight-complex="normal"/>
    </style:style>
    <style:style style:name="P19" style:family="paragraph" style:parent-style-name="Standard">
      <style:text-properties fo:font-weight="normal" officeooo:paragraph-rsid="00723a09" style:font-weight-asian="normal" style:font-weight-complex="normal"/>
    </style:style>
    <style:style style:name="P20" style:family="paragraph" style:parent-style-name="Standard">
      <style:text-properties fo:font-weight="normal" officeooo:rsid="00770c25" officeooo:paragraph-rsid="00770c25" style:font-weight-asian="normal" style:font-weight-complex="normal"/>
    </style:style>
    <style:style style:name="P21" style:family="paragraph" style:parent-style-name="Standard">
      <style:text-properties fo:font-weight="normal" officeooo:rsid="00741cf0" officeooo:paragraph-rsid="0078c940" style:font-weight-asian="normal" style:font-weight-complex="normal"/>
    </style:style>
    <style:style style:name="P22" style:family="paragraph" style:parent-style-name="Standard">
      <style:text-properties fo:font-weight="normal" officeooo:rsid="008ebe42" officeooo:paragraph-rsid="00686830" style:font-weight-asian="normal" style:font-weight-complex="normal"/>
    </style:style>
    <style:style style:name="P23" style:family="paragraph" style:parent-style-name="Standard">
      <style:text-properties fo:font-weight="normal" officeooo:rsid="009e0cb0" officeooo:paragraph-rsid="009e0cb0" style:font-weight-asian="normal" style:font-weight-complex="normal"/>
    </style:style>
    <style:style style:name="P24" style:family="paragraph" style:parent-style-name="Standard">
      <style:text-properties fo:font-weight="normal" officeooo:paragraph-rsid="0034a345" style:font-weight-asian="normal" style:font-weight-complex="normal"/>
    </style:style>
    <style:style style:name="P25" style:family="paragraph" style:parent-style-name="Standard">
      <style:text-properties fo:font-weight="normal" officeooo:paragraph-rsid="0087e513" style:font-weight-asian="normal" style:font-weight-complex="normal"/>
    </style:style>
    <style:style style:name="P26" style:family="paragraph" style:parent-style-name="Standard">
      <style:text-properties fo:font-weight="normal" officeooo:paragraph-rsid="008a218d" style:font-weight-asian="normal" style:font-weight-complex="normal"/>
    </style:style>
    <style:style style:name="P27" style:family="paragraph" style:parent-style-name="Standard">
      <style:text-properties fo:font-weight="normal" officeooo:rsid="008c663b" officeooo:paragraph-rsid="008c663b" style:font-weight-asian="normal" style:font-weight-complex="normal"/>
    </style:style>
    <style:style style:name="P28" style:family="paragraph" style:parent-style-name="Standard">
      <style:text-properties fo:font-weight="normal" officeooo:rsid="00608aec" officeooo:paragraph-rsid="00608aec" style:font-weight-asian="normal" style:font-weight-complex="normal"/>
    </style:style>
    <style:style style:name="P29" style:family="paragraph" style:parent-style-name="Standard">
      <style:text-properties fo:font-weight="normal" officeooo:rsid="00608aec" officeooo:paragraph-rsid="00a3ec58" style:font-weight-asian="normal" style:font-weight-complex="normal"/>
    </style:style>
    <style:style style:name="P30" style:family="paragraph" style:parent-style-name="Standard">
      <style:text-properties fo:font-weight="normal" officeooo:paragraph-rsid="00608aec" style:font-weight-asian="normal" style:font-weight-complex="normal"/>
    </style:style>
    <style:style style:name="P31" style:family="paragraph" style:parent-style-name="Standard">
      <style:text-properties fo:font-weight="normal" officeooo:rsid="00a3ec58" officeooo:paragraph-rsid="00a3ec58" style:font-weight-asian="normal" style:font-weight-complex="normal"/>
    </style:style>
    <style:style style:name="P32" style:family="paragraph" style:parent-style-name="Standard">
      <style:text-properties fo:font-weight="normal" officeooo:rsid="00a3ec58" officeooo:paragraph-rsid="00aae073" style:font-weight-asian="normal" style:font-weight-complex="normal"/>
    </style:style>
    <style:style style:name="P33" style:family="paragraph" style:parent-style-name="Standard">
      <style:text-properties fo:font-weight="normal" officeooo:rsid="00a3ec58" officeooo:paragraph-rsid="00e96e7a" style:font-weight-asian="normal" style:font-weight-complex="normal"/>
    </style:style>
    <style:style style:name="P34" style:family="paragraph" style:parent-style-name="Standard">
      <style:text-properties fo:font-weight="normal" officeooo:rsid="00b2d45d" officeooo:paragraph-rsid="00b40374" style:font-weight-asian="normal" style:font-weight-complex="normal"/>
    </style:style>
    <style:style style:name="P35" style:family="paragraph" style:parent-style-name="Standard">
      <style:text-properties fo:font-weight="normal" officeooo:paragraph-rsid="00b7fa40" style:font-weight-asian="normal" style:font-weight-complex="normal"/>
    </style:style>
    <style:style style:name="P36" style:family="paragraph" style:parent-style-name="Standard">
      <style:text-properties fo:font-weight="normal" officeooo:paragraph-rsid="00bb2c28" style:font-weight-asian="normal" style:font-weight-complex="normal"/>
    </style:style>
    <style:style style:name="P37" style:family="paragraph" style:parent-style-name="Standard">
      <style:text-properties fo:font-weight="normal" officeooo:rsid="00b0b361" officeooo:paragraph-rsid="00b11719" style:font-weight-asian="normal" style:font-weight-complex="normal"/>
    </style:style>
    <style:style style:name="P38" style:family="paragraph" style:parent-style-name="Standard">
      <style:text-properties fo:font-weight="normal" officeooo:paragraph-rsid="00b2d45d" style:font-weight-asian="normal" style:font-weight-complex="normal"/>
    </style:style>
    <style:style style:name="P39" style:family="paragraph" style:parent-style-name="Standard">
      <style:text-properties fo:font-weight="normal" officeooo:rsid="00b40374" officeooo:paragraph-rsid="00b40374" style:font-weight-asian="normal" style:font-weight-complex="normal"/>
    </style:style>
    <style:style style:name="P40" style:family="paragraph" style:parent-style-name="Standard">
      <style:text-properties fo:font-weight="normal" officeooo:rsid="00a4e1b1" officeooo:paragraph-rsid="00aae073" style:font-weight-asian="normal" style:font-weight-complex="normal"/>
    </style:style>
    <style:style style:name="P41" style:family="paragraph" style:parent-style-name="Standard">
      <style:text-properties fo:font-weight="normal" officeooo:rsid="0062970d" officeooo:paragraph-rsid="00a69172" style:font-weight-asian="normal" style:font-weight-complex="normal"/>
    </style:style>
    <style:style style:name="P42" style:family="paragraph" style:parent-style-name="Standard">
      <style:text-properties fo:font-weight="normal" officeooo:rsid="00bfc27c" officeooo:paragraph-rsid="00c07234" style:font-weight-asian="normal" style:font-weight-complex="normal"/>
    </style:style>
    <style:style style:name="P43" style:family="paragraph" style:parent-style-name="Standard">
      <style:text-properties fo:font-weight="normal" officeooo:paragraph-rsid="003265e9" style:font-weight-asian="normal" style:font-weight-complex="normal"/>
    </style:style>
    <style:style style:name="P44" style:family="paragraph" style:parent-style-name="Standard">
      <style:text-properties fo:font-weight="normal" officeooo:rsid="00c6e9b5" officeooo:paragraph-rsid="00cd23df" style:font-weight-asian="normal" style:font-weight-complex="normal"/>
    </style:style>
    <style:style style:name="P45" style:family="paragraph" style:parent-style-name="Standard">
      <style:text-properties fo:font-weight="normal" officeooo:paragraph-rsid="00cf7d83" style:font-weight-asian="normal" style:font-weight-complex="normal"/>
    </style:style>
    <style:style style:name="P46" style:family="paragraph" style:parent-style-name="Standard">
      <style:text-properties fo:font-weight="normal" officeooo:paragraph-rsid="00dd94df" style:font-weight-asian="normal" style:font-weight-complex="normal"/>
    </style:style>
    <style:style style:name="P47" style:family="paragraph" style:parent-style-name="Standard">
      <style:text-properties fo:font-weight="normal" officeooo:rsid="00d56d45" officeooo:paragraph-rsid="00d56d45" style:font-weight-asian="normal" style:font-weight-complex="normal"/>
    </style:style>
    <style:style style:name="P48" style:family="paragraph" style:parent-style-name="Standard">
      <style:text-properties fo:font-weight="normal" officeooo:rsid="00d1818e" officeooo:paragraph-rsid="00d1818e" style:font-weight-asian="normal" style:font-weight-complex="normal"/>
    </style:style>
    <style:style style:name="P49" style:family="paragraph" style:parent-style-name="Standard">
      <style:text-properties fo:font-weight="normal" officeooo:rsid="00e2d1dd" officeooo:paragraph-rsid="00e2d1dd" style:font-weight-asian="normal" style:font-weight-complex="normal"/>
    </style:style>
    <style:style style:name="P50" style:family="paragraph" style:parent-style-name="Standard">
      <style:text-properties fo:font-weight="normal" officeooo:rsid="00e539df" officeooo:paragraph-rsid="00e539df" style:font-weight-asian="normal" style:font-weight-complex="normal"/>
    </style:style>
    <style:style style:name="P51" style:family="paragraph" style:parent-style-name="Standard">
      <style:text-properties fo:font-weight="normal" officeooo:rsid="007c6dc9" officeooo:paragraph-rsid="00e539df" style:font-weight-asian="normal" style:font-weight-complex="normal"/>
    </style:style>
    <style:style style:name="P52" style:family="paragraph" style:parent-style-name="Standard">
      <style:text-properties fo:font-weight="normal" officeooo:paragraph-rsid="00e539df" style:font-weight-asian="normal" style:font-weight-complex="normal"/>
    </style:style>
    <style:style style:name="P53" style:family="paragraph" style:parent-style-name="Standard">
      <style:text-properties fo:font-weight="normal" officeooo:paragraph-rsid="006504b2" style:font-weight-asian="normal" style:font-weight-complex="normal"/>
    </style:style>
    <style:style style:name="P54" style:family="paragraph" style:parent-style-name="Standard">
      <style:text-properties fo:font-weight="normal" officeooo:rsid="00e3739b" officeooo:paragraph-rsid="00e3739b" style:font-weight-asian="normal" style:font-weight-complex="normal"/>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fo:font-weight="bold" officeooo:rsid="0033f4e8" officeooo:paragraph-rsid="0033f4e8" style:font-weight-asian="bold" style:font-weight-complex="bold"/>
    </style:style>
    <style:style style:name="P57" style:family="paragraph" style:parent-style-name="Standard">
      <style:text-properties fo:font-weight="bold" officeooo:paragraph-rsid="003265e9" style:font-weight-asian="bold" style:font-weight-complex="bold"/>
    </style:style>
    <style:style style:name="P58" style:family="paragraph" style:parent-style-name="Standard">
      <style:text-properties fo:font-weight="bold" officeooo:paragraph-rsid="0033f4e8" style:font-weight-asian="bold" style:font-weight-complex="bold"/>
    </style:style>
    <style:style style:name="P59" style:family="paragraph" style:parent-style-name="Standard">
      <style:text-properties fo:font-weight="bold" officeooo:rsid="008a218d" officeooo:paragraph-rsid="008a218d" style:font-weight-asian="bold" style:font-weight-complex="bold"/>
    </style:style>
    <style:style style:name="P60" style:family="paragraph" style:parent-style-name="Standard">
      <style:text-properties fo:font-weight="bold" officeooo:rsid="008a218d" officeooo:paragraph-rsid="008b81e6" style:font-weight-asian="bold" style:font-weight-complex="bold"/>
    </style:style>
    <style:style style:name="P61" style:family="paragraph" style:parent-style-name="Standard">
      <style:text-properties fo:font-weight="bold" officeooo:paragraph-rsid="008da0c5" style:font-weight-asian="bold" style:font-weight-complex="bold"/>
    </style:style>
    <style:style style:name="P62" style:family="paragraph" style:parent-style-name="Standard">
      <style:text-properties fo:font-weight="bold" officeooo:rsid="0092e02c" officeooo:paragraph-rsid="0092e02c" style:font-weight-asian="bold" style:font-weight-complex="bold"/>
    </style:style>
    <style:style style:name="P63" style:family="paragraph" style:parent-style-name="Standard">
      <style:text-properties fo:font-weight="bold" officeooo:rsid="009762b4" officeooo:paragraph-rsid="009762b4" style:font-weight-asian="bold" style:font-weight-complex="bold"/>
    </style:style>
    <style:style style:name="P64" style:family="paragraph" style:parent-style-name="Standard">
      <style:text-properties fo:font-weight="bold" officeooo:paragraph-rsid="009762b4" style:font-weight-asian="bold" style:font-weight-complex="bold"/>
    </style:style>
    <style:style style:name="P65" style:family="paragraph" style:parent-style-name="Standard">
      <style:text-properties fo:font-weight="bold" officeooo:paragraph-rsid="00a69172" style:font-weight-asian="bold" style:font-weight-complex="bold"/>
    </style:style>
    <style:style style:name="P66" style:family="paragraph" style:parent-style-name="Standard">
      <style:text-properties fo:font-weight="bold" officeooo:rsid="00b2d45d" officeooo:paragraph-rsid="0079bc00" style:font-weight-asian="bold" style:font-weight-complex="bold"/>
    </style:style>
    <style:style style:name="P67" style:family="paragraph" style:parent-style-name="Standard">
      <style:text-properties fo:font-weight="bold" officeooo:rsid="00b2d45d" officeooo:paragraph-rsid="00b2d45d" style:font-weight-asian="bold" style:font-weight-complex="bold"/>
    </style:style>
    <style:style style:name="P68" style:family="paragraph" style:parent-style-name="Standard">
      <style:text-properties fo:font-weight="bold" officeooo:paragraph-rsid="00770c25" style:font-weight-asian="bold" style:font-weight-complex="bold"/>
    </style:style>
    <style:style style:name="P69" style:family="paragraph" style:parent-style-name="Standard">
      <style:text-properties fo:font-weight="bold" officeooo:rsid="007fa870" officeooo:paragraph-rsid="00e539df" style:font-weight-asian="bold" style:font-weight-complex="bold"/>
    </style:style>
    <style:style style:name="P70" style:family="paragraph" style:parent-style-name="Standard">
      <style:text-properties officeooo:paragraph-rsid="001ca04f"/>
    </style:style>
    <style:style style:name="P71" style:family="paragraph" style:parent-style-name="Standard">
      <style:text-properties officeooo:paragraph-rsid="00207808"/>
    </style:style>
    <style:style style:name="P72" style:family="paragraph" style:parent-style-name="Standard">
      <style:text-properties officeooo:paragraph-rsid="002230e3"/>
    </style:style>
    <style:style style:name="P73" style:family="paragraph" style:parent-style-name="Standard">
      <style:text-properties officeooo:paragraph-rsid="00291519"/>
    </style:style>
    <style:style style:name="P74" style:family="paragraph" style:parent-style-name="Standard">
      <style:text-properties officeooo:paragraph-rsid="002c64ae"/>
    </style:style>
    <style:style style:name="P75" style:family="paragraph" style:parent-style-name="Standard">
      <style:text-properties officeooo:paragraph-rsid="002d4be6"/>
    </style:style>
    <style:style style:name="P76" style:family="paragraph" style:parent-style-name="Standard">
      <style:text-properties officeooo:paragraph-rsid="00308c00"/>
    </style:style>
    <style:style style:name="P77" style:family="paragraph" style:parent-style-name="Standard">
      <style:text-properties officeooo:paragraph-rsid="003265e9"/>
    </style:style>
    <style:style style:name="P78" style:family="paragraph" style:parent-style-name="Standard">
      <style:text-properties officeooo:paragraph-rsid="0034a345"/>
    </style:style>
    <style:style style:name="P79"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80" style:family="paragraph" style:parent-style-name="Standard">
      <style:text-properties officeooo:paragraph-rsid="00491c3d"/>
    </style:style>
    <style:style style:name="P81" style:family="paragraph" style:parent-style-name="Standard">
      <style:text-properties officeooo:paragraph-rsid="005aea77"/>
    </style:style>
    <style:style style:name="P82" style:family="paragraph" style:parent-style-name="Standard">
      <style:text-properties officeooo:paragraph-rsid="00608aec"/>
    </style:style>
    <style:style style:name="P83" style:family="paragraph" style:parent-style-name="Standard">
      <style:text-properties officeooo:paragraph-rsid="006504b2"/>
    </style:style>
    <style:style style:name="P84" style:family="paragraph" style:parent-style-name="Standard">
      <style:text-properties officeooo:paragraph-rsid="00686830"/>
    </style:style>
    <style:style style:name="P85" style:family="paragraph" style:parent-style-name="Standard">
      <style:text-properties officeooo:paragraph-rsid="006ba234"/>
    </style:style>
    <style:style style:name="P86" style:family="paragraph" style:parent-style-name="Standard">
      <style:text-properties officeooo:paragraph-rsid="006d3e4a"/>
    </style:style>
    <style:style style:name="P87" style:family="paragraph" style:parent-style-name="Standard">
      <style:text-properties officeooo:paragraph-rsid="006e729c"/>
    </style:style>
    <style:style style:name="P88" style:family="paragraph" style:parent-style-name="Standard">
      <style:text-properties officeooo:paragraph-rsid="00750746"/>
    </style:style>
    <style:style style:name="P89" style:family="paragraph" style:parent-style-name="Standard">
      <style:text-properties officeooo:paragraph-rsid="00770c25"/>
    </style:style>
    <style:style style:name="P90" style:family="paragraph" style:parent-style-name="Standard">
      <style:text-properties officeooo:rsid="00770c25" officeooo:paragraph-rsid="00920f79"/>
    </style:style>
    <style:style style:name="P91" style:family="paragraph" style:parent-style-name="Standard">
      <style:text-properties officeooo:paragraph-rsid="0078c940"/>
    </style:style>
    <style:style style:name="P92" style:family="paragraph" style:parent-style-name="Standard">
      <style:text-properties officeooo:rsid="007c6dc9" officeooo:paragraph-rsid="00e539df"/>
    </style:style>
    <style:style style:name="P93" style:family="paragraph" style:parent-style-name="Standard">
      <style:text-properties officeooo:rsid="0081dd8a" officeooo:paragraph-rsid="008529a5"/>
    </style:style>
    <style:style style:name="P94" style:family="paragraph" style:parent-style-name="Standard">
      <style:text-properties officeooo:paragraph-rsid="0087e513"/>
    </style:style>
    <style:style style:name="P95" style:family="paragraph" style:parent-style-name="Standard">
      <style:text-properties officeooo:paragraph-rsid="008a218d"/>
    </style:style>
    <style:style style:name="P96" style:family="paragraph" style:parent-style-name="Standard">
      <style:text-properties officeooo:paragraph-rsid="008c14f5"/>
    </style:style>
    <style:style style:name="P97" style:family="paragraph" style:parent-style-name="Standard">
      <style:text-properties officeooo:paragraph-rsid="008da0c5"/>
    </style:style>
    <style:style style:name="P98" style:family="paragraph" style:parent-style-name="Standard">
      <style:text-properties officeooo:rsid="008e0009" officeooo:paragraph-rsid="008e0009"/>
    </style:style>
    <style:style style:name="P99" style:family="paragraph" style:parent-style-name="Standard">
      <style:text-properties officeooo:rsid="004e6c9a" officeooo:paragraph-rsid="009762b4"/>
    </style:style>
    <style:style style:name="P100" style:family="paragraph" style:parent-style-name="Standard">
      <style:text-properties officeooo:paragraph-rsid="009762b4"/>
    </style:style>
    <style:style style:name="P101" style:family="paragraph" style:parent-style-name="Standard">
      <style:text-properties officeooo:rsid="0099822a" officeooo:paragraph-rsid="0099822a"/>
    </style:style>
    <style:style style:name="P102" style:family="paragraph" style:parent-style-name="Standard">
      <style:text-properties officeooo:paragraph-rsid="009e0cb0"/>
    </style:style>
    <style:style style:name="P103" style:family="paragraph" style:parent-style-name="Standard">
      <style:text-properties officeooo:paragraph-rsid="00a1f770"/>
    </style:style>
    <style:style style:name="P104" style:family="paragraph" style:parent-style-name="Standard">
      <style:text-properties officeooo:paragraph-rsid="00a2e3e4"/>
    </style:style>
    <style:style style:name="P105" style:family="paragraph" style:parent-style-name="Standard">
      <style:text-properties officeooo:rsid="00a2e3e4" officeooo:paragraph-rsid="00a69172"/>
    </style:style>
    <style:style style:name="P106" style:family="paragraph" style:parent-style-name="Standard">
      <style:text-properties officeooo:rsid="0094dc97" officeooo:paragraph-rsid="00a69172"/>
    </style:style>
    <style:style style:name="P107" style:family="paragraph" style:parent-style-name="Standard">
      <style:text-properties officeooo:rsid="00a69172" officeooo:paragraph-rsid="00acebca"/>
    </style:style>
    <style:style style:name="P108" style:family="paragraph" style:parent-style-name="Standard">
      <style:text-properties officeooo:paragraph-rsid="00b11719"/>
    </style:style>
    <style:style style:name="P109" style:family="paragraph" style:parent-style-name="Standard">
      <style:text-properties officeooo:paragraph-rsid="00b2d45d"/>
    </style:style>
    <style:style style:name="P110" style:family="paragraph" style:parent-style-name="Standard">
      <style:text-properties officeooo:paragraph-rsid="00bb2c28"/>
    </style:style>
    <style:style style:name="P111"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12" style:family="paragraph" style:parent-style-name="Standard">
      <style:text-properties officeooo:rsid="00d248bb" officeooo:paragraph-rsid="00d248bb"/>
    </style:style>
    <style:style style:name="P113" style:family="paragraph" style:parent-style-name="Standard">
      <style:text-properties officeooo:rsid="00d56d45" officeooo:paragraph-rsid="00d56d45"/>
    </style:style>
    <style:style style:name="P114" style:family="paragraph" style:parent-style-name="Standard">
      <style:text-properties officeooo:paragraph-rsid="00e3739b"/>
    </style:style>
    <style:style style:name="P115" style:family="paragraph" style:parent-style-name="Standard">
      <style:text-properties officeooo:paragraph-rsid="00e4f3a5"/>
    </style:style>
    <style:style style:name="P116" style:family="paragraph" style:parent-style-name="Standard">
      <style:text-properties officeooo:paragraph-rsid="00e539df"/>
    </style:style>
    <style:style style:name="P117" style:family="paragraph" style:parent-style-name="Standard">
      <style:text-properties officeooo:paragraph-rsid="00e96e7a"/>
    </style:style>
    <style:style style:name="P118" style:family="paragraph" style:parent-style-name="Standard">
      <style:text-properties officeooo:rsid="007cb799" officeooo:paragraph-rsid="009cbfd1"/>
    </style:style>
    <style:style style:name="P119" style:family="paragraph" style:parent-style-name="Standard">
      <style:text-properties officeooo:rsid="00f0998a" officeooo:paragraph-rsid="00f0998a"/>
    </style:style>
    <style:style style:name="P120" style:family="paragraph" style:parent-style-name="Standard">
      <style:text-properties officeooo:rsid="00f28955" officeooo:paragraph-rsid="00f28955"/>
    </style:style>
    <style:style style:name="P121" style:family="paragraph" style:parent-style-name="Standard">
      <style:text-properties officeooo:paragraph-rsid="00f4385a"/>
    </style:style>
    <style:style style:name="P122" style:family="paragraph" style:parent-style-name="Footnote">
      <style:text-properties officeooo:rsid="001d6ecb" officeooo:paragraph-rsid="001d6ecb"/>
    </style:style>
    <style:style style:name="P123" style:family="paragraph" style:parent-style-name="Footnote">
      <style:text-properties officeooo:rsid="00207808" officeooo:paragraph-rsid="00207808"/>
    </style:style>
    <style:style style:name="P124" style:family="paragraph" style:parent-style-name="Footnote">
      <style:text-properties officeooo:rsid="002b80c0" officeooo:paragraph-rsid="002b80c0"/>
    </style:style>
    <style:style style:name="P125" style:family="paragraph" style:parent-style-name="Footnote">
      <style:text-properties officeooo:rsid="002c64ae" officeooo:paragraph-rsid="002c64ae"/>
    </style:style>
    <style:style style:name="P126" style:family="paragraph" style:parent-style-name="Footnote">
      <style:text-properties officeooo:rsid="003b87da" officeooo:paragraph-rsid="003b87da"/>
    </style:style>
    <style:style style:name="P127" style:family="paragraph" style:parent-style-name="Footnote">
      <style:text-properties officeooo:rsid="003b87da" officeooo:paragraph-rsid="00a00217"/>
    </style:style>
    <style:style style:name="P128" style:family="paragraph" style:parent-style-name="Footnote">
      <style:text-properties officeooo:rsid="003f1b08" officeooo:paragraph-rsid="003f1b08"/>
    </style:style>
    <style:style style:name="P129" style:family="paragraph" style:parent-style-name="Footnote">
      <style:text-properties officeooo:rsid="00491c3d" officeooo:paragraph-rsid="00491c3d"/>
    </style:style>
    <style:style style:name="P130" style:family="paragraph" style:parent-style-name="Footnote">
      <style:text-properties style:font-name="Times New Roman" fo:font-size="10pt" style:font-size-asian="10pt" style:font-size-complex="10pt"/>
    </style:style>
    <style:style style:name="P131" style:family="paragraph" style:parent-style-name="Footnote">
      <style:text-properties style:font-name="Times New Roman" fo:font-size="10pt" officeooo:paragraph-rsid="00efbafc" style:font-size-asian="10pt" style:font-size-complex="10pt"/>
    </style:style>
    <style:style style:name="P132" style:family="paragraph" style:parent-style-name="Footnote">
      <style:text-properties officeooo:rsid="00557a89" officeooo:paragraph-rsid="00557a89"/>
    </style:style>
    <style:style style:name="P133" style:family="paragraph" style:parent-style-name="Footnote">
      <style:text-properties officeooo:rsid="005ec3e5" officeooo:paragraph-rsid="005ec3e5"/>
    </style:style>
    <style:style style:name="P134" style:family="paragraph" style:parent-style-name="Footnote">
      <style:text-properties officeooo:rsid="006504b2" officeooo:paragraph-rsid="006504b2"/>
    </style:style>
    <style:style style:name="P135" style:family="paragraph" style:parent-style-name="Footnote">
      <style:text-properties officeooo:rsid="0067901c" officeooo:paragraph-rsid="0067901c"/>
    </style:style>
    <style:style style:name="P136" style:family="paragraph" style:parent-style-name="Footnote">
      <style:text-properties officeooo:rsid="006d3e4a" officeooo:paragraph-rsid="006d3e4a"/>
    </style:style>
    <style:style style:name="P137" style:family="paragraph" style:parent-style-name="Footnote">
      <style:text-properties officeooo:rsid="0043ed87" officeooo:paragraph-rsid="0043ed87"/>
    </style:style>
    <style:style style:name="P138" style:family="paragraph" style:parent-style-name="Footnote">
      <style:text-properties officeooo:rsid="0040f5e4" officeooo:paragraph-rsid="0040f5e4"/>
    </style:style>
    <style:style style:name="P139" style:family="paragraph" style:parent-style-name="Footnote">
      <style:text-properties officeooo:rsid="00770c25" officeooo:paragraph-rsid="00770c25"/>
    </style:style>
    <style:style style:name="P140" style:family="paragraph" style:parent-style-name="Footnote">
      <style:text-properties officeooo:rsid="0079bc00" officeooo:paragraph-rsid="0079bc00"/>
    </style:style>
    <style:style style:name="P141" style:family="paragraph" style:parent-style-name="Footnote">
      <style:text-properties officeooo:rsid="007ac31b" officeooo:paragraph-rsid="007ac31b"/>
    </style:style>
    <style:style style:name="P142" style:family="paragraph" style:parent-style-name="Footnote">
      <style:text-properties officeooo:rsid="0082e8e3" officeooo:paragraph-rsid="0082e8e3"/>
    </style:style>
    <style:style style:name="P143" style:family="paragraph" style:parent-style-name="Footnote">
      <style:text-properties officeooo:rsid="008462f8" officeooo:paragraph-rsid="008462f8"/>
    </style:style>
    <style:style style:name="P144" style:family="paragraph" style:parent-style-name="Footnote">
      <style:text-properties officeooo:rsid="008529a5" officeooo:paragraph-rsid="008529a5"/>
    </style:style>
    <style:style style:name="P145" style:family="paragraph" style:parent-style-name="Footnote">
      <style:text-properties officeooo:rsid="008529a5" officeooo:paragraph-rsid="0086a66e"/>
    </style:style>
    <style:style style:name="P146" style:family="paragraph" style:parent-style-name="Footnote">
      <style:text-properties officeooo:rsid="008f2c17" officeooo:paragraph-rsid="008f2c17"/>
    </style:style>
    <style:style style:name="P147" style:family="paragraph" style:parent-style-name="Footnote">
      <style:text-properties officeooo:paragraph-rsid="008fcb6f"/>
    </style:style>
    <style:style style:name="P148" style:family="paragraph" style:parent-style-name="Footnote">
      <style:text-properties officeooo:rsid="0096af60" officeooo:paragraph-rsid="0096af60"/>
    </style:style>
    <style:style style:name="P149" style:family="paragraph" style:parent-style-name="Footnote">
      <style:text-properties officeooo:rsid="0096af60" officeooo:paragraph-rsid="009c4bc5"/>
    </style:style>
    <style:style style:name="P150" style:family="paragraph" style:parent-style-name="Footnote">
      <style:text-properties officeooo:rsid="00970265" officeooo:paragraph-rsid="00970265"/>
    </style:style>
    <style:style style:name="P151" style:family="paragraph" style:parent-style-name="Footnote">
      <style:text-properties officeooo:rsid="004e6c9a" officeooo:paragraph-rsid="004e6c9a"/>
    </style:style>
    <style:style style:name="P152" style:family="paragraph" style:parent-style-name="Footnote">
      <style:text-properties officeooo:rsid="0099822a" officeooo:paragraph-rsid="0099822a"/>
    </style:style>
    <style:style style:name="P153" style:family="paragraph" style:parent-style-name="Footnote">
      <style:text-properties officeooo:rsid="009a6e7e" officeooo:paragraph-rsid="009a6e7e"/>
    </style:style>
    <style:style style:name="P154" style:family="paragraph" style:parent-style-name="Footnote">
      <style:text-properties officeooo:paragraph-rsid="009a6e7e"/>
    </style:style>
    <style:style style:name="P155" style:family="paragraph" style:parent-style-name="Footnote">
      <style:text-properties officeooo:rsid="009cb7fa" officeooo:paragraph-rsid="009cb7fa"/>
    </style:style>
    <style:style style:name="P156" style:family="paragraph" style:parent-style-name="Footnote">
      <style:text-properties officeooo:rsid="00a4e1b1" officeooo:paragraph-rsid="00a4e1b1"/>
    </style:style>
    <style:style style:name="P157" style:family="paragraph" style:parent-style-name="Footnote">
      <style:text-properties officeooo:rsid="00b700cf" officeooo:paragraph-rsid="00b700cf"/>
    </style:style>
    <style:style style:name="P158" style:family="paragraph" style:parent-style-name="Footnote">
      <style:text-properties officeooo:rsid="00be0d20" officeooo:paragraph-rsid="00be0d20"/>
    </style:style>
    <style:style style:name="P159" style:family="paragraph" style:parent-style-name="Footnote">
      <style:text-properties officeooo:rsid="00be0d20" officeooo:paragraph-rsid="00d76d1f"/>
    </style:style>
    <style:style style:name="P160" style:family="paragraph" style:parent-style-name="Footnote">
      <style:text-properties officeooo:rsid="00c07234" officeooo:paragraph-rsid="00c07234"/>
    </style:style>
    <style:style style:name="P161" style:family="paragraph" style:parent-style-name="Footnote">
      <style:text-properties officeooo:rsid="00c3aaab" officeooo:paragraph-rsid="00c3aaab"/>
    </style:style>
    <style:style style:name="P162" style:family="paragraph" style:parent-style-name="Footnote">
      <style:text-properties officeooo:rsid="00cd23df" officeooo:paragraph-rsid="00cd23df"/>
    </style:style>
    <style:style style:name="P163" style:family="paragraph" style:parent-style-name="Footnote">
      <style:text-properties officeooo:rsid="00ceed35" officeooo:paragraph-rsid="00ceed35"/>
    </style:style>
    <style:style style:name="P164" style:family="paragraph" style:parent-style-name="Footnote">
      <style:text-properties officeooo:rsid="00ceed35" officeooo:paragraph-rsid="00d248bb"/>
    </style:style>
    <style:style style:name="P165" style:family="paragraph" style:parent-style-name="Footnote">
      <style:text-properties officeooo:paragraph-rsid="00cf7d83"/>
    </style:style>
    <style:style style:name="P166" style:family="paragraph" style:parent-style-name="Footnote">
      <style:text-properties officeooo:paragraph-rsid="00d248bb"/>
    </style:style>
    <style:style style:name="P167" style:family="paragraph" style:parent-style-name="Footnote">
      <style:text-properties officeooo:rsid="00d56d45" officeooo:paragraph-rsid="00d56d45"/>
    </style:style>
    <style:style style:name="P168" style:family="paragraph" style:parent-style-name="Footnote">
      <style:text-properties officeooo:rsid="00d56d45" officeooo:paragraph-rsid="00d78787"/>
    </style:style>
    <style:style style:name="P169" style:family="paragraph" style:parent-style-name="Footnote">
      <style:text-properties officeooo:rsid="00d56d45" officeooo:paragraph-rsid="00e539df"/>
    </style:style>
    <style:style style:name="P170" style:family="paragraph" style:parent-style-name="Footnote">
      <style:text-properties officeooo:rsid="00d6bba4" officeooo:paragraph-rsid="00d6bba4"/>
    </style:style>
    <style:style style:name="P171" style:family="paragraph" style:parent-style-name="Footnote">
      <style:text-properties officeooo:rsid="00d76d1f" officeooo:paragraph-rsid="00d76d1f"/>
    </style:style>
    <style:style style:name="P172" style:family="paragraph" style:parent-style-name="Footnote">
      <style:text-properties officeooo:rsid="00dd94df" officeooo:paragraph-rsid="00dd94df"/>
    </style:style>
    <style:style style:name="P173" style:family="paragraph" style:parent-style-name="Footnote">
      <style:text-properties officeooo:rsid="00e2d1dd" officeooo:paragraph-rsid="00e2d1dd"/>
    </style:style>
    <style:style style:name="P174" style:family="paragraph" style:parent-style-name="Footnote">
      <style:text-properties officeooo:rsid="007cb799" officeooo:paragraph-rsid="007cb799"/>
    </style:style>
    <style:style style:name="P175" style:family="paragraph" style:parent-style-name="Footnote">
      <style:text-properties officeooo:rsid="00d9b57b" officeooo:paragraph-rsid="00d9b57b"/>
    </style:style>
    <style:style style:name="P176" style:family="paragraph" style:parent-style-name="Footnote">
      <style:text-properties officeooo:rsid="00818aa2" officeooo:paragraph-rsid="00818aa2"/>
    </style:style>
    <style:style style:name="P177" style:family="paragraph" style:parent-style-name="Footnote">
      <style:text-properties officeooo:rsid="007e24cc" officeooo:paragraph-rsid="007e24cc"/>
    </style:style>
    <style:style style:name="P178" style:family="paragraph" style:parent-style-name="Footnote">
      <style:text-properties officeooo:rsid="004923e6" officeooo:paragraph-rsid="004923e6"/>
    </style:style>
    <style:style style:name="P179" style:family="paragraph" style:parent-style-name="Footnote">
      <style:text-properties officeooo:rsid="0034a345" officeooo:paragraph-rsid="0034a345"/>
    </style:style>
    <style:style style:name="P180" style:family="paragraph" style:parent-style-name="Footnote">
      <style:text-properties officeooo:rsid="0081dd8a" officeooo:paragraph-rsid="0081dd8a"/>
    </style:style>
    <style:style style:name="P181" style:family="paragraph" style:parent-style-name="Footnote">
      <style:text-properties officeooo:rsid="00ee04bf" officeooo:paragraph-rsid="00ee04bf"/>
    </style:style>
    <style:style style:name="P182" style:family="paragraph" style:parent-style-name="Footnote">
      <style:text-properties officeooo:rsid="00efd19e" officeooo:paragraph-rsid="00efd19e"/>
    </style:style>
    <style:style style:name="P183" style:family="paragraph" style:parent-style-name="Footnote">
      <style:text-properties officeooo:rsid="00f28955" officeooo:paragraph-rsid="00f28955"/>
    </style:style>
    <style:style style:name="P184" style:family="paragraph" style:parent-style-name="Footnote">
      <style:text-properties officeooo:paragraph-rsid="00f69db3"/>
    </style:style>
    <style:style style:name="P185" style:family="paragraph" style:parent-style-name="Footnote" style:master-page-name="Converted1">
      <style:paragraph-properties style:page-number="auto"/>
    </style:style>
    <style:style style:name="P186" style:family="paragraph" style:parent-style-name="Footnote" style:master-page-name="Converted4">
      <style:paragraph-properties style:page-number="auto"/>
    </style:style>
    <style:style style:name="P187" style:family="paragraph" style:parent-style-name="Footnote" style:master-page-name="Converted6">
      <style:paragraph-properties style:page-number="auto"/>
      <style:text-properties officeooo:paragraph-rsid="0058f148"/>
    </style:style>
    <style:style style:name="P188" style:family="paragraph" style:parent-style-name="Footnote" style:master-page-name="Converted7">
      <style:paragraph-properties style:page-number="auto"/>
      <style:text-properties officeooo:paragraph-rsid="0058f148"/>
    </style:style>
    <style:style style:name="P189" style:family="paragraph" style:parent-style-name="Footnote" style:master-page-name="Converted10">
      <style:paragraph-properties style:page-number="auto"/>
    </style:style>
    <style:style style:name="P190" style:family="paragraph" style:parent-style-name="Footnote" style:master-page-name="Converted12">
      <style:paragraph-properties style:page-number="auto"/>
    </style:style>
    <style:style style:name="P191" style:family="paragraph" style:parent-style-name="Footnote" style:master-page-name="Converted13">
      <style:paragraph-properties style:page-number="auto"/>
      <style:text-properties officeooo:rsid="001d0538" officeooo:paragraph-rsid="0094dc97"/>
    </style:style>
    <style:style style:name="P192" style:family="paragraph" style:parent-style-name="Footnote" style:master-page-name="Converted14">
      <style:paragraph-properties style:page-number="auto"/>
    </style:style>
    <style:style style:name="P193" style:family="paragraph" style:parent-style-name="Footnote" style:master-page-name="Converted15">
      <style:paragraph-properties style:page-number="auto"/>
    </style:style>
    <style:style style:name="P194" style:family="paragraph" style:parent-style-name="Footnote" style:master-page-name="Converted16">
      <style:paragraph-properties style:page-number="auto"/>
    </style:style>
    <style:style style:name="P195" style:family="paragraph" style:parent-style-name="Footnote" style:master-page-name="Converted18">
      <style:paragraph-properties style:page-number="auto"/>
    </style:style>
    <style:style style:name="P196" style:family="paragraph" style:parent-style-name="Footnote" style:master-page-name="Converted20">
      <style:paragraph-properties style:page-number="auto"/>
    </style:style>
    <style:style style:name="P197" style:family="paragraph" style:parent-style-name="Footnote" style:master-page-name="Converted21">
      <style:paragraph-properties style:page-number="auto"/>
    </style:style>
    <style:style style:name="P198" style:family="paragraph" style:parent-style-name="Footnote" style:master-page-name="Converted22">
      <style:paragraph-properties style:page-number="auto"/>
      <style:text-properties fo:font-weight="normal" style:font-weight-asian="normal" style:font-weight-complex="normal"/>
    </style:style>
    <style:style style:name="P199" style:family="paragraph" style:parent-style-name="Footnote" style:master-page-name="Converted25">
      <style:paragraph-properties style:page-number="auto"/>
      <style:text-properties fo:font-weight="normal" style:font-weight-asian="normal" style:font-weight-complex="normal"/>
    </style:style>
    <style:style style:name="P200" style:family="paragraph" style:parent-style-name="Footnote" style:master-page-name="Converted26">
      <style:paragraph-properties style:page-number="auto"/>
    </style:style>
    <style:style style:name="P201" style:family="paragraph" style:parent-style-name="Footnote" style:master-page-name="Converted27">
      <style:paragraph-properties style:page-number="auto"/>
      <style:text-properties fo:font-weight="normal" style:font-weight-asian="normal" style:font-weight-complex="normal"/>
    </style:style>
    <style:style style:name="P202" style:family="paragraph" style:parent-style-name="Footnote" style:master-page-name="Converted28">
      <style:paragraph-properties style:page-number="auto"/>
    </style:style>
    <style:style style:name="P203" style:family="paragraph" style:parent-style-name="Footnote" style:master-page-name="Converted31">
      <style:paragraph-properties style:page-number="auto"/>
      <style:text-properties fo:font-weight="normal" style:font-weight-asian="normal" style:font-weight-complex="normal"/>
    </style:style>
    <style:style style:name="P204" style:family="paragraph" style:parent-style-name="Footnote" style:master-page-name="Converted29">
      <style:paragraph-properties style:page-number="auto"/>
    </style:style>
    <style:style style:name="P205" style:family="paragraph" style:parent-style-name="Footnote" style:master-page-name="Converted53">
      <style:paragraph-properties style:page-number="auto"/>
    </style:style>
    <style:style style:name="P206" style:family="paragraph" style:parent-style-name="Footnote" style:master-page-name="Converted78">
      <style:paragraph-properties style:page-number="auto"/>
    </style:style>
    <style:style style:name="P207" style:family="paragraph" style:parent-style-name="Footnote" style:master-page-name="Converted43">
      <style:paragraph-properties style:page-number="auto"/>
    </style:style>
    <style:style style:name="P208" style:family="paragraph" style:parent-style-name="Footnote" style:master-page-name="Converted44">
      <style:paragraph-properties style:page-number="auto"/>
      <style:text-properties fo:font-weight="normal" style:font-weight-asian="normal" style:font-weight-complex="normal"/>
    </style:style>
    <style:style style:name="P209" style:family="paragraph" style:parent-style-name="Footnote" style:master-page-name="Converted46">
      <style:paragraph-properties style:page-number="auto"/>
    </style:style>
    <style:style style:name="P210" style:family="paragraph" style:parent-style-name="Footnote" style:master-page-name="Converted47">
      <style:paragraph-properties style:page-number="auto"/>
      <style:text-properties officeooo:rsid="00deeb96" officeooo:paragraph-rsid="00deeb96"/>
    </style:style>
    <style:style style:name="P211" style:family="paragraph" style:parent-style-name="Footnote" style:master-page-name="Converted47">
      <style:paragraph-properties style:page-number="auto"/>
      <style:text-properties officeooo:rsid="00deeb96" officeooo:paragraph-rsid="00dfc036"/>
    </style:style>
    <style:style style:name="P212" style:family="paragraph" style:parent-style-name="Footnote" style:master-page-name="Converted47">
      <style:paragraph-properties style:page-number="auto"/>
      <style:text-properties officeooo:rsid="00deeb96" officeooo:paragraph-rsid="00dfca91"/>
    </style:style>
    <style:style style:name="P213" style:family="paragraph" style:parent-style-name="Footnote" style:master-page-name="Converted49">
      <style:paragraph-properties style:page-number="auto"/>
    </style:style>
    <style:style style:name="P214" style:family="paragraph" style:parent-style-name="Footnote" style:master-page-name="Converted50">
      <style:paragraph-properties style:page-number="auto"/>
      <style:text-properties fo:font-weight="normal" style:font-weight-asian="normal" style:font-weight-complex="normal"/>
    </style:style>
    <style:style style:name="P215" style:family="paragraph" style:parent-style-name="Footnote" style:master-page-name="Converted52">
      <style:paragraph-properties style:page-number="auto"/>
    </style:style>
    <style:style style:name="P216" style:family="paragraph" style:parent-style-name="Footnote" style:master-page-name="Converted54">
      <style:paragraph-properties style:page-number="auto"/>
    </style:style>
    <style:style style:name="P217" style:family="paragraph" style:parent-style-name="Footnote" style:master-page-name="Converted56">
      <style:paragraph-properties style:page-number="auto"/>
      <style:text-properties fo:font-weight="normal" style:font-weight-asian="normal" style:font-weight-complex="normal"/>
    </style:style>
    <style:style style:name="P218" style:family="paragraph" style:parent-style-name="Footnote" style:master-page-name="Converted55">
      <style:paragraph-properties style:page-number="auto"/>
      <style:text-properties fo:font-weight="normal" style:font-weight-asian="normal" style:font-weight-complex="normal"/>
    </style:style>
    <style:style style:name="P219" style:family="paragraph" style:parent-style-name="Footnote" style:master-page-name="Converted64">
      <style:paragraph-properties style:page-number="auto"/>
      <style:text-properties officeooo:rsid="0065fac7" officeooo:paragraph-rsid="0065fac7"/>
    </style:style>
    <style:style style:name="P220" style:family="paragraph" style:parent-style-name="Footnote" style:master-page-name="Converted57">
      <style:paragraph-properties style:page-number="auto"/>
      <style:text-properties fo:font-weight="normal" style:font-weight-asian="normal" style:font-weight-complex="normal"/>
    </style:style>
    <style:style style:name="P221" style:family="paragraph" style:parent-style-name="Footnote" style:master-page-name="Converted58">
      <style:paragraph-properties style:page-number="auto"/>
      <style:text-properties fo:font-weight="normal" style:font-weight-asian="normal" style:font-weight-complex="normal"/>
    </style:style>
    <style:style style:name="P222" style:family="paragraph" style:parent-style-name="Footnote" style:master-page-name="Converted59">
      <style:paragraph-properties style:page-number="auto"/>
    </style:style>
    <style:style style:name="P223" style:family="paragraph" style:parent-style-name="Footnote" style:master-page-name="Converted60">
      <style:paragraph-properties style:page-number="auto"/>
    </style:style>
    <style:style style:name="P224" style:family="paragraph" style:parent-style-name="Footnote" style:master-page-name="Converted51">
      <style:paragraph-properties style:page-number="auto"/>
      <style:text-properties fo:font-weight="normal" style:font-weight-asian="normal" style:font-weight-complex="normal"/>
    </style:style>
    <style:style style:name="P225" style:family="paragraph" style:parent-style-name="Footnote" style:master-page-name="Converted61">
      <style:paragraph-properties style:page-number="auto"/>
      <style:text-properties fo:font-weight="normal" style:font-weight-asian="normal" style:font-weight-complex="normal"/>
    </style:style>
    <style:style style:name="P226" style:family="paragraph" style:parent-style-name="Footnote" style:master-page-name="Converted62">
      <style:paragraph-properties style:page-number="auto"/>
      <style:text-properties fo:font-weight="normal" style:font-weight-asian="normal" style:font-weight-complex="normal"/>
    </style:style>
    <style:style style:name="P227" style:family="paragraph" style:parent-style-name="Footnote" style:master-page-name="Converted90">
      <style:paragraph-properties style:page-number="auto"/>
      <style:text-properties fo:font-weight="normal" style:font-weight-asian="normal" style:font-weight-complex="normal"/>
    </style:style>
    <style:style style:name="P228" style:family="paragraph" style:parent-style-name="Footnote" style:master-page-name="Converted88">
      <style:paragraph-properties style:page-number="auto"/>
      <style:text-properties fo:font-weight="normal" style:font-weight-asian="normal" style:font-weight-complex="normal"/>
    </style:style>
    <style:style style:name="P229" style:family="paragraph" style:parent-style-name="Footnote" style:master-page-name="Converted91">
      <style:paragraph-properties style:page-number="auto"/>
      <style:text-properties officeooo:rsid="00818aa2"/>
    </style:style>
    <style:style style:name="P230" style:family="paragraph" style:parent-style-name="Footnote" style:master-page-name="Converted92">
      <style:paragraph-properties style:page-number="auto"/>
      <style:text-properties fo:font-weight="normal" style:font-weight-asian="normal" style:font-weight-complex="normal"/>
    </style:style>
    <style:style style:name="P231" style:family="paragraph" style:parent-style-name="Footnote" style:master-page-name="Converted93">
      <style:paragraph-properties style:page-number="auto"/>
    </style:style>
    <style:style style:name="P232" style:family="paragraph" style:parent-style-name="Footnote" style:master-page-name="Converted94">
      <style:paragraph-properties style:page-number="auto"/>
    </style:style>
    <style:style style:name="P233"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34" style:family="paragraph" style:parent-style-name="Footnote" style:master-page-name="Converted68">
      <style:paragraph-properties style:page-number="auto"/>
    </style:style>
    <style:style style:name="P235" style:family="paragraph" style:parent-style-name="Footnote" style:master-page-name="Converted69">
      <style:paragraph-properties style:page-number="auto"/>
      <style:text-properties fo:font-weight="normal" style:font-weight-asian="normal" style:font-weight-complex="normal"/>
    </style:style>
    <style:style style:name="P236" style:family="paragraph" style:parent-style-name="Footnote" style:master-page-name="Converted70">
      <style:paragraph-properties style:page-number="auto"/>
      <style:text-properties fo:font-weight="normal" style:font-weight-asian="normal" style:font-weight-complex="normal"/>
    </style:style>
    <style:style style:name="P237" style:family="paragraph" style:parent-style-name="Footnote" style:master-page-name="Converted71">
      <style:paragraph-properties style:page-number="auto"/>
    </style:style>
    <style:style style:name="P238" style:family="paragraph" style:parent-style-name="Footnote" style:master-page-name="Converted72">
      <style:paragraph-properties style:page-number="auto"/>
      <style:text-properties fo:font-weight="normal" style:font-weight-asian="normal" style:font-weight-complex="normal"/>
    </style:style>
    <style:style style:name="P239" style:family="paragraph" style:parent-style-name="Footnote" style:master-page-name="Converted73">
      <style:paragraph-properties style:page-number="auto"/>
      <style:text-properties fo:font-weight="normal" style:font-weight-asian="normal" style:font-weight-complex="normal"/>
    </style:style>
    <style:style style:name="P240" style:family="paragraph" style:parent-style-name="Footnote" style:master-page-name="Converted75">
      <style:paragraph-properties style:page-number="auto"/>
      <style:text-properties fo:font-weight="normal" style:font-weight-asian="normal" style:font-weight-complex="normal"/>
    </style:style>
    <style:style style:name="P241" style:family="paragraph" style:parent-style-name="Footnote" style:master-page-name="Converted66">
      <style:paragraph-properties style:page-number="auto"/>
      <style:text-properties fo:font-weight="normal" style:font-weight-asian="normal" style:font-weight-complex="normal"/>
    </style:style>
    <style:style style:name="P242" style:family="paragraph" style:parent-style-name="Footnote" style:master-page-name="Converted67">
      <style:paragraph-properties style:page-number="auto"/>
      <style:text-properties fo:font-weight="normal" style:font-weight-asian="normal" style:font-weight-complex="normal"/>
    </style:style>
    <style:style style:name="P243" style:family="paragraph" style:parent-style-name="Footnote" style:master-page-name="Converted79">
      <style:paragraph-properties style:page-number="auto"/>
    </style:style>
    <style:style style:name="P244" style:family="paragraph" style:parent-style-name="Footnote" style:master-page-name="Converted32">
      <style:paragraph-properties style:page-number="auto"/>
    </style:style>
    <style:style style:name="P245" style:family="paragraph" style:parent-style-name="Footnote" style:master-page-name="Converted34">
      <style:paragraph-properties style:page-number="auto"/>
    </style:style>
    <style:style style:name="P246" style:family="paragraph" style:parent-style-name="Footnote" style:master-page-name="Converted95">
      <style:paragraph-properties style:page-number="auto"/>
    </style:style>
    <style:style style:name="P247" style:family="paragraph" style:parent-style-name="Footnote" style:master-page-name="Converted81">
      <style:paragraph-properties style:page-number="auto"/>
    </style:style>
    <style:style style:name="P248" style:family="paragraph" style:parent-style-name="Footnote" style:master-page-name="Converted84">
      <style:paragraph-properties style:page-number="auto"/>
    </style:style>
    <style:style style:name="P249" style:family="paragraph" style:parent-style-name="Footnote" style:master-page-name="Converted41">
      <style:paragraph-properties style:page-number="auto"/>
      <style:text-properties fo:font-weight="normal" style:font-weight-asian="normal" style:font-weight-complex="normal"/>
    </style:style>
    <style:style style:name="P250" style:family="paragraph" style:parent-style-name="Footnote" style:master-page-name="Converted42">
      <style:paragraph-properties style:page-number="auto"/>
    </style:style>
    <style:style style:name="P251" style:family="paragraph" style:parent-style-name="Footnote">
      <style:text-properties officeooo:rsid="00970265" officeooo:paragraph-rsid="00fa5936"/>
    </style:style>
    <style:style style:name="P252" style:family="paragraph" style:parent-style-name="Footnote">
      <style:text-properties officeooo:rsid="01024799" officeooo:paragraph-rsid="01024799"/>
    </style:style>
    <style:style style:name="P253" style:family="paragraph" style:parent-style-name="Footnote">
      <style:text-properties officeooo:rsid="01035c05" officeooo:paragraph-rsid="01035c05"/>
    </style:style>
    <style:style style:name="P254" style:family="paragraph" style:parent-style-name="Footnote">
      <style:text-properties officeooo:rsid="00442060" officeooo:paragraph-rsid="00442060"/>
    </style:style>
    <style:style style:name="P255" style:family="paragraph" style:parent-style-name="Footnote">
      <style:text-properties officeooo:rsid="00d76d1f" officeooo:paragraph-rsid="00d76d1f"/>
    </style:style>
    <style:style style:name="P256" style:family="paragraph" style:parent-style-name="Footnote">
      <style:text-properties officeooo:rsid="01158d33" officeooo:paragraph-rsid="01158d33"/>
    </style:style>
    <style:style style:name="P257" style:family="paragraph" style:parent-style-name="Footnote">
      <style:text-properties officeooo:rsid="011706ea" officeooo:paragraph-rsid="011706ea"/>
    </style:style>
    <style:style style:name="P258" style:family="paragraph" style:parent-style-name="Footnote">
      <style:text-properties officeooo:rsid="01176d37" officeooo:paragraph-rsid="01176d37"/>
    </style:style>
    <style:style style:name="P259" style:family="paragraph" style:parent-style-name="Footnote">
      <style:text-properties officeooo:paragraph-rsid="01194e9c"/>
    </style:style>
    <style:style style:name="P260" style:family="paragraph" style:parent-style-name="Footnote">
      <style:text-properties officeooo:rsid="011b446d" officeooo:paragraph-rsid="011b446d"/>
    </style:style>
    <style:style style:name="P261" style:family="paragraph" style:parent-style-name="Footnote">
      <style:text-properties fo:font-style="italic" officeooo:rsid="011b446d" officeooo:paragraph-rsid="011b446d" style:font-style-asian="italic" style:font-style-complex="italic"/>
    </style:style>
    <style:style style:name="P262" style:family="paragraph" style:parent-style-name="Footnote">
      <style:text-properties style:font-name="Times New Roman" fo:font-size="10pt" style:font-size-asian="10pt" style:font-size-complex="10pt"/>
    </style:style>
    <style:style style:name="P263" style:family="paragraph" style:parent-style-name="Footnote" style:master-page-name="Converted5">
      <style:paragraph-properties style:page-number="auto"/>
      <style:text-properties officeooo:paragraph-rsid="010392d6"/>
    </style:style>
    <style:style style:name="P264"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65"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66"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67"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68" style:family="paragraph" style:parent-style-name="Table_20_Contents">
      <style:text-properties fo:font-size="10pt" officeooo:rsid="004012e5" officeooo:paragraph-rsid="004012e5" style:font-size-asian="10pt" style:font-size-complex="10pt"/>
    </style:style>
    <style:style style:name="P269" style:family="paragraph" style:parent-style-name="Table_20_Contents">
      <style:text-properties fo:font-size="10pt" officeooo:rsid="002230e3" officeooo:paragraph-rsid="002230e3" style:font-size-asian="10pt" style:font-size-complex="10pt"/>
    </style:style>
    <style:style style:name="P270" style:family="paragraph" style:parent-style-name="Table_20_Contents">
      <style:text-properties fo:font-size="10pt" officeooo:rsid="002230e3" officeooo:paragraph-rsid="002c8048" style:font-size-asian="10pt" style:font-size-complex="10pt"/>
    </style:style>
    <style:style style:name="P271" style:family="paragraph" style:parent-style-name="Table_20_Contents">
      <style:text-properties fo:font-size="10pt" officeooo:rsid="002230e3" officeooo:paragraph-rsid="00284e21" style:font-size-asian="10pt" style:font-size-complex="10pt"/>
    </style:style>
    <style:style style:name="P272" style:family="paragraph" style:parent-style-name="Table_20_Contents">
      <style:text-properties fo:font-size="10pt" officeooo:rsid="00fbc026" officeooo:paragraph-rsid="00fbc026" style:font-size-asian="10pt" style:font-size-complex="10pt"/>
    </style:style>
    <style:style style:name="P273" style:family="paragraph" style:parent-style-name="Table_20_Contents">
      <style:text-properties fo:font-size="10pt" officeooo:rsid="00226632" officeooo:paragraph-rsid="00226632" style:font-size-asian="10pt" style:font-size-complex="10pt"/>
    </style:style>
    <style:style style:name="P274" style:family="paragraph" style:parent-style-name="Table_20_Contents">
      <style:text-properties fo:font-size="10pt" officeooo:rsid="00235a95" officeooo:paragraph-rsid="00235a95" style:font-size-asian="10pt" style:font-size-complex="10pt"/>
    </style:style>
    <style:style style:name="P275" style:family="paragraph" style:parent-style-name="Table_20_Contents">
      <style:text-properties fo:font-size="10pt" officeooo:rsid="0024ba00" officeooo:paragraph-rsid="0024ba00" style:font-size-asian="10pt" style:font-size-complex="10pt"/>
    </style:style>
    <style:style style:name="P276" style:family="paragraph" style:parent-style-name="Standard" style:master-page-name="Standard">
      <style:paragraph-properties style:page-number="auto"/>
      <style:text-properties fo:font-weight="bold" style:font-weight-asian="bold" style:font-weight-complex="bold"/>
    </style:style>
    <style:style style:name="P277" style:family="paragraph" style:parent-style-name="Standard">
      <style:text-properties fo:font-weight="normal" style:font-weight-asian="normal" style:font-weight-complex="normal"/>
    </style:style>
    <style:style style:name="P278" style:family="paragraph" style:parent-style-name="Standard">
      <style:text-properties fo:font-weight="normal" officeooo:paragraph-rsid="00f4385a" style:font-weight-asian="normal" style:font-weight-complex="normal"/>
    </style:style>
    <style:style style:name="P279" style:family="paragraph" style:parent-style-name="Standard">
      <style:text-properties fo:font-weight="normal" officeooo:rsid="006e729c" officeooo:paragraph-rsid="006e729c" style:font-weight-asian="normal" style:font-weight-complex="normal"/>
    </style:style>
    <style:style style:name="P280" style:family="paragraph" style:parent-style-name="Standard">
      <style:text-properties fo:font-weight="normal" officeooo:rsid="006e729c" officeooo:paragraph-rsid="008c663b" style:font-weight-asian="normal" style:font-weight-complex="normal"/>
    </style:style>
    <style:style style:name="P281" style:family="paragraph" style:parent-style-name="Standard">
      <style:text-properties fo:font-weight="normal" officeooo:rsid="00e539df" officeooo:paragraph-rsid="00e539df" style:font-weight-asian="normal" style:font-weight-complex="normal"/>
    </style:style>
    <style:style style:name="P282" style:family="paragraph" style:parent-style-name="Standard">
      <style:text-properties fo:font-weight="normal" officeooo:paragraph-rsid="00e3739b" style:font-weight-asian="normal" style:font-weight-complex="normal"/>
    </style:style>
    <style:style style:name="P283" style:family="paragraph" style:parent-style-name="Standard">
      <style:text-properties fo:font-weight="normal" officeooo:rsid="00f28955" officeooo:paragraph-rsid="00f28955" style:font-weight-asian="normal" style:font-weight-complex="normal"/>
    </style:style>
    <style:style style:name="P284" style:family="paragraph" style:parent-style-name="Standard">
      <style:text-properties fo:font-weight="normal" officeooo:rsid="00f28955" officeooo:paragraph-rsid="0119b20a" style:font-weight-asian="normal" style:font-weight-complex="normal"/>
    </style:style>
    <style:style style:name="P285" style:family="paragraph" style:parent-style-name="Standard">
      <style:text-properties fo:font-weight="normal" officeooo:rsid="00308c00" officeooo:paragraph-rsid="01194e9c" style:font-weight-asian="normal" style:font-weight-complex="normal"/>
    </style:style>
    <style:style style:name="P286" style:family="paragraph" style:parent-style-name="Standard">
      <style:text-properties fo:font-weight="normal" officeooo:paragraph-rsid="010e9b48" style:font-weight-asian="normal" style:font-weight-complex="normal"/>
    </style:style>
    <style:style style:name="P287" style:family="paragraph" style:parent-style-name="Standard">
      <style:text-properties fo:font-weight="normal" officeooo:paragraph-rsid="011d8ddf" style:font-weight-asian="normal" style:font-weight-complex="normal"/>
    </style:style>
    <style:style style:name="P288" style:family="paragraph" style:parent-style-name="Standard">
      <style:text-properties fo:font-weight="normal" officeooo:rsid="0120721d" officeooo:paragraph-rsid="012208b9" style:font-weight-asian="normal" style:font-weight-complex="normal"/>
    </style:style>
    <style:style style:name="P289" style:family="paragraph" style:parent-style-name="Standard">
      <style:text-properties officeooo:paragraph-rsid="003265e9"/>
    </style:style>
    <style:style style:name="P290" style:family="paragraph" style:parent-style-name="Standard">
      <style:text-properties officeooo:rsid="00fa5936" officeooo:paragraph-rsid="003265e9"/>
    </style:style>
    <style:style style:name="P291" style:family="paragraph" style:parent-style-name="Standard">
      <style:text-properties officeooo:paragraph-rsid="0106b825"/>
    </style:style>
    <style:style style:name="P292" style:family="paragraph" style:parent-style-name="Standard">
      <style:text-properties fo:font-weight="bold" officeooo:rsid="007fa870" officeooo:paragraph-rsid="00e539df" style:font-weight-asian="bold" style:font-weight-complex="bold"/>
    </style:style>
    <style:style style:name="P293" style:family="paragraph" style:parent-style-name="Standard">
      <style:text-properties fo:font-weight="bold" officeooo:rsid="007fa870" officeooo:paragraph-rsid="011239b0" style:font-weight-asian="bold" style:font-weight-complex="bold"/>
    </style:style>
    <style:style style:name="P294" style:family="paragraph" style:parent-style-name="Standard">
      <style:text-properties fo:font-weight="bold" officeooo:paragraph-rsid="00666a5a" style:font-weight-asian="bold" style:font-weight-complex="bold"/>
    </style:style>
    <style:style style:name="P295" style:family="paragraph" style:parent-style-name="Standard">
      <style:text-properties fo:font-weight="bold" officeooo:paragraph-rsid="011239b0" style:font-weight-asian="bold" style:font-weight-complex="bold"/>
    </style:style>
    <style:style style:name="P296" style:family="paragraph" style:parent-style-name="Standard">
      <style:text-properties officeooo:rsid="00873385" officeooo:paragraph-rsid="00873385"/>
    </style:style>
    <style:style style:name="P297" style:family="paragraph" style:parent-style-name="Standard">
      <style:text-properties officeooo:rsid="00873385" officeooo:paragraph-rsid="0107b9d7"/>
    </style:style>
    <style:style style:name="P298" style:family="paragraph" style:parent-style-name="Standard">
      <style:text-properties officeooo:paragraph-rsid="0107b9d7"/>
    </style:style>
    <style:style style:name="P299" style:family="paragraph" style:parent-style-name="Standard">
      <style:text-properties style:text-underline-style="solid" style:text-underline-width="auto" style:text-underline-color="font-color" fo:font-weight="normal" officeooo:paragraph-rsid="0107b9d7"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301" style:family="paragraph" style:parent-style-name="Standard">
      <style:text-properties style:text-underline-style="solid" style:text-underline-width="auto" style:text-underline-color="font-color" fo:font-weight="normal" officeooo:rsid="0108db01" officeooo:paragraph-rsid="0108db01" style:font-weight-asian="normal" style:font-weight-complex="normal"/>
    </style:style>
    <style:style style:name="P302" style:family="paragraph" style:parent-style-name="Standard">
      <style:text-properties style:text-underline-style="solid" style:text-underline-width="auto" style:text-underline-color="font-color" fo:font-weight="bold" officeooo:rsid="011239b0" officeooo:paragraph-rsid="011239b0" style:font-weight-asian="bold" style:font-weight-complex="bold"/>
    </style:style>
    <style:style style:name="P303" style:family="paragraph" style:parent-style-name="Standard">
      <style:text-properties style:text-underline-style="solid" style:text-underline-width="auto" style:text-underline-color="font-color" officeooo:rsid="01204530" officeooo:paragraph-rsid="01204530"/>
    </style:style>
    <style:style style:name="P304" style:family="paragraph" style:parent-style-name="Standard">
      <style:text-properties officeooo:rsid="008c663b" officeooo:paragraph-rsid="0108db01"/>
    </style:style>
    <style:style style:name="P305" style:family="paragraph" style:parent-style-name="Standard">
      <style:text-properties officeooo:rsid="00b2d45d" officeooo:paragraph-rsid="010e94d1"/>
    </style:style>
    <style:style style:name="P306" style:family="paragraph" style:parent-style-name="Standard">
      <style:text-properties officeooo:rsid="00b2d45d" officeooo:paragraph-rsid="010e9757"/>
    </style:style>
    <style:style style:name="P307" style:family="paragraph" style:parent-style-name="Standard">
      <style:text-properties officeooo:paragraph-rsid="010e9b48"/>
    </style:style>
    <style:style style:name="P308" style:family="paragraph" style:parent-style-name="Standard">
      <style:text-properties officeooo:paragraph-rsid="0079bc00"/>
    </style:style>
    <style:style style:name="P309" style:family="paragraph" style:parent-style-name="Standard">
      <style:text-properties officeooo:paragraph-rsid="01108359"/>
    </style:style>
    <style:style style:name="P310" style:family="paragraph" style:parent-style-name="Standard">
      <style:text-properties fo:font-style="normal" fo:font-weight="bold" officeooo:paragraph-rsid="0033f4e8" style:font-style-asian="normal" style:font-weight-asian="bold" style:font-style-complex="normal" style:font-weight-complex="bold"/>
    </style:style>
    <style:style style:name="P311"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240fc8" officeooo:paragraph-rsid="01240fc8" style:font-style-asian="normal" style:font-weight-asian="normal" style:font-style-complex="normal" style:font-weight-complex="normal"/>
    </style:style>
    <style:style style:name="P313" style:family="paragraph" style:parent-style-name="Standard">
      <style:text-properties officeooo:paragraph-rsid="011239b0"/>
    </style:style>
    <style:style style:name="P314" style:family="paragraph" style:parent-style-name="Standard">
      <style:text-properties officeooo:paragraph-rsid="00e539df"/>
    </style:style>
    <style:style style:name="P315" style:family="paragraph" style:parent-style-name="Standard">
      <style:text-properties officeooo:rsid="011b446d" officeooo:paragraph-rsid="011bc4c1"/>
    </style:style>
    <style:style style:name="P316" style:family="paragraph" style:parent-style-name="Standard">
      <style:text-properties officeooo:paragraph-rsid="011bc4c1"/>
    </style:style>
    <style:style style:name="P317" style:family="paragraph" style:parent-style-name="Standard">
      <style:text-properties officeooo:rsid="011f60b1" officeooo:paragraph-rsid="011f60b1"/>
    </style:style>
    <style:style style:name="P318" style:family="paragraph" style:parent-style-name="Standard">
      <style:text-properties officeooo:paragraph-rsid="01204530"/>
    </style:style>
    <style:style style:name="P319" style:family="paragraph" style:parent-style-name="Standard">
      <style:text-properties officeooo:paragraph-rsid="0119b20a"/>
    </style:style>
    <style:style style:name="P320" style:family="paragraph" style:parent-style-name="Standard">
      <style:text-properties officeooo:paragraph-rsid="012208b9"/>
    </style:style>
    <style:style style:name="P321" style:family="paragraph" style:parent-style-name="Standard">
      <style:text-properties officeooo:paragraph-rsid="0123ebd4"/>
    </style:style>
    <style:style style:name="P3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2b239" style:font-weight-asian="normal" style:font-weight-complex="normal"/>
    </style:style>
    <style:style style:name="T46" style:family="text">
      <style:text-properties fo:font-weight="normal" officeooo:rsid="0058f148" style:font-weight-asian="normal" style:font-weight-complex="normal"/>
    </style:style>
    <style:style style:name="T47" style:family="text">
      <style:text-properties fo:font-weight="normal" officeooo:rsid="005aea77" style:font-weight-asian="normal" style:font-weight-complex="normal"/>
    </style:style>
    <style:style style:name="T48" style:family="text">
      <style:text-properties fo:font-weight="normal" officeooo:rsid="005cc5f3" style:font-weight-asian="normal" style:font-weight-complex="normal"/>
    </style:style>
    <style:style style:name="T49" style:family="text">
      <style:text-properties fo:font-weight="normal" officeooo:rsid="005cd200" style:font-weight-asian="normal" style:font-weight-complex="normal"/>
    </style:style>
    <style:style style:name="T50" style:family="text">
      <style:text-properties fo:font-weight="normal" officeooo:rsid="005ddcb3" style:font-weight-asian="normal" style:font-weight-complex="normal"/>
    </style:style>
    <style:style style:name="T51" style:family="text">
      <style:text-properties fo:font-weight="normal" officeooo:rsid="00608aec" style:font-weight-asian="normal" style:font-weight-complex="normal"/>
    </style:style>
    <style:style style:name="T52" style:family="text">
      <style:text-properties fo:font-weight="normal" officeooo:rsid="006504b2" style:font-weight-asian="normal" style:font-weight-complex="normal"/>
    </style:style>
    <style:style style:name="T53" style:family="text">
      <style:text-properties fo:font-weight="normal" officeooo:rsid="0065fac7"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14f5"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0f79" style:font-weight-asian="normal" style:font-weight-complex="normal"/>
    </style:style>
    <style:style style:name="T93" style:family="text">
      <style:text-properties fo:font-weight="normal" officeooo:rsid="0092e02c" style:font-weight-asian="normal" style:font-weight-complex="normal"/>
    </style:style>
    <style:style style:name="T94" style:family="text">
      <style:text-properties fo:font-weight="normal" officeooo:rsid="0094dc97" style:font-weight-asian="normal" style:font-weight-complex="normal"/>
    </style:style>
    <style:style style:name="T95" style:family="text">
      <style:text-properties fo:font-weight="normal" officeooo:rsid="0096acb2" style:font-weight-asian="normal" style:font-weight-complex="normal"/>
    </style:style>
    <style:style style:name="T96" style:family="text">
      <style:text-properties fo:font-weight="normal" officeooo:rsid="00970265" style:font-weight-asian="normal" style:font-weight-complex="normal"/>
    </style:style>
    <style:style style:name="T97" style:family="text">
      <style:text-properties fo:font-weight="normal" officeooo:rsid="009777db" style:font-weight-asian="normal" style:font-weight-complex="normal"/>
    </style:style>
    <style:style style:name="T98" style:family="text">
      <style:text-properties fo:font-weight="normal" officeooo:rsid="00989575" style:font-weight-asian="normal" style:font-weight-complex="normal"/>
    </style:style>
    <style:style style:name="T99" style:family="text">
      <style:text-properties fo:font-weight="normal" officeooo:rsid="0099822a" style:font-weight-asian="normal" style:font-weight-complex="normal"/>
    </style:style>
    <style:style style:name="T100" style:family="text">
      <style:text-properties fo:font-weight="normal" officeooo:rsid="009a1ed4" style:font-weight-asian="normal" style:font-weight-complex="normal"/>
    </style:style>
    <style:style style:name="T101" style:family="text">
      <style:text-properties fo:font-weight="normal" officeooo:rsid="009a6e7e" style:font-weight-asian="normal" style:font-weight-complex="normal"/>
    </style:style>
    <style:style style:name="T102" style:family="text">
      <style:text-properties fo:font-weight="normal" officeooo:rsid="009e0cb0" style:font-weight-asian="normal" style:font-weight-complex="normal"/>
    </style:style>
    <style:style style:name="T103" style:family="text">
      <style:text-properties fo:font-weight="normal" officeooo:rsid="00a1f770" style:font-weight-asian="normal" style:font-weight-complex="normal"/>
    </style:style>
    <style:style style:name="T104" style:family="text">
      <style:text-properties fo:font-weight="normal" officeooo:rsid="00a69172" style:font-weight-asian="normal" style:font-weight-complex="normal"/>
    </style:style>
    <style:style style:name="T105" style:family="text">
      <style:text-properties fo:font-weight="normal" officeooo:rsid="0061ba4a" style:font-weight-asian="normal" style:font-weight-complex="normal"/>
    </style:style>
    <style:style style:name="T106" style:family="text">
      <style:text-properties fo:font-weight="normal" officeooo:rsid="0062970d" style:font-weight-asian="normal" style:font-weight-complex="normal"/>
    </style:style>
    <style:style style:name="T107" style:family="text">
      <style:text-properties fo:font-weight="normal" officeooo:rsid="00a80031" style:font-weight-asian="normal" style:font-weight-complex="normal"/>
    </style:style>
    <style:style style:name="T108" style:family="text">
      <style:text-properties fo:font-weight="normal" officeooo:rsid="00a974f8" style:font-weight-asian="normal" style:font-weight-complex="normal"/>
    </style:style>
    <style:style style:name="T109" style:family="text">
      <style:text-properties fo:font-weight="normal" officeooo:rsid="00ab25cf" style:font-weight-asian="normal" style:font-weight-complex="normal"/>
    </style:style>
    <style:style style:name="T110" style:family="text">
      <style:text-properties fo:font-weight="normal" officeooo:rsid="00acebca" style:font-weight-asian="normal" style:font-weight-complex="normal"/>
    </style:style>
    <style:style style:name="T111" style:family="text">
      <style:text-properties fo:font-weight="normal" officeooo:rsid="00ad84ed" style:font-weight-asian="normal" style:font-weight-complex="normal"/>
    </style:style>
    <style:style style:name="T112" style:family="text">
      <style:text-properties fo:font-weight="normal" officeooo:rsid="00aec74e" style:font-weight-asian="normal" style:font-weight-complex="normal"/>
    </style:style>
    <style:style style:name="T113" style:family="text">
      <style:text-properties fo:font-weight="normal" officeooo:rsid="00b11719" style:font-weight-asian="normal" style:font-weight-complex="normal"/>
    </style:style>
    <style:style style:name="T114" style:family="text">
      <style:text-properties fo:font-weight="normal" officeooo:rsid="00b2d45d" style:font-weight-asian="normal" style:font-weight-complex="normal"/>
    </style:style>
    <style:style style:name="T115" style:family="text">
      <style:text-properties fo:font-weight="normal" officeooo:rsid="00b40374" style:font-weight-asian="normal" style:font-weight-complex="normal"/>
    </style:style>
    <style:style style:name="T116" style:family="text">
      <style:text-properties fo:font-weight="normal" officeooo:rsid="00a4e1b1" style:font-weight-asian="normal" style:font-weight-complex="normal"/>
    </style:style>
    <style:style style:name="T117" style:family="text">
      <style:text-properties fo:font-weight="normal" officeooo:rsid="00b5229e" style:font-weight-asian="normal" style:font-weight-complex="normal"/>
    </style:style>
    <style:style style:name="T118" style:family="text">
      <style:text-properties fo:font-weight="normal" officeooo:rsid="00b700cf" style:font-weight-asian="normal" style:font-weight-complex="normal"/>
    </style:style>
    <style:style style:name="T119" style:family="text">
      <style:text-properties fo:font-weight="normal" officeooo:rsid="00b7fa40" style:font-weight-asian="normal" style:font-weight-complex="normal"/>
    </style:style>
    <style:style style:name="T120" style:family="text">
      <style:text-properties fo:font-weight="normal" officeooo:rsid="00b87d7a" style:font-weight-asian="normal" style:font-weight-complex="normal"/>
    </style:style>
    <style:style style:name="T121" style:family="text">
      <style:text-properties fo:font-weight="normal" officeooo:rsid="00b9bfae" style:font-weight-asian="normal" style:font-weight-complex="normal"/>
    </style:style>
    <style:style style:name="T122" style:family="text">
      <style:text-properties fo:font-weight="normal" officeooo:rsid="00bb2c28" style:font-weight-asian="normal" style:font-weight-complex="normal"/>
    </style:style>
    <style:style style:name="T123" style:family="text">
      <style:text-properties fo:font-weight="normal" officeooo:rsid="00bc2f58" style:font-weight-asian="normal" style:font-weight-complex="normal"/>
    </style:style>
    <style:style style:name="T124" style:family="text">
      <style:text-properties fo:font-weight="normal" officeooo:rsid="00bdbf21" style:font-weight-asian="normal" style:font-weight-complex="normal"/>
    </style:style>
    <style:style style:name="T125" style:family="text">
      <style:text-properties fo:font-weight="normal" officeooo:rsid="00be0d20" style:font-weight-asian="normal" style:font-weight-complex="normal"/>
    </style:style>
    <style:style style:name="T126" style:family="text">
      <style:text-properties fo:font-weight="normal" officeooo:rsid="00c6e9b5" style:font-weight-asian="normal" style:font-weight-complex="normal"/>
    </style:style>
    <style:style style:name="T127" style:family="text">
      <style:text-properties fo:font-weight="normal" officeooo:rsid="00ceed35" style:font-weight-asian="normal" style:font-weight-complex="normal"/>
    </style:style>
    <style:style style:name="T128" style:family="text">
      <style:text-properties fo:font-weight="normal" officeooo:rsid="00d1818e" style:font-weight-asian="normal" style:font-weight-complex="normal"/>
    </style:style>
    <style:style style:name="T129" style:family="text">
      <style:text-properties fo:font-weight="normal" officeooo:rsid="00d36eec" style:font-weight-asian="normal" style:font-weight-complex="normal"/>
    </style:style>
    <style:style style:name="T130" style:family="text">
      <style:text-properties fo:font-weight="normal" officeooo:rsid="00d619e1" style:font-weight-asian="normal" style:font-weight-complex="normal"/>
    </style:style>
    <style:style style:name="T131" style:family="text">
      <style:text-properties fo:font-weight="normal" officeooo:rsid="00d6bba4" style:font-weight-asian="normal" style:font-weight-complex="normal"/>
    </style:style>
    <style:style style:name="T132" style:family="text">
      <style:text-properties fo:font-weight="normal" officeooo:rsid="00d702e7" style:font-weight-asian="normal" style:font-weight-complex="normal"/>
    </style:style>
    <style:style style:name="T133" style:family="text">
      <style:text-properties fo:font-weight="normal" officeooo:rsid="00d76d1f" style:font-weight-asian="normal" style:font-weight-complex="normal"/>
    </style:style>
    <style:style style:name="T134" style:family="text">
      <style:text-properties fo:font-weight="normal" officeooo:rsid="00d96ebc" style:font-weight-asian="normal" style:font-weight-complex="normal"/>
    </style:style>
    <style:style style:name="T135" style:family="text">
      <style:text-properties fo:font-weight="normal" officeooo:rsid="00d9b57b" style:font-weight-asian="normal" style:font-weight-complex="normal"/>
    </style:style>
    <style:style style:name="T136" style:family="text">
      <style:text-properties fo:font-weight="normal" officeooo:rsid="00e141dc" style:font-weight-asian="normal" style:font-weight-complex="normal"/>
    </style:style>
    <style:style style:name="T137" style:family="text">
      <style:text-properties fo:font-weight="normal" officeooo:rsid="00e3739b" style:font-weight-asian="normal" style:font-weight-complex="normal"/>
    </style:style>
    <style:style style:name="T138" style:family="text">
      <style:text-properties fo:font-weight="normal" officeooo:rsid="00e4f3a5" style:font-weight-asian="normal" style:font-weight-complex="normal"/>
    </style:style>
    <style:style style:name="T139" style:family="text">
      <style:text-properties fo:font-weight="normal" officeooo:rsid="00e539df" style:font-weight-asian="normal" style:font-weight-complex="normal"/>
    </style:style>
    <style:style style:name="T140" style:family="text">
      <style:text-properties fo:font-weight="normal" officeooo:rsid="00eaca55" style:font-weight-asian="normal" style:font-weight-complex="normal"/>
    </style:style>
    <style:style style:name="T141" style:family="text">
      <style:text-properties fo:font-weight="normal" officeooo:rsid="00ec197f" style:font-weight-asian="normal" style:font-weight-complex="normal"/>
    </style:style>
    <style:style style:name="T142" style:family="text">
      <style:text-properties fo:font-weight="normal" officeooo:rsid="00ee04bf" style:font-weight-asian="normal" style:font-weight-complex="normal"/>
    </style:style>
    <style:style style:name="T143" style:family="text">
      <style:text-properties fo:font-weight="normal" officeooo:rsid="00f28955" style:font-weight-asian="normal" style:font-weight-complex="normal"/>
    </style:style>
    <style:style style:name="T144" style:family="text">
      <style:text-properties fo:font-weight="normal" officeooo:rsid="00f4385a" style:font-weight-asian="normal" style:font-weight-complex="normal"/>
    </style:style>
    <style:style style:name="T145" style:family="text">
      <style:text-properties fo:font-weight="normal" officeooo:rsid="00f54f9a" style:font-weight-asian="normal" style:font-weight-complex="normal"/>
    </style:style>
    <style:style style:name="T146" style:family="text">
      <style:text-properties fo:font-weight="normal" officeooo:rsid="00f69db3" style:font-weight-asian="normal" style:font-weight-complex="normal"/>
    </style:style>
    <style:style style:name="T147" style:family="text">
      <style:text-properties fo:font-weight="normal" officeooo:rsid="00f6a7fb" style:font-weight-asian="normal" style:font-weight-complex="normal"/>
    </style:style>
    <style:style style:name="T148" style:family="text">
      <style:text-properties fo:font-weight="normal" officeooo:rsid="00fa5936" style:font-weight-asian="normal" style:font-weight-complex="normal"/>
    </style:style>
    <style:style style:name="T149" style:family="text">
      <style:text-properties fo:font-weight="normal" officeooo:rsid="00faa512" style:font-weight-asian="normal" style:font-weight-complex="normal"/>
    </style:style>
    <style:style style:name="T150" style:family="text">
      <style:text-properties fo:font-weight="normal" officeooo:rsid="00fd239f" style:font-weight-asian="normal" style:font-weight-complex="normal"/>
    </style:style>
    <style:style style:name="T151" style:family="text">
      <style:text-properties fo:font-weight="normal" officeooo:rsid="00fdb445" style:font-weight-asian="normal" style:font-weight-complex="normal"/>
    </style:style>
    <style:style style:name="T152" style:family="text">
      <style:text-properties fo:font-weight="normal" officeooo:rsid="00feb71c" style:font-weight-asian="normal" style:font-weight-complex="normal"/>
    </style:style>
    <style:style style:name="T153" style:family="text">
      <style:text-properties fo:font-weight="normal" officeooo:rsid="0100aaa3" style:font-weight-asian="normal" style:font-weight-complex="normal"/>
    </style:style>
    <style:style style:name="T154" style:family="text">
      <style:text-properties fo:font-weight="normal" officeooo:rsid="01024799" style:font-weight-asian="normal" style:font-weight-complex="normal"/>
    </style:style>
    <style:style style:name="T155" style:family="text">
      <style:text-properties fo:font-weight="normal" officeooo:rsid="01035c05" style:font-weight-asian="normal" style:font-weight-complex="normal"/>
    </style:style>
    <style:style style:name="T156" style:family="text">
      <style:text-properties fo:font-weight="normal" officeooo:rsid="010392d6" style:font-weight-asian="normal" style:font-weight-complex="normal"/>
    </style:style>
    <style:style style:name="T157" style:family="text">
      <style:text-properties fo:font-weight="normal" officeooo:rsid="0104848e" style:font-weight-asian="normal" style:font-weight-complex="normal"/>
    </style:style>
    <style:style style:name="T158" style:family="text">
      <style:text-properties fo:font-weight="normal" officeooo:rsid="0106b825" style:font-weight-asian="normal" style:font-weight-complex="normal"/>
    </style:style>
    <style:style style:name="T159" style:family="text">
      <style:text-properties fo:font-weight="normal" officeooo:rsid="0106e11a" style:font-weight-asian="normal" style:font-weight-complex="normal"/>
    </style:style>
    <style:style style:name="T160" style:family="text">
      <style:text-properties fo:font-weight="normal" officeooo:rsid="01071e0b" style:font-weight-asian="normal" style:font-weight-complex="normal"/>
    </style:style>
    <style:style style:name="T161" style:family="text">
      <style:text-properties fo:font-weight="normal" officeooo:rsid="01073846" style:font-weight-asian="normal" style:font-weight-complex="normal"/>
    </style:style>
    <style:style style:name="T162" style:family="text">
      <style:text-properties fo:font-weight="normal" officeooo:rsid="0107b9d7" style:font-weight-asian="normal" style:font-weight-complex="normal"/>
    </style:style>
    <style:style style:name="T163" style:family="text">
      <style:text-properties fo:font-weight="normal" officeooo:rsid="0108db01" style:font-weight-asian="normal" style:font-weight-complex="normal"/>
    </style:style>
    <style:style style:name="T164" style:family="text">
      <style:text-properties fo:font-weight="normal" officeooo:rsid="01091324" style:font-weight-asian="normal" style:font-weight-complex="normal"/>
    </style:style>
    <style:style style:name="T165" style:family="text">
      <style:text-properties fo:font-weight="normal" officeooo:rsid="010b60b9" style:font-weight-asian="normal" style:font-weight-complex="normal"/>
    </style:style>
    <style:style style:name="T166" style:family="text">
      <style:text-properties fo:font-weight="normal" officeooo:rsid="010cc1d6" style:font-weight-asian="normal" style:font-weight-complex="normal"/>
    </style:style>
    <style:style style:name="T167" style:family="text">
      <style:text-properties fo:font-weight="normal" officeooo:rsid="010e94d1" style:font-weight-asian="normal" style:font-weight-complex="normal"/>
    </style:style>
    <style:style style:name="T168" style:family="text">
      <style:text-properties fo:font-weight="normal" officeooo:rsid="010e9757" style:font-weight-asian="normal" style:font-weight-complex="normal"/>
    </style:style>
    <style:style style:name="T169" style:family="text">
      <style:text-properties fo:font-weight="normal" officeooo:rsid="010e9b48" style:font-weight-asian="normal" style:font-weight-complex="normal"/>
    </style:style>
    <style:style style:name="T170" style:family="text">
      <style:text-properties fo:font-weight="normal" officeooo:rsid="01108359" style:font-weight-asian="normal" style:font-weight-complex="normal"/>
    </style:style>
    <style:style style:name="T171" style:family="text">
      <style:text-properties fo:font-weight="normal" officeooo:rsid="011239b0" style:font-weight-asian="normal" style:font-weight-complex="normal"/>
    </style:style>
    <style:style style:name="T172" style:family="text">
      <style:text-properties fo:font-weight="normal" officeooo:rsid="011285fe" style:font-weight-asian="normal" style:font-weight-complex="normal"/>
    </style:style>
    <style:style style:name="T173" style:family="text">
      <style:text-properties fo:font-weight="normal" officeooo:rsid="011bc4c1" style:font-weight-asian="normal" style:font-weight-complex="normal"/>
    </style:style>
    <style:style style:name="T174" style:family="text">
      <style:text-properties fo:font-weight="normal" officeooo:rsid="011d2665" style:font-weight-asian="normal" style:font-weight-complex="normal"/>
    </style:style>
    <style:style style:name="T175" style:family="text">
      <style:text-properties fo:font-weight="normal" officeooo:rsid="011d8ddf" style:font-weight-asian="normal" style:font-weight-complex="normal"/>
    </style:style>
    <style:style style:name="T176" style:family="text">
      <style:text-properties fo:font-weight="normal" officeooo:rsid="00cbf871" style:font-weight-asian="normal" style:font-weight-complex="normal"/>
    </style:style>
    <style:style style:name="T177" style:family="text">
      <style:text-properties fo:font-weight="normal" officeooo:rsid="01204530" style:font-weight-asian="normal" style:font-weight-complex="normal"/>
    </style:style>
    <style:style style:name="T178" style:family="text">
      <style:text-properties fo:font-weight="normal" officeooo:rsid="0120721d" style:font-weight-asian="normal" style:font-weight-complex="normal"/>
    </style:style>
    <style:style style:name="T179" style:family="text">
      <style:text-properties fo:font-weight="normal" officeooo:rsid="012208b9" style:font-weight-asian="normal" style:font-weight-complex="normal"/>
    </style:style>
    <style:style style:name="T180" style:family="text">
      <style:text-properties fo:font-weight="normal" officeooo:rsid="0123ebd4" style:font-weight-asian="normal" style:font-weight-complex="normal"/>
    </style:style>
    <style:style style:name="T181" style:family="text">
      <style:text-properties fo:font-weight="normal" officeooo:rsid="01240fc8" style:font-weight-asian="normal" style:font-weight-complex="normal"/>
    </style:style>
    <style:style style:name="T182" style:family="text">
      <style:text-properties fo:font-style="italic" style:font-style-asian="italic" style:font-style-complex="italic"/>
    </style:style>
    <style:style style:name="T183" style:family="text">
      <style:text-properties fo:font-style="italic" officeooo:rsid="004c8b9b" style:font-style-asian="italic" style:font-style-complex="italic"/>
    </style:style>
    <style:style style:name="T184" style:family="text">
      <style:text-properties fo:font-style="italic" officeooo:rsid="0058f148" style:font-style-asian="italic" style:font-style-complex="italic"/>
    </style:style>
    <style:style style:name="T185" style:family="text">
      <style:text-properties fo:font-style="italic" officeooo:rsid="00596ef4" style:font-style-asian="italic" style:font-style-complex="italic"/>
    </style:style>
    <style:style style:name="T186" style:family="text">
      <style:text-properties fo:font-style="italic" officeooo:rsid="00dfca91" style:font-style-asian="italic" style:font-style-complex="italic"/>
    </style:style>
    <style:style style:name="T187" style:family="text">
      <style:text-properties fo:font-style="italic" fo:font-weight="normal" style:font-style-asian="italic" style:font-weight-asian="normal" style:font-style-complex="italic" style:font-weight-complex="normal"/>
    </style:style>
    <style:style style:name="T188" style:family="text">
      <style:text-properties fo:font-style="italic" fo:font-weight="normal" officeooo:rsid="00476c98" style:font-style-asian="italic" style:font-weight-asian="normal" style:font-style-complex="italic" style:font-weight-complex="normal"/>
    </style:style>
    <style:style style:name="T189" style:family="text">
      <style:text-properties fo:font-style="italic" fo:font-weight="normal" officeooo:rsid="00746e26" style:font-style-asian="italic" style:font-weight-asian="normal" style:font-style-complex="italic" style:font-weight-complex="normal"/>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normal" style:font-style-asian="normal" style:font-style-complex="normal"/>
    </style:style>
    <style:style style:name="T192" style:family="text">
      <style:text-properties fo:font-style="normal" officeooo:rsid="004c8b9b" style:font-style-asian="normal" style:font-style-complex="normal"/>
    </style:style>
    <style:style style:name="T193" style:family="text">
      <style:text-properties fo:font-style="normal" officeooo:rsid="0058f148" style:font-style-asian="normal" style:font-style-complex="normal"/>
    </style:style>
    <style:style style:name="T194" style:family="text">
      <style:text-properties fo:font-style="normal" officeooo:rsid="0083ab7c" style:font-style-asian="normal" style:font-style-complex="normal"/>
    </style:style>
    <style:style style:name="T195" style:family="text">
      <style:text-properties fo:font-style="normal" officeooo:rsid="0086a66e" style:font-style-asian="normal" style:font-style-complex="normal"/>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fo:font-style="normal" fo:font-weight="normal" officeooo:rsid="00750746" style:font-style-asian="normal" style:font-weight-asian="normal" style:font-style-complex="normal" style:font-weight-complex="normal"/>
    </style:style>
    <style:style style:name="T198" style:family="text">
      <style:text-properties fo:font-style="normal" fo:font-weight="normal" officeooo:rsid="00a2e3e4" style:font-style-asian="normal" style:font-weight-asian="normal" style:font-style-complex="normal" style:font-weight-complex="normal"/>
    </style:style>
    <style:style style:name="T199" style:family="text">
      <style:text-properties fo:font-style="normal" fo:font-weight="normal" officeooo:rsid="00608aec" style:font-style-asian="normal" style:font-weight-asian="normal" style:font-style-complex="normal" style:font-weight-complex="normal"/>
    </style:style>
    <style:style style:name="T200" style:family="text">
      <style:text-properties fo:font-style="normal" fo:font-weight="normal" officeooo:rsid="005ddcb3" style:font-style-asian="normal" style:font-weight-asian="normal" style:font-style-complex="normal" style:font-weight-complex="normal"/>
    </style:style>
    <style:style style:name="T201" style:family="text">
      <style:text-properties fo:font-style="normal" fo:font-weight="normal" officeooo:rsid="00a3ec58" style:font-style-asian="normal" style:font-weight-asian="normal" style:font-style-complex="normal" style:font-weight-complex="normal"/>
    </style:style>
    <style:style style:name="T202" style:family="text">
      <style:text-properties fo:font-style="normal" fo:font-weight="normal" officeooo:rsid="00a69172" style:font-style-asian="normal" style:font-weight-asian="normal" style:font-style-complex="normal" style:font-weight-complex="normal"/>
    </style:style>
    <style:style style:name="T203" style:family="text">
      <style:text-properties fo:font-style="normal" fo:font-weight="normal" officeooo:rsid="00e96e7a" style:font-style-asian="normal" style:font-weight-asian="normal" style:font-style-complex="normal" style:font-weight-complex="normal"/>
    </style:style>
    <style:style style:name="T204" style:family="text">
      <style:text-properties fo:font-style="normal" fo:font-weight="normal" officeooo:rsid="011bc4c1" style:font-style-asian="normal" style:font-weight-asian="normal" style:font-style-complex="normal" style:font-weight-complex="normal"/>
    </style:style>
    <style:style style:name="T205" style:family="text">
      <style:text-properties officeooo:rsid="0017299a"/>
    </style:style>
    <style:style style:name="T206" style:family="text">
      <style:text-properties officeooo:rsid="001d6ecb"/>
    </style:style>
    <style:style style:name="T207" style:family="text">
      <style:text-properties officeooo:rsid="002230e3"/>
    </style:style>
    <style:style style:name="T208" style:family="text">
      <style:text-properties officeooo:rsid="00226632"/>
    </style:style>
    <style:style style:name="T209" style:family="text">
      <style:text-properties officeooo:rsid="0024ba00"/>
    </style:style>
    <style:style style:name="T210" style:family="text">
      <style:text-properties officeooo:rsid="0026c165"/>
    </style:style>
    <style:style style:name="T211" style:family="text">
      <style:text-properties officeooo:rsid="00291519"/>
    </style:style>
    <style:style style:name="T212" style:family="text">
      <style:text-properties officeooo:rsid="002a6ea0"/>
    </style:style>
    <style:style style:name="T213" style:family="text">
      <style:text-properties officeooo:rsid="0035802a"/>
    </style:style>
    <style:style style:name="T214" style:family="text">
      <style:text-properties officeooo:rsid="003d61d6"/>
    </style:style>
    <style:style style:name="T215" style:family="text">
      <style:text-properties officeooo:rsid="003f1b08"/>
    </style:style>
    <style:style style:name="T216" style:family="text">
      <style:text-properties officeooo:rsid="004012e5"/>
    </style:style>
    <style:style style:name="T217" style:family="text">
      <style:text-properties officeooo:rsid="0040f5e4"/>
    </style:style>
    <style:style style:name="T218" style:family="text">
      <style:text-properties officeooo:rsid="00424a4a"/>
    </style:style>
    <style:style style:name="T219" style:family="text">
      <style:text-properties officeooo:rsid="00437d9b"/>
    </style:style>
    <style:style style:name="T220" style:family="text">
      <style:text-properties officeooo:rsid="00442060"/>
    </style:style>
    <style:style style:name="T221" style:family="text">
      <style:text-properties officeooo:rsid="0046598c"/>
    </style:style>
    <style:style style:name="T222" style:family="text">
      <style:text-properties officeooo:rsid="00467471"/>
    </style:style>
    <style:style style:name="T223" style:family="text">
      <style:text-properties officeooo:rsid="00476c98"/>
    </style:style>
    <style:style style:name="T224" style:family="text">
      <style:text-properties officeooo:rsid="004923e6"/>
    </style:style>
    <style:style style:name="T225" style:family="text">
      <style:text-properties officeooo:rsid="004c8b9b"/>
    </style:style>
    <style:style style:name="T226" style:family="text">
      <style:text-properties officeooo:rsid="004ff2ae"/>
    </style:style>
    <style:style style:name="T227" style:family="text">
      <style:text-properties officeooo:rsid="0050b714"/>
    </style:style>
    <style:style style:name="T228" style:family="text">
      <style:text-properties officeooo:rsid="0056e566"/>
    </style:style>
    <style:style style:name="T229" style:family="text">
      <style:text-properties officeooo:rsid="005715c1"/>
    </style:style>
    <style:style style:name="T230" style:family="text">
      <style:text-properties officeooo:rsid="0058f148"/>
    </style:style>
    <style:style style:name="T231" style:family="text">
      <style:text-properties style:font-name="Times New Roman" fo:font-size="10pt" style:font-size-asian="10pt" style:font-size-complex="10pt"/>
    </style:style>
    <style:style style:name="T232" style:family="text">
      <style:text-properties style:font-name="Times New Roman" fo:font-size="10pt" officeooo:rsid="0099822a" style:font-size-asian="10pt" style:font-size-complex="10pt"/>
    </style:style>
    <style:style style:name="T233" style:family="text">
      <style:text-properties style:font-name="Times New Roman" fo:font-size="10pt" fo:font-style="italic" style:font-size-asian="10pt" style:font-style-asian="italic" style:font-size-complex="10pt" style:font-style-complex="italic"/>
    </style:style>
    <style:style style:name="T234" style:family="text">
      <style:text-properties style:font-name="Times New Roman" fo:font-size="10pt" fo:font-style="italic" officeooo:rsid="0099822a" style:font-size-asian="10pt" style:font-style-asian="italic" style:font-size-complex="10pt" style:font-style-complex="italic"/>
    </style:style>
    <style:style style:name="T235" style:family="text">
      <style:text-properties style:font-name="Times New Roman" fo:font-size="10pt" fo:font-style="normal" style:font-size-asian="10pt" style:font-style-asian="normal" style:font-size-complex="10pt" style:font-style-complex="normal"/>
    </style:style>
    <style:style style:name="T236" style:family="text">
      <style:text-properties style:font-name="Times New Roman" fo:font-size="10pt" fo:font-style="normal" officeooo:rsid="0099822a" style:font-size-asian="10pt" style:font-style-asian="normal" style:font-size-complex="10pt" style:font-style-complex="normal"/>
    </style:style>
    <style:style style:name="T237" style:family="text">
      <style:text-properties style:font-name="Times New Roman" fo:font-weight="normal" style:font-weight-asian="normal" style:font-weight-complex="normal"/>
    </style:style>
    <style:style style:name="T238" style:family="text">
      <style:text-properties officeooo:rsid="00596ef4"/>
    </style:style>
    <style:style style:name="T239" style:family="text">
      <style:text-properties officeooo:rsid="005cd200"/>
    </style:style>
    <style:style style:name="T240" style:family="text">
      <style:text-properties officeooo:rsid="005d988b"/>
    </style:style>
    <style:style style:name="T241" style:family="text">
      <style:text-properties officeooo:rsid="005ddcb3"/>
    </style:style>
    <style:style style:name="T242" style:family="text">
      <style:text-properties officeooo:rsid="005ec3e5"/>
    </style:style>
    <style:style style:name="T243" style:family="text">
      <style:text-properties fo:color="#000000"/>
    </style:style>
    <style:style style:name="T244" style:family="text">
      <style:text-properties fo:color="#000000" officeooo:rsid="006361ab"/>
    </style:style>
    <style:style style:name="T245" style:family="text">
      <style:text-properties fo:color="#000000" style:font-name="Times New Roman" fo:font-size="10pt" style:font-size-asian="10pt" style:font-size-complex="10pt"/>
    </style:style>
    <style:style style:name="T246" style:family="text">
      <style:text-properties fo:color="#000000" style:font-name="Times New Roman" fo:font-size="10pt" officeooo:rsid="002a6ea0" style:font-size-asian="10pt" style:font-size-complex="10pt"/>
    </style:style>
    <style:style style:name="T247" style:family="text">
      <style:text-properties fo:color="#000000" style:font-name="Times New Roman" fo:font-size="10pt" fo:font-style="italic" style:font-size-asian="10pt" style:font-style-asian="italic" style:font-size-complex="10pt"/>
    </style:style>
    <style:style style:name="T248" style:family="text">
      <style:text-properties fo:color="#000000" style:font-name="Times New Roman" fo:font-size="10pt" fo:font-style="italic" style:font-size-asian="10pt" style:font-size-complex="10pt"/>
    </style:style>
    <style:style style:name="T249" style:family="text">
      <style:text-properties fo:color="#000000" style:font-name="Times New Roman" fo:font-size="10pt" fo:font-style="normal" style:font-size-asian="10pt" style:font-style-asian="normal" style:font-size-complex="10pt"/>
    </style:style>
    <style:style style:name="T250" style:family="text">
      <style:text-properties fo:color="#000000" style:font-name="Times New Roman" fo:font-size="13pt" fo:font-weight="normal" style:font-size-asian="13pt" style:font-weight-asian="normal" style:font-weight-complex="normal"/>
    </style:style>
    <style:style style:name="T251" style:family="text">
      <style:text-properties fo:color="#000000" style:font-name="Times New Roman" fo:font-size="12pt" fo:font-weight="normal" style:font-size-asian="12pt" style:font-weight-asian="normal" style:font-size-complex="12pt" style:font-weight-complex="normal"/>
    </style:style>
    <style:style style:name="T252" style:family="text">
      <style:text-properties fo:color="#000000" style:font-name="Times New Roman" fo:font-size="12pt" fo:font-weight="normal" officeooo:rsid="00d36eec" style:font-size-asian="12pt" style:font-weight-asian="normal" style:font-size-complex="12pt" style:font-weight-complex="normal"/>
    </style:style>
    <style:style style:name="T253" style:family="text">
      <style:text-properties fo:color="#000000" officeooo:rsid="00dbc626"/>
    </style:style>
    <style:style style:name="T254" style:family="text">
      <style:text-properties fo:color="#000000" officeooo:rsid="00dd94df"/>
    </style:style>
    <style:style style:name="T255" style:family="text">
      <style:text-properties officeooo:rsid="006ba234"/>
    </style:style>
    <style:style style:name="T256" style:family="text">
      <style:text-properties officeooo:rsid="006e4000"/>
    </style:style>
    <style:style style:name="T257" style:family="text">
      <style:text-properties officeooo:rsid="006e729c"/>
    </style:style>
    <style:style style:name="T258" style:family="text">
      <style:text-properties officeooo:rsid="00702784"/>
    </style:style>
    <style:style style:name="T259" style:family="text">
      <style:text-properties fo:color="#ff3333"/>
    </style:style>
    <style:style style:name="T260" style:family="text">
      <style:text-properties fo:color="#ff3333" fo:font-style="italic" fo:font-weight="normal" officeooo:rsid="00746e26" style:font-style-asian="italic" style:font-weight-asian="normal" style:font-style-complex="italic" style:font-weight-complex="normal"/>
    </style:style>
    <style:style style:name="T261" style:family="text">
      <style:text-properties fo:color="#ff3333" fo:font-style="italic" officeooo:rsid="0086a66e" style:font-style-asian="italic" style:font-style-complex="italic"/>
    </style:style>
    <style:style style:name="T262" style:family="text">
      <style:text-properties fo:color="#ff3333" fo:font-style="italic" officeooo:rsid="008b81e6" style:font-style-asian="italic" style:font-style-complex="italic"/>
    </style:style>
    <style:style style:name="T263" style:family="text">
      <style:text-properties fo:color="#ff3333" officeooo:rsid="008462f8"/>
    </style:style>
    <style:style style:name="T264" style:family="text">
      <style:text-properties fo:color="#ff3333" fo:font-style="normal" fo:font-weight="normal" style:font-style-asian="normal" style:font-weight-asian="normal" style:font-style-complex="normal" style:font-weight-complex="normal"/>
    </style:style>
    <style:style style:name="T265" style:family="text">
      <style:text-properties officeooo:rsid="00748902"/>
    </style:style>
    <style:style style:name="T266" style:family="text">
      <style:text-properties officeooo:rsid="0078cfba"/>
    </style:style>
    <style:style style:name="T267" style:family="text">
      <style:text-properties officeooo:rsid="0079bc00"/>
    </style:style>
    <style:style style:name="T268" style:family="text">
      <style:text-properties officeooo:rsid="007ac31b"/>
    </style:style>
    <style:style style:name="T269" style:family="text">
      <style:text-properties officeooo:rsid="007cb799"/>
    </style:style>
    <style:style style:name="T270" style:family="text">
      <style:text-properties officeooo:rsid="007e24cc"/>
    </style:style>
    <style:style style:name="T271" style:family="text">
      <style:text-properties officeooo:rsid="0081dd8a"/>
    </style:style>
    <style:style style:name="T272" style:family="text">
      <style:text-properties officeooo:rsid="0082e8e3"/>
    </style:style>
    <style:style style:name="T273" style:family="text">
      <style:text-properties officeooo:rsid="0083ab7c"/>
    </style:style>
    <style:style style:name="T274" style:family="text">
      <style:text-properties officeooo:rsid="0086a66e"/>
    </style:style>
    <style:style style:name="T275" style:family="text">
      <style:text-properties officeooo:rsid="00873385"/>
    </style:style>
    <style:style style:name="T276" style:family="text">
      <style:text-properties officeooo:rsid="008b81e6"/>
    </style:style>
    <style:style style:name="T277" style:family="text">
      <style:text-properties officeooo:rsid="008da0c5"/>
    </style:style>
    <style:style style:name="T278" style:family="text">
      <style:text-properties officeooo:rsid="008f2c17"/>
    </style:style>
    <style:style style:name="T279" style:family="text">
      <style:text-properties style:text-position="super 58%"/>
    </style:style>
    <style:style style:name="T280" style:family="text">
      <style:text-properties officeooo:rsid="008fcb6f"/>
    </style:style>
    <style:style style:name="T281" style:family="text">
      <style:text-properties officeooo:rsid="0092e02c"/>
    </style:style>
    <style:style style:name="T282" style:family="text">
      <style:text-properties officeooo:rsid="00941227"/>
    </style:style>
    <style:style style:name="T283" style:family="text">
      <style:text-properties officeooo:rsid="0094dc97"/>
    </style:style>
    <style:style style:name="T284" style:family="text">
      <style:text-properties officeooo:rsid="00989575"/>
    </style:style>
    <style:style style:name="T285" style:family="text">
      <style:text-properties officeooo:rsid="00995e42"/>
    </style:style>
    <style:style style:name="T286" style:family="text">
      <style:text-properties officeooo:rsid="0099822a"/>
    </style:style>
    <style:style style:name="T287" style:family="text">
      <style:text-properties officeooo:rsid="009a1ed4"/>
    </style:style>
    <style:style style:name="T288" style:family="text">
      <style:text-properties officeooo:rsid="009a6e7e"/>
    </style:style>
    <style:style style:name="T289" style:family="text">
      <style:text-properties officeooo:rsid="009c4bc5"/>
    </style:style>
    <style:style style:name="T290" style:family="text">
      <style:text-properties officeooo:rsid="009cbfd1"/>
    </style:style>
    <style:style style:name="T291" style:family="text">
      <style:text-properties officeooo:rsid="00a1f770"/>
    </style:style>
    <style:style style:name="T292" style:family="text">
      <style:text-properties officeooo:rsid="00a3ec58"/>
    </style:style>
    <style:style style:name="T293" style:family="text">
      <style:text-properties officeooo:rsid="00617cc0"/>
    </style:style>
    <style:style style:name="T294" style:family="text">
      <style:text-properties officeooo:rsid="00a4e1b1"/>
    </style:style>
    <style:style style:name="T295" style:family="text">
      <style:text-properties officeooo:rsid="00a974f8"/>
    </style:style>
    <style:style style:name="T296" style:family="text">
      <style:text-properties officeooo:rsid="00b7fa40"/>
    </style:style>
    <style:style style:name="T297" style:family="text">
      <style:text-properties officeooo:rsid="00b87d7a"/>
    </style:style>
    <style:style style:name="T298" style:family="text">
      <style:text-properties officeooo:rsid="00bc60c7"/>
    </style:style>
    <style:style style:name="T299" style:family="text">
      <style:text-properties officeooo:rsid="00bdbf21"/>
    </style:style>
    <style:style style:name="T300" style:family="text">
      <style:text-properties officeooo:rsid="00c07234"/>
    </style:style>
    <style:style style:name="T301" style:family="text">
      <style:text-properties officeooo:rsid="00c253c2"/>
    </style:style>
    <style:style style:name="T302" style:family="text">
      <style:text-properties officeooo:rsid="00c3aaab"/>
    </style:style>
    <style:style style:name="T303" style:family="text">
      <style:text-properties officeooo:rsid="00c41b47"/>
    </style:style>
    <style:style style:name="T304" style:family="text">
      <style:text-properties officeooo:rsid="00c4688c"/>
    </style:style>
    <style:style style:name="T305" style:family="text">
      <style:text-properties officeooo:rsid="00cbf871"/>
    </style:style>
    <style:style style:name="T306" style:family="text">
      <style:text-properties officeooo:rsid="00ceed35"/>
    </style:style>
    <style:style style:name="T307" style:family="text">
      <style:text-properties officeooo:rsid="00d12db7"/>
    </style:style>
    <style:style style:name="T308" style:family="text">
      <style:text-properties officeooo:rsid="00d248bb"/>
    </style:style>
    <style:style style:name="T309" style:family="text">
      <style:text-properties officeooo:rsid="00d76d1f"/>
    </style:style>
    <style:style style:name="T310" style:family="text">
      <style:text-properties officeooo:rsid="00d78787"/>
    </style:style>
    <style:style style:name="T311" style:family="text">
      <style:text-properties officeooo:rsid="00db9355"/>
    </style:style>
    <style:style style:name="T312" style:family="text">
      <style:text-properties officeooo:rsid="00dd94df"/>
    </style:style>
    <style:style style:name="T313" style:family="text">
      <style:text-properties officeooo:rsid="00dfca91"/>
    </style:style>
    <style:style style:name="T314" style:family="text">
      <style:text-properties fo:font-variant="normal" fo:text-transform="none" fo:color="#000000" fo:letter-spacing="normal"/>
    </style:style>
    <style:style style:name="T315" style:family="text">
      <style:text-properties fo:font-variant="normal" fo:text-transform="none" fo:color="#000000" fo:letter-spacing="normal" fo:font-style="normal" fo:font-weight="normal"/>
    </style:style>
    <style:style style:name="T316" style:family="text">
      <style:text-properties fo:font-variant="normal" fo:text-transform="none" fo:color="#000000" fo:letter-spacing="normal" fo:font-style="italic" fo:font-weight="normal"/>
    </style:style>
    <style:style style:name="T317" style:family="text">
      <style:text-properties fo:font-variant="normal" fo:text-transform="none" fo:color="#000000" style:font-name="Times New Roman" fo:font-size="10pt" fo:letter-spacing="normal" fo:font-style="normal" fo:font-weight="normal" style:font-size-asian="10pt" style:font-size-complex="10pt"/>
    </style:style>
    <style:style style:name="T318" style:family="text">
      <style:text-properties fo:font-variant="normal" fo:text-transform="none" fo:color="#000000" style:font-name="Times New Roman" fo:font-size="10pt" fo:letter-spacing="normal" fo:font-style="italic" fo:font-weight="normal" style:font-size-asian="10pt" style:font-size-complex="10pt"/>
    </style:style>
    <style:style style:name="T319" style:family="text">
      <style:text-properties officeooo:rsid="00e2d1dd"/>
    </style:style>
    <style:style style:name="T320" style:family="text">
      <style:text-properties officeooo:rsid="00e96e7a"/>
    </style:style>
    <style:style style:name="T321" style:family="text">
      <style:text-properties officeooo:rsid="00eb0b85"/>
    </style:style>
    <style:style style:name="T322" style:family="text">
      <style:text-properties officeooo:rsid="00efbafc"/>
    </style:style>
    <style:style style:name="T323" style:family="text">
      <style:text-properties officeooo:rsid="00fd239f"/>
    </style:style>
    <style:style style:name="T324" style:family="text">
      <style:text-properties officeooo:rsid="010392d6"/>
    </style:style>
    <style:style style:name="T325" style:family="text">
      <style:text-properties officeooo:rsid="0104848e"/>
    </style:style>
    <style:style style:name="T326" style:family="text">
      <style:text-properties officeooo:rsid="0106b825"/>
    </style:style>
    <style:style style:name="T327" style:family="text">
      <style:text-properties officeooo:rsid="0107b9d7"/>
    </style:style>
    <style:style style:name="T328" style:family="text">
      <style:text-properties officeooo:rsid="010e94d1"/>
    </style:style>
    <style:style style:name="T329" style:family="text">
      <style:text-properties officeooo:rsid="010e9757"/>
    </style:style>
    <style:style style:name="T330" style:family="text">
      <style:text-properties officeooo:rsid="01108359"/>
    </style:style>
    <style:style style:name="T331" style:family="text">
      <style:text-properties officeooo:rsid="0113dc9d"/>
    </style:style>
    <style:style style:name="T332" style:family="text">
      <style:text-properties officeooo:rsid="01158d33"/>
    </style:style>
    <style:style style:name="T333" style:family="text">
      <style:text-properties officeooo:rsid="01176d37"/>
    </style:style>
    <style:style style:name="T334" style:family="text">
      <style:text-properties officeooo:rsid="01194e9c"/>
    </style:style>
    <style:style style:name="T335" style:family="text">
      <style:text-properties officeooo:rsid="0119b20a"/>
    </style:style>
    <style:style style:name="T336" style:family="text">
      <style:text-properties officeooo:rsid="011d8ddf"/>
    </style:style>
    <style:style style:name="T337" style:family="text">
      <style:text-properties officeooo:rsid="01204530"/>
    </style:style>
    <style:style style:name="T338" style:family="text">
      <style:text-properties style:text-underline-style="none" fo:font-weight="normal" style:font-weight-asian="normal" style:font-weight-complex="normal"/>
    </style:style>
    <style:style style:name="T339" style:family="text">
      <style:text-properties style:text-underline-style="none" fo:font-weight="normal" officeooo:rsid="00491c3d" style:font-weight-asian="normal" style:font-weight-complex="normal"/>
    </style:style>
    <style:style style:name="T340" style:family="text">
      <style:text-properties style:text-underline-style="none" fo:font-weight="normal" officeooo:rsid="00723a09" style:font-weight-asian="normal" style:font-weight-complex="normal"/>
    </style:style>
    <style:style style:name="T341" style:family="text">
      <style:text-properties style:text-underline-style="none" fo:font-weight="normal" officeooo:rsid="00b7fa40" style:font-weight-asian="normal" style:font-weight-complex="normal"/>
    </style:style>
    <style:style style:name="T342" style:family="text">
      <style:text-properties officeooo:rsid="012208b9"/>
    </style:style>
    <style:style style:name="T343" style:family="text">
      <style:text-properties officeooo:rsid="0123ebd4"/>
    </style:style>
    <style:style style:name="T34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5"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46"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Introduction</text:p>
      <text:p text:style-name="P72">'Paraquat is the B.S.I. (British Standards Institution) common name of the cation 1,1'-dimethyl-4,4'-bipyridylium, which is available as the dichloride of the di(methyl sulphate).'<text:note text:id="ftn1" text:note-class="footnote"><text:note-citation>1</text:note-citation><text:note-body><text:p text:style-name="P185"><text:span text:style-name="T230">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16">(ICI)</text:span>. <text:span text:style-name="T215">First synthesised in the nineteenth century and used as a redox indicator dye,</text:span><text:span text:style-name="T215"><text:note text:id="ftn2" text:note-class="footnote"><text:note-citation>2</text:note-citation><text:note-body><text:p text:style-name="P128">Howard, 1982, <text:span text:style-name="T182">Paraquat: Uses and Misuses</text:span>, MD thesis, University of Edinburgh, <text:span text:style-name="T255">p2.</text:span></text:p></text:note-body></text:note></text:span><text:span text:style-name="T215"> t</text:span>he <text:span text:style-name="T215">herbicidal </text:span>potential <text:span text:style-name="T215">of the group of chemicals it belongs to, the quaternary bipyridyls,</text:span> was first observed <text:span text:style-name="T216">by ICI </text:span>in 1947 and work started in earnest on paraquat <text:span text:style-name="T215">and diquat weedkillers </text:span>from 1955. An agricultural paraquat product, Gramoxone W, became available to farmers and horticulturalists in 1962, followed in 1965 by <text:span text:style-name="T207">a less concentrated version</text:span> for amateur gardeners <text:span text:style-name="T207">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11">of use </text:span>set by the product makers. </text:p>
      <text:p text:style-name="Standard"/>
      <text:p text:style-name="P55">Development of paraquat</text:p>
      <text:p text:style-name="P81"><text:span text:style-name="T47">The bipyridyl herbicides, paraquat and diquat, are known as “contact” herbicides, meaning that they kill plants by being absorbed through leaves. They are</text:span><text:span text:style-name="T3"> rapidly inactivated </text:span><text:span text:style-name="T47">by</text:span><text:span text:style-name="T3"> the soil, which dampened enthusiasm raised by it's unusual herbicidal strength. </text:span><text:span text:style-name="T47">They are also unselective, killing all plants.</text:span><text:span text:style-name="T3"> </text:span><text:span text:style-name="T47">These three qualities hailed the bipyridyls as different from other available herbicides.</text:span><text:span text:style-name="T3"> Recently developed weedkillers on the market such as Fison's simazine were </text:span><text:span text:style-name="T144">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7">and </text:span><text:span text:style-name="T3">was</text:span><text:span text:style-name="T47"> taken up through the roots and then disrupting the growth hormones of the plant</text:span><text:span text:style-name="T3">. </text:span><text:span text:style-name="T47">This selectively killed broadleaved plants, meaning that grass-like crop plants like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8">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186">Bradbury, McCarthy and Suckling, “Patterns of Innovation Part III – The bipyridyl herbicides, <text:span text:style-name="T182">Chemistry and Industry</text:span><text:span text:style-name="T191">, 4 March 1972</text:span>, p195; </text:p></text:note-body></text:note></text:span><text:span text:style-name="T3"> </text:span><text:span text:style-name="T3"><office:annotation><dc:creator>Unknown Author</dc:creator><dc:date>2014-02-14T13:55:48</dc:date><text:list text:continue-numbering="true" text:style-name=""><text:list-item><text:p text:style-name="P323"><text:span text:style-name="T346">I can't tell from my source whether this is a survey of agricultural users, but I suspect it might be. Maybe the Catalyst archives?</text:span></text:p></text:list-item></text:list></office:annotation></text:span></text:p>
      <text:p text:style-name="P15"/>
      <text:p text:style-name="P121"><text:span text:style-name="T144">If </text:span><text:span text:style-name="T145">ICI</text:span><text:span text:style-name="T144">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44">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78"/>
      <text:p text:style-name="P121"><text:span text:style-name="T145">One person in particular has been identified as weaving together the problem scenarios and the particular qualities of paraquat. </text:span><text:span text:style-name="T3">Chemist William (Bill) Boon viewed inactivation </text:span><text:span text:style-name="T145">by soil </text:span><text:span text:style-name="T3">as a useful property and persuaded his reluctant colleagues that paraquat was worth developing </text:span><text:span text:style-name="T145">as part of a completely new method of farming</text:span><text:span text:style-name="T3">. Bradbury </text:span><text:span text:style-name="T187">et al</text:span><text:span text:style-name="T3"> identified Boon as the 'product champion' </text:span><text:span text:style-name="T46">u</text:span><text:span text:style-name="T3">sing Schon's dissection of successful innovation.</text:span><text:span text:style-name="T3"><text:note text:id="ftn5" text:note-class="footnote"><text:note-citation>5</text:note-citation><text:note-body><text:p text:style-name="P263">Bradbury, McCarthy and Suckling, “Patterns of Innovation Part III – The bipyridyl herbicides, <text:span text:style-name="T182">Chemistry and Industry</text:span><text:span text:style-name="T191">, 4 March 1972</text:span>,</text:p></text:note-body></text:note></text:span><text:span text:style-name="T3"> </text:span><text:span text:style-name="T155">Schon described the champion as 'willing to put himself on the line for an idea of doubtful success... he is capable of using any and every means of informal sales and pressure in order to succeed'. </text:span><text:span text:style-name="T156">Without a champion, the idea would fail as the person in this role works to overcome resistance within the organisation.</text:span><text:span text:style-name="T155"><text:note text:id="ftn175" text:note-class="footnote"><text:note-citation>6</text:note-citation><text:note-body><text:p text:style-name="P253">DA Schon, 1963, "Champions for Radical New Inventions", Harvard Business Review <text:span text:style-name="T324">pp77-86,</text:span> p84</text:p></text:note-body></text:note></text:span><text:span text:style-name="T3">As champion for the </text:span><text:soft-page-break/><text:span text:style-name="T3">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7">written into</text:span><text:span text:style-name="T3"> company histories,</text:span><text:span text:style-name="T3"><text:note text:id="ftn6" text:note-class="footnote"><text:note-citation>7</text:note-citation><text:note-body><text:p text:style-name="P187">Kennedy <text:span text:style-name="T230">1993 </text:span><text:span text:style-name="T182">ICI: The Company That Changed Our Lives</text:span>; Reade<text:span text:style-name="T230">r, 1970, </text:span><text:span text:style-name="T184">Imperial Chemical Industries A History</text:span><text:span text:style-name="T230">, Vol 2</text:span> </text:p></text:note-body></text:note></text:span><text:span text:style-name="T3"> </text:span><text:span text:style-name="T47">and </text:span><text:span text:style-name="T3">even in accounts written by members of ICI </text:span><text:span text:style-name="T47">his name dominates.</text:span><text:span text:style-name="T3"><text:note text:id="ftn7" text:note-class="footnote"><text:note-citation>8</text:note-citation><text:note-body><text:p text:style-name="P188">Bradbury <text:span text:style-name="T184">et al</text:span><text:span text:style-name="T230"> </text:span><text:span text:style-name="T193">1972</text:span>; Wain, <text:span text:style-name="T191">“</text:span><text:span text:style-name="T235">William Robert Boon. 20 March 1911-28 October 1994”</text:span><text:span text:style-name="T233"> Biographical Memoirs of Fellows of the Royal Society</text:span><text:span text:style-name="T231">, Vol. 43 (Nov., 1997), pp. 134-141 </text:span></text:p></text:note-body></text:note></text:span><text:span text:style-name="T3"> Boon retired from ICI in 1973, and apart from the </text:span><text:span text:style-name="T48">material</text:span><text:span text:style-name="T3"> Kennedy </text:span><text:span text:style-name="T48">presents from her interview with the scientist,</text:span><text:span text:style-name="T3"><text:note text:id="ftn8" text:note-class="footnote"><text:note-citation>9</text:note-citation><text:note-body><text:p text:style-name="P189">Kennedy<text:span text:style-name="T182">, </text:span><text:span text:style-name="T193">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345">**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10</text:note-citation><text:note-body><text:p text:style-name="P190">“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55">Company history</text:p>
      <text:p text:style-name="P73"><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5">m</text:span><text:span text:style-name="T9"> ICI could not rely upon to always promote their products above others.</text:span><text:span text:style-name="T9"><text:note text:id="ftn10" text:note-class="footnote"><text:note-citation>11</text:note-citation><text:note-body><text:p text:style-name="P123">Reader, <text:s/><text:span text:style-name="T206">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1"><text:span text:style-name="T9">G</text:span><text:span text:style-name="T6">rass feeding and silage were areas that ICI had been very active in since the 1930s, when they were building up their fertiliser sales, </text:span><text:span text:style-name="T49">and developing a network to sell</text:span><text:span text:style-name="T6"> direct to farmers. </text:span><text:span text:style-name="T49">ICI</text:span><text:span text:style-name="T6"> work</text:span><text:span text:style-name="T49">ed</text:span><text:span text:style-name="T6"> out methods using caustic soda </text:span><text:span text:style-name="T58">(manufactured by ICI)</text:span><text:span text:style-name="T6"> to break down straw, </text:span><text:span text:style-name="T49">creating a</text:span><text:span text:style-name="T6"> starchy feed </text:span><text:span text:style-name="T49">that could </text:span><text:span text:style-name="T6">supplem</text:span><text:span text:style-name="T17">ent</text:span><text:span text:style-name="T6"> </text:span><text:span text:style-name="T49">a diet of </text:span><text:span text:style-name="T6">dried grass </text:span><text:span text:style-name="T58">for cattle</text:span><text:span text:style-name="T6">. </text:span><text:span text:style-name="T49">The company also cultivated contacts in government, which enhanced the visibility of their research and </text:span><text:span text:style-name="T6">lobb</text:span><text:span text:style-name="T49">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2</text:note-citation><text:note-body><text:p text:style-name="P122">Reader, p282-285.</text:p></text:note-body></text:note></text:span><text:span text:style-name="T6"> </text:span></text:p>
      <text:p text:style-name="P4"/>
      <text:p text:style-name="P85"><text:span text:style-name="T12">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3</text:note-citation><text:note-body><text:p text:style-name="P191"><text:span text:style-name="T283">ed. FC Peacock, </text:span><text:span text:style-name="T182">Jealott's Hill </text:span><text:span text:style-name="T185">Fifty years of Agricultural Research 1928 – 1978</text:span><text:span text:style-name="T238">, (1978), p</text:span></text:p></text:note-body></text:note></text:span><text:span text:style-name="T3"> </text:span></text:p>
      <text:p text:style-name="P4"/>
      <text:p text:style-name="P70"><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4</text:note-citation><text:note-body><text:p text:style-name="P184"><text:span text:style-name="T212">Quirke, 2005</text:span><text:span text:style-name="T246"> </text:span><text:span text:style-name="T317">'From evidence to market: Alfred Spinks' 1953 survey of fields for pharmacological research, and the origins of ICI's cardiovascular programme', in V. Berridge and K. Loughlin (eds),</text:span><text:span text:style-name="T318">Medicine, the market and the mass media: producing health in the twentieth century</text:span><text:span text:style-name="T317">(London: Routledge, 2005), pp. 146-71</text:span><text:span text:style-name="T248">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5</text:note-citation><text:note-body><text:p text:style-name="P125">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6</text:note-citation><text:note-body><text:p text:style-name="P124">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346">Or maybe development was on hold while the 1958 market survey mentioned earlier was in progress? Perhaps the Catalyst archives will help here.</text:span></text:p></office:annotation></text:span><text:span text:style-name="T3"> </text:span></text:p>
      <text:p text:style-name="P55"/>
      <text:p text:style-name="P2"><text:span text:style-name="T190">Introduce </text:span>General Chemicals, or Mond division <text:span text:style-name="T190">so that when they are mentioned later re. Bradbury it makes more sense. </text:span><text:s/></text:p>
      <text:p text:style-name="P55"/>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7</text:note-citation><text:note-body><text:p text:style-name="P191"><text:span text:style-name="T283">ed. FC Peacock, </text:span><text:span text:style-name="T182">Jealott's Hill </text:span><text:span text:style-name="T185">Fifty years of Agricultural Research 1928 – 1978</text:span><text:span text:style-name="T238">, (1978), p8.</text:span></text:p></text:note-body></text:note></text:span></text:p>
      <text:p text:style-name="P55"/>
      <text:p text:style-name="P75"><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8</text:note-citation><text:note-body><text:p text:style-name="P192">Kennedy, p146</text:p></text:note-body></text:note></text:span><text:span text:style-name="T3"> Bradbury describes Plant Protection as able to call directly on Mond for help to make paraquat, although he </text:span><text:span text:style-name="T59">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9</text:note-citation><text:note-body><text:p text:style-name="P193">Bradbury <text:span text:style-name="T182">et al </text:span></text:p></text:note-body></text:note></text:span><text:span text:style-name="T3"> Paraquat was different as researchers and engineers at one </text:span><text:soft-page-break/><text:span text:style-name="T3">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20</text:note-citation><text:note-body><text:p text:style-name="P194">Wain, 1994, p140</text:p></text:note-body></text:note></text:span><text:span text:style-name="T3"><office:annotation><dc:creator>Unknown Author</dc:creator><dc:date>2014-01-31T14:43:21</dc:date><text:p><text:span text:style-name="T345">**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9">“so complex that it assured a virtual monopoly of manufacture”</text:span><text:span text:style-name="T3">.</text:span><text:span text:style-name="T3"><text:note text:id="ftn20" text:note-class="footnote"><text:note-citation>21</text:note-citation><text:note-body><text:p text:style-name="P195">Kennedy, p146</text:p></text:note-body></text:note></text:span><text:span text:style-name="T3"> </text:span><text:span text:style-name="T3"><office:annotation><dc:creator>Unknown Author</dc:creator><dc:date>2014-01-31T14:43:33</dc:date><text:p><text:span text:style-name="T345">**find patent details to back this up**</text:span></text:p></office:annotation></text:span></text:p>
      <text:p text:style-name="P55"/>
      <text:p text:style-name="Standard"><text:span text:style-name="T3">Th</text:span><text:span text:style-name="T49">e</text:span><text:span text:style-name="T3"> </text:span><text:span text:style-name="T49">timeline</text:span><text:span text:style-name="T3"> of paraquat </text:span><text:span text:style-name="T59">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1" text:note-class="footnote"><text:note-citation>22</text:note-citation><text:note-body><text:p text:style-name="P196">“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6">y could generate the</text:span><text:span text:style-name="T3"> demand, to go ahead product with development and to continue investing in improving the manufacturing process. </text:span><text:span text:style-name="T146">Publicly staking out the potential for the herbicide in this way would also help to establish ICI's priority and corner the market for any similar products from would-be competitors. </text:span></text:p>
      <text:p text:style-name="P55"/>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264">Date</text:p>
            </table:table-cell>
            <table:table-cell table:style-name="ICItimeline.A1" office:value-type="string">
              <text:p text:style-name="P265">Regulation/context</text:p>
            </table:table-cell>
            <table:table-cell table:style-name="ICItimeline.A1" office:value-type="string">
              <text:p text:style-name="P266">ICI Activity</text:p>
            </table:table-cell>
            <table:table-cell table:style-name="ICItimeline.D1" office:value-type="string">
              <text:p text:style-name="P267">Paraquat Event</text:p>
            </table:table-cell>
          </table:table-row>
        </table:table-header-rows>
        <table:table-row>
          <table:table-cell table:style-name="ICItimeline.A2" office:value-type="string">
            <text:p text:style-name="P268">1883</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8">Paraquat first synthesised, used as redox indicator (not ICI)</text:p>
          </table:table-cell>
        </table:table-row>
        <table:table-row>
          <table:table-cell table:style-name="ICItimeline.A2" office:value-type="string">
            <text:p text:style-name="P272">1924</text:p>
          </table:table-cell>
          <table:table-cell table:style-name="ICItimeline.A2" office:value-type="string">
            <text:p text:style-name="P272">Labelling of Poisons Order</text:p>
          </table:table-cell>
          <table:table-cell table:style-name="ICItimeline.A2" office:value-type="string">
            <text:p text:style-name="P269"/>
          </table:table-cell>
          <table:table-cell table:style-name="ICItimeline.D2" office:value-type="string">
            <text:p text:style-name="P269"/>
          </table:table-cell>
        </table:table-row>
        <table:table-row>
          <table:table-cell table:style-name="ICItimeline.A2" office:value-type="string">
            <text:p text:style-name="P269">1927</text:p>
          </table:table-cell>
          <table:table-cell table:style-name="ICItimeline.A2" office:value-type="string">
            <text:p text:style-name="P269"/>
          </table:table-cell>
          <table:table-cell table:style-name="ICItimeline.A2" office:value-type="string">
            <text:p text:style-name="P269"><text:span text:style-name="T208">ICI b</text:span>ought Jealott's Hill <text:span text:style-name="T208">farm</text:span>, set up propaganda unit</text:p>
          </table:table-cell>
          <table:table-cell table:style-name="ICItimeline.D2" office:value-type="string">
            <text:p text:style-name="P269"/>
          </table:table-cell>
        </table:table-row>
        <table:table-row>
          <table:table-cell table:style-name="ICItimeline.A2" office:value-type="string">
            <text:p text:style-name="P269">1937</text:p>
          </table:table-cell>
          <table:table-cell table:style-name="ICItimeline.A2" office:value-type="string">
            <text:p text:style-name="P269"/>
          </table:table-cell>
          <table:table-cell table:style-name="ICItimeline.A2" office:value-type="string">
            <text:p text:style-name="P269">Formed Plant Protection Limited with Cooper McDougal and Robinson</text:p>
          </table:table-cell>
          <table:table-cell table:style-name="ICItimeline.D2" office:value-type="string">
            <text:p text:style-name="P269"/>
          </table:table-cell>
        </table:table-row>
        <table:table-row>
          <table:table-cell table:style-name="ICItimeline.A2" office:value-type="string">
            <text:p text:style-name="P272">194<text:span text:style-name="T323">2</text:span></text:p>
          </table:table-cell>
          <table:table-cell table:style-name="ICItimeline.A2" office:value-type="string">
            <text:p text:style-name="P272"><text:span text:style-name="T323">Control of nitrites and chlorates under Substances that could be used for sabotage</text:span> </text:p>
          </table:table-cell>
          <table:table-cell table:style-name="ICItimeline.A2" office:value-type="string">
            <text:p text:style-name="P270"/>
          </table:table-cell>
          <table:table-cell table:style-name="ICItimeline.D2" office:value-type="string">
            <text:p text:style-name="P271"/>
          </table:table-cell>
        </table:table-row>
        <table:table-row>
          <table:table-cell table:style-name="ICItimeline.A2" office:value-type="string">
            <text:p text:style-name="P269">1947</text:p>
          </table:table-cell>
          <table:table-cell table:style-name="ICItimeline.A2" office:value-type="string">
            <text:p text:style-name="P270"/>
          </table:table-cell>
          <table:table-cell table:style-name="ICItimeline.A2" office:value-type="string">
            <text:p text:style-name="P270">Fernhurst bought as new PPL site</text:p>
          </table:table-cell>
          <table:table-cell table:style-name="ICItimeline.D2" office:value-type="string">
            <text:p text:style-name="P271">Herbicidal activity discovered <text:span text:style-name="T216">at ICI</text:span></text:p>
          </table:table-cell>
        </table:table-row>
        <table:table-row>
          <table:table-cell table:style-name="ICItimeline.A2" office:value-type="string">
            <text:p text:style-name="P269">1954</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Boon and others moved from Dyestuffs at Blackley to Jealott's Hill</text:p>
          </table:table-cell>
        </table:table-row>
        <table:table-row>
          <table:table-cell table:style-name="ICItimeline.A2" office:value-type="string">
            <text:p text:style-name="P273">1957</text:p>
          </table:table-cell>
          <table:table-cell table:style-name="ICItimeline.A2" office:value-type="string">
            <text:p text:style-name="P273"/>
          </table:table-cell>
          <table:table-cell table:style-name="ICItimeline.A2" office:value-type="string">
            <text:p text:style-name="P273">Alderley Park opens and Pharmaceutical Division moves there, independent</text:p>
          </table:table-cell>
          <table:table-cell table:style-name="ICItimeline.D2" office:value-type="string">
            <text:p text:style-name="P273"/>
          </table:table-cell>
        </table:table-row>
        <table:table-row>
          <table:table-cell table:style-name="ICItimeline.A2" office:value-type="string">
            <text:p text:style-name="P269">1959</text:p>
          </table:table-cell>
          <table:table-cell table:style-name="ICItimeline.A2" office:value-type="string">
            <text:p text:style-name="P270"/>
          </table:table-cell>
          <table:table-cell table:style-name="ICItimeline.A2" office:value-type="string">
            <text:p text:style-name="P270">PPL losing money, became wholly owned by ICI, restructure of PPL</text:p>
          </table:table-cell>
          <table:table-cell table:style-name="ICItimeline.D2" office:value-type="string">
            <text:p text:style-name="P269"/>
          </table:table-cell>
        </table:table-row>
        <table:table-row>
          <table:table-cell table:style-name="ICItimeline.A2" office:value-type="string">
            <text:p text:style-name="P269">1961</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Paraquat pioneer production plant</text:p>
          </table:table-cell>
        </table:table-row>
        <table:table-row>
          <table:table-cell table:style-name="ICItimeline.A2" office:value-type="string">
            <text:p text:style-name="P269">1962</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Second production plant for paraquat, Gramoxone enter<text:span text:style-name="T239">s</text:span> agricultural market</text:p>
          </table:table-cell>
        </table:table-row>
        <table:table-row>
          <table:table-cell table:style-name="ICItimeline.A2" office:value-type="string">
            <text:p text:style-name="P269">1965</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Weedol enters domestic market</text:p>
          </table:table-cell>
        </table:table-row>
        <table:table-row>
          <table:table-cell table:style-name="ICItimeline.A2" office:value-type="string">
            <text:p text:style-name="P269">1966</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First paraquat related deaths recorded</text:p>
          </table:table-cell>
        </table:table-row>
        <table:table-row>
          <table:table-cell table:style-name="ICItimeline.A2" office:value-type="string">
            <text:p text:style-name="P274">1967</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PPL gains Queens Award for export activities, mainly due to paraquat </text:p>
          </table:table-cell>
        </table:table-row>
        <table:table-row>
          <table:table-cell table:style-name="ICItimeline.A2" office:value-type="string">
            <text:p text:style-name="P269">1968</text:p>
          </table:table-cell>
          <table:table-cell table:style-name="ICItimeline.A2" office:value-type="string">
            <text:p text:style-name="P269"/>
          </table:table-cell>
          <table:table-cell table:style-name="ICItimeline.A2" office:value-type="string">
            <text:p text:style-name="P269"/>
          </table:table-cell>
          <table:table-cell table:style-name="ICItimeline.D2" office:value-type="string">
            <text:p text:style-name="P269">Improved production plant, <text:span text:style-name="T209">1st</text:span> paraquat deaths reported in <text:span text:style-name="T239">mainstream media,</text:span> <text:span text:style-name="T217">added to Poisons List</text:span></text:p>
          </table:table-cell>
        </table:table-row>
        <table:table-row>
          <table:table-cell table:style-name="ICItimeline.A2" office:value-type="string">
            <text:p text:style-name="P274">1973</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Patent expires, <text:span text:style-name="T217">but ICI remain only producer in UK</text:span></text:p>
          </table:table-cell>
        </table:table-row>
        <table:table-row>
          <table:table-cell table:style-name="ICItimeline.A2" office:value-type="string">
            <text:p text:style-name="P274">1974 </text:p>
          </table:table-cell>
          <table:table-cell table:style-name="ICItimeline.A2" office:value-type="string">
            <text:p text:style-name="P274"/>
          </table:table-cell>
          <table:table-cell table:style-name="ICItimeline.A2" office:value-type="string">
            <text:p text:style-name="P274"/>
          </table:table-cell>
          <table:table-cell table:style-name="ICItimeline.D2" office:value-type="string">
            <text:p text:style-name="P274"><text:span text:style-name="T239">Stricter rules for poisons sales, </text:span>Stenching agent added to Gramoxone</text:p>
          </table:table-cell>
        </table:table-row>
        <table:table-row>
          <table:table-cell table:style-name="ICItimeline.A2" office:value-type="string">
            <text:p text:style-name="P275">1975</text:p>
          </table:table-cell>
          <table:table-cell table:style-name="ICItimeline.A2" office:value-type="string">
            <text:p text:style-name="P275"/>
          </table:table-cell>
          <table:table-cell table:style-name="ICItimeline.A2" office:value-type="string">
            <text:p text:style-name="P275"/>
          </table:table-cell>
          <table:table-cell table:style-name="ICItimeline.D19" office:value-type="string">
            <text:p text:style-name="P275">Weedol formula changed to include diquat, reducing the paraquat content.</text:p>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row>
          <table:table-cell table:style-name="ICItimeline.A2" office:value-type="string">
            <text:p text:style-name="P275"/>
          </table:table-cell>
          <table:table-cell table:style-name="ICItimeline.A2" office:value-type="string">
            <text:p text:style-name="P275"/>
          </table:table-cell>
          <table:table-cell table:style-name="ICItimeline.A2" office:value-type="string">
            <text:p text:style-name="P275"/>
          </table:table-cell>
          <table:table-cell table:style-name="ICItimeline.D2" office:value-type="string">
            <text:p text:style-name="P275"/>
          </table:table-cell>
        </table:table-row>
      </table:table>
      <text:p text:style-name="Table">Table <text:sequence text:ref-name="refTable0" text:name="Table" text:formula="ooow:Table+1" style:num-format="1">1</text:sequence>: Timeline of relevant company activities and key events in paraquat's development</text:p>
      <text:p text:style-name="P55"/>
      <text:p text:style-name="P74"><text:soft-page-break/><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3</text:note-citation><text:note-body><text:p text:style-name="P136">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86"><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4</text:note-citation><text:note-body><text:p text:style-name="P197">Kennedy, <text:span text:style-name="T217">p146</text:span></text:p></text:note-body></text:note></text:span><text:span text:style-name="T3"> Soil erosion might not have been of concern to many British farmers, but </text:span><text:span text:style-name="T59">ICI were a global company and accordingly paid </text:span><text:span text:style-name="T3">attention to </text:span><text:span text:style-name="T59">articulating the</text:span><text:span text:style-name="T3"> benefits could help enhance sales </text:span><text:span text:style-name="T59">in areas where farmers did face this problem</text:span><text:span text:style-name="T3">.</text:span><text:span text:style-name="T3"><text:note text:id="ftn24" text:note-class="footnote"><text:note-citation>25</text:note-citation><text:note-body><text:p text:style-name="P198">ICI success at Moscow fair 19.05.64, The Times, p18; SOS from Russia, <text:span text:style-name="T256">26.05.64, The Daily Mail p2.</text:span></text:p></text:note-body></text:note></text:span><text:span text:style-name="T3"> </text:span><text:span text:style-name="T3"><office:annotation><dc:creator>Unknown Author</dc:creator><dc:date>2014-01-30T16:56:27</dc:date><text:p><text:span text:style-name="T345">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345">Viviane suggests talking about need/demand here</text:span></text:p></office:annotation></text:span><text:span text:style-name="T187">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29">paraquat’s</text:span><text:span text:style-name="T3"> launch.</text:span><text:span text:style-name="T3"><text:note text:id="ftn25" text:note-class="footnote"><text:note-citation>26</text:note-citation><text:note-body><text:p text:style-name="P199">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50">farming</text:span><text:span text:style-name="T3"> scenarios. Researchers, engineers and farmers spent the following eight years developing machinery to allow seeds to be planted with minimal ploughing.</text:span><text:span text:style-name="T3"><text:note text:id="ftn26" text:note-class="footnote"><text:note-citation>27</text:note-citation><text:note-body><text:p text:style-name="P200">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51">Killing the greenery chemically, as opposed to upending the plants with a plough, was followed by mechanically putting the seeds directly into the ground (rather than ploughing again and planting into the furrow), became known as direct drilling. </text:span></text:p>
      <text:p text:style-name="P55"/>
      <text:p text:style-name="P76"><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8</text:note-citation><text:note-body><text:p text:style-name="P201">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9</text:note-citation><text:note-body><text:p text:style-name="P202">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7">o</text:span><text:span text:style-name="T23">t have, and would n</text:span><text:span text:style-name="T117">o</text:span><text:span text:style-name="T23">t be persuaded to buy </text:span><text:span text:style-name="T117">or hire</text:span><text:span text:style-name="T23"> while the results were not guaranteed. </text:span><text:span text:style-name="T59">The oil crisis of 1973-74 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56">Higher fuel costs bring incrase in direct drilling by farmers”, The Times, 08.04.74, p16.</text:span></text:p></text:note-body></text:note></text:span><text:span text:style-name="T59"> </text:span></text:p>
      <text:p text:style-name="P16"/>
      <text:p text:style-name="P285">Gramoxone <text:span text:style-name="T257">was available from 1962 to agricultural users, which could be bought from Plant Protection advisors or through agricultural merchants. It </text:span>had a concentration of paraquat at 20%. The herbicide arrived with users as a brown liquid <text:span text:style-name="T257">which they diluted in their spraying equipment. A</text:span>mong the warnings <text:span text:style-name="T324">on the label</text:span> about avoiding contact with skin and eyes, there were instructions that it should not be repacked from the original <text:span text:style-name="T332">gallon, polypropylene </text:span>containers.<text:note text:id="ftn30" text:note-class="footnote"><text:note-citation>31</text:note-citation><text:note-body><text:p text:style-name="P134">Gramoxone W label</text:p></text:note-body></text:note> <text:span text:style-name="T258">PPL had decided that to offer home gardeners this weedkiller, and to diversify their market, they should provide a </text:span><text:soft-page-break/><text:span text:style-name="T258">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58"><office:annotation><dc:creator>Unknown Author</dc:creator><dc:date>2014-01-31T10:59:43</dc:date><text:p><text:span text:style-name="T345">*What do the names Gramoxone, and Gramanol, communicate to ag/ind users?**</text:span></text:p></office:annotation></text:span><text:span text:style-name="T258">. This descriptive brand name was confusingly similar to Fison's long acting, total weedkiller based on simazine which had been on the market since 1959, Weedex.</text:span><text:span text:style-name="T258"><text:note text:id="ftn31" text:note-class="footnote"><text:note-citation>32</text:note-citation><text:note-body><text:p text:style-name="P203">'...and in the Toolshed' A Correspondent, The Times, 23.04.66, p13; <text:s/>'Know your Killers!' MacKinnon, CA, The Daily Mail, 06.05.67, p9,</text:p></text:note-body></text:note></text:span><text:span text:style-name="T258"> Weedol was promoted to domestic users from 1965, and it was available from garden nurseries and home improvement centres,</text:span><text:span text:style-name="T258"><text:note text:id="ftn179" text:note-class="footnote"><text:note-citation>33</text:note-citation><text:note-body><text:p text:style-name="P256">B&amp;Q advert, Daily Mail, 25.05.88, p11</text:p></text:note-body></text:note></text:span><text:span text:style-name="T258"> chemists including Boots</text:span><text:span text:style-name="T258"><text:note text:id="ftn181" text:note-class="footnote"><text:note-citation>34</text:note-citation><text:note-body><text:p text:style-name="P257">Boots advert, 25% off all garden chemicals, <text:s/>Daily Mail, 19.05.79, p30</text:p></text:note-body></text:note></text:span><text:span text:style-name="T258"> and Timothy Whites,</text:span><text:span text:style-name="T258"><text:note text:id="ftn183" text:note-class="footnote"><text:note-citation>35</text:note-citation><text:note-body><text:p text:style-name="P259">“<text:span text:style-name="T307">Super Summer” Timothy Whites advert, Daily Express, 17.05.68</text:span></text:p></text:note-body></text:note></text:span><text:span text:style-name="T258"> as well as general stores like Woolworths.</text:span><text:span text:style-name="T258"><text:note text:id="ftn180" text:note-class="footnote"><text:note-citation>36</text:note-citation><text:note-body><text:p text:style-name="P256">Woolworths advert, Daily Mail, 27.05.87, p17</text:p></text:note-body></text:note></text:span></text:p>
      <text:p text:style-name="P279"><text:span text:style-name="T61"/></text:p>
      <text:p text:style-name="P87"><text:span text:style-name="T60">T</text:span><text:span text:style-name="T23">he </text:span><text:span text:style-name="T61">C</text:span><text:span text:style-name="T60">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7</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8</text:note-citation><text:note-body><text:p text:style-name="P204"><text:span text:style-name="T210">Pl/w, SW 1169, Paraquat SC1174 draft SC1175 <text:s/>Advisory Committee on Poisonous Substances Used in Agriculture and Food Storage</text:span> <text:span text:style-name="T210">2 pages. <text:s/>20.03.62 (IMG_3002 and 3003 in my files)</text:span></text:p></text:note-body></text:note></text:span><text:span text:style-name="T3"> The benefits of the chemical </text:span><text:span text:style-name="T69">were judged</text:span><text:span text:style-name="T3"> to outweigh the potential problems, problems that could be avoided if sensible precautions were taken </text:span><text:span text:style-name="T15">by the </text:span><text:span text:style-name="T3"><office:annotation office:name="__Fieldmark__53403_2048737063"><dc:creator>Unknown Author</dc:creator><dc:date>2014-03-09T11:17:27.268119000</dc:date><text:list text:continue-numbering="true" text:style-name=""><text:list-item><text:p text:style-name="P322"><text:span text:style-name="T344">VQ Category of imagined / real user?</text:span></text:p></text:list-item></text:list></office:annotation></text:span><text:span text:style-name="T37">responsible </text:span><text:span text:style-name="T15">user</text:span><text:span text:style-name="T3">.</text:span><office:annotation-end office:name="__Fieldmark__53403_2048737063"/><text:span text:style-name="T3"> This stage of development is not remarked on by Bradbury, </text:span><text:span text:style-name="T15">Reader</text:span><text:span text:style-name="T3"> or Kennedy, who focused on the organisational structures and individuals within them. </text:span><text:span text:style-name="T3"><office:annotation><dc:creator>Unknown Author</dc:creator><dc:date>2014-03-06T19:40:34.964170000</dc:date><text:list text:continue-numbering="true" text:style-name=""><text:list-item><text:p text:style-name="P322"><text:span text:style-name="T344">Would these two paragraphs fit better with protecting the user? Introduce the different forms and the regulatory process, but don't go into detail.</text:span></text:p></text:list-item></text:list></office:annotation></text:span></text:p>
      <text:p text:style-name="Standard"/>
      <text:p text:style-name="P87"><text:span text:style-name="T34">How did a chemical initially described as “moderately toxic orally” and “mildly irritant to the skin and mucous membranes”</text:span><text:span text:style-name="T34"><text:note text:id="ftn36" text:note-class="footnote"><text:note-citation>39</text:note-citation><text:note-body><text:p text:style-name="P137">First Report on Paraquat, Scientific Subcommittee on Poisonous Substances Used in Agriculture and Food Storage, PS 427 SC 1175, <text:span text:style-name="T220">23.03.62</text:span></text:p></text:note-body></text:note></text:span><text:span text:style-name="T34"> acquire such a sinister reputation? </text:span></text:p>
      <text:p text:style-name="P1"/>
      <text:p text:style-name="P88"><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1">Rats were perhaps an unfortunate </text:span><text:span text:style-name="T37">early </text:span><text:span text:style-name="T66">test </text:span><text:span text:style-name="T31">model </text:span><text:span text:style-name="T37">leading to some misjudgements about likely effects,</text:span><text:span text:style-name="T31"> <text:s/></text:span><text:span text:style-name="T260">insert quotation about rats eliminating paraquat, expect the same or better</text:span><text:span text:style-name="T189">.</text:span><text:span text:style-name="T189"><text:note text:id="ftn37" text:note-class="footnote"><text:note-citation>40</text:note-citation><text:note-body><text:p text:style-name="Footnote"/></text:note-body></text:note></text:span><text:span text:style-name="T189"> </text:span><text:span text:style-name="T197">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41</text:note-citation><text:note-body><text:p text:style-name="P138">Howard, p13.</text:p></text:note-body></text:note></text:span><text:span text:style-name="T31"> </text:span></text:p>
      <text:p text:style-name="P18"/>
      <text:p text:style-name="P88"><text:span text:style-name="T64">The causticity of the product was </text:span><text:span text:style-name="T65">the quality the Committees </text:span><text:span text:style-name="T64">focussed on with respect to effects on the users. The mode of action in plants, being the disruption of photosynthesis, was not an applicable danger to humans.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regulatory committees knew, paraquat was a </text:span><text:span text:style-name="T156">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22"><text:span text:style-name="T344">VQ hence dilemma of regulation?</text:span></text:p></text:list-item></text:list></office:annotation></text:span><text:span text:style-name="T64"> know for sure what all the effects on people could be. Gramoxone </text:span><text:span text:style-name="T65">and</text:span><text:span text:style-name="T64"> </text:span><text:span text:style-name="T65">Weedol were </text:span><text:span text:style-name="T64">provisionally </text:span><text:span text:style-name="T153">licensed</text:span><text:span text:style-name="T64">, and PPL were in regular contact with the ministries and committees while they monitored </text:span><text:soft-page-break/><text:span text:style-name="T64">the use of their herbicide. </text:span><text:span text:style-name="T118">That user experience should be investigated was explicitly requested </text:span><text:span text:style-name="T147">by the Scientific Subcom</text:span><text:span text:style-name="T153">m</text:span><text:span text:style-name="T147">ittee on Poisons Substances Used in Agriculture and Food Storage, who were in charge of examining, approving and monitoring new chemicals used in the situations listed in the title of the group.</text:span><text:span text:style-name="T118"><text:note text:id="ftn39" text:note-class="footnote"><text:note-citation>42</text:note-citation><text:note-body><text:p text:style-name="P157">First report on Paraquat, p2, 23.03.62</text:p></text:note-body></text:note></text:span><text:span text:style-name="T118"> </text:span><text:span text:style-name="T153">ICI and members of the committee</text:span><text:span text:style-name="T66"> </text:span><text:span text:style-name="T64">collect</text:span><text:span text:style-name="T66">ed</text:span><text:span text:style-name="T64"> information about all kinds of accidents, whether from skin contact so that sales restrictions and printed warnings </text:span><text:span text:style-name="T147">on labels affixed to packaging</text:span><text:span text:style-name="T64"> could be examined to see how well they worked and if they needed amending. </text:span><text:span text:style-name="T65">F</text:span><text:span text:style-name="T64">rom 1966, news of </text:span><text:span text:style-name="T65">fatal </text:span><text:span text:style-name="T64">accidents </text:span><text:span text:style-name="T66">and suicides</text:span><text:span text:style-name="T64"> </text:span><text:span text:style-name="T65">involving Gramoxone </text:span><text:span text:style-name="T64">started to reach Plant Protection.</text:span><text:span text:style-name="T64"><text:note text:id="ftn40" text:note-class="footnote"><text:note-citation>43</text:note-citation><text:note-body><text:p text:style-name="P205"><text:tab/></text:p></text:note-body></text:note></text:span><text:span text:style-name="T64"> </text:span></text:p>
      <text:p text:style-name="P19"/>
      <text:p text:style-name="P89"><text:span text:style-name="T67">Although unwelcome, </text:span><text:span text:style-name="T68">it was not</text:span><text:span text:style-name="T67"> </text:span><text:span text:style-name="T68">un</text:span><text:span text:style-name="T67">expected, </text:span><text:span text:style-name="T68">to those in the chemical industry at least</text:span><text:span text:style-name="T67">. As the director of Fisons expressed on television in 1964 </text:span><text:span text:style-name="T118">it was</text:span><text:span text:style-name="T68"> an </text:span><text:span text:style-name="T175">‘inevitable</text:span><text:span text:style-name="T68"> </text:span><text:span text:style-name="T175">risk’</text:span><text:span text:style-name="T67"> </text:span><text:span text:style-name="T118">for any new chemical product</text:span><text:span text:style-name="T67">. </text:span><text:span text:style-name="T118">H</text:span><text:span text:style-name="T68">e made it clear that chemists were exceedingly careful to produce useful, effective products that could be used safely, </text:span><text:span text:style-name="T118">and followed this by directing attention to the user </text:span><text:span text:style-name="T147">as the cause of any problems</text:span><text:span text:style-name="T118">, rather than the chemical by saying</text:span><text:span text:style-name="T68"> </text:span><text:span text:style-name="T175">'</text:span><text:span text:style-name="T68">I bet my bottom dollar that someone is going to misuse it so much that even the safest chemical is going to cause trouble somewhere, sometime.</text:span><text:span text:style-name="T175">'</text:span><text:span text:style-name="T68"><text:note text:id="ftn41" text:note-class="footnote"><text:note-citation>44</text:note-citation><text:note-body><text:p text:style-name="P139">“Pesticides and Posterity”, <text:span text:style-name="T182">Horizon</text:span>, BBC Television, first aired 30.05.64 (accessed BFI)</text:p></text:note-body></text:note></text:span><text:span text:style-name="T68"> </text:span></text:p>
      <text:p text:style-name="P20"/>
      <text:p text:style-name="P91"><text:span text:style-name="T66">A</text:span><text:span text:style-name="T64">wareness of accidental and deliberate poisoning with other weedkillers and more diverse chemicals </text:span><text:span text:style-name="T118">may have </text:span><text:span text:style-name="T64">led to th</text:span><text:span text:style-name="T66">e instruction not to repack Gramoxone</text:span><text:span text:style-name="T64"> in an attempt to avoid their product being involved in a tragic event. </text:span><text:span text:style-name="T118">Alternatively, it may have been concern about an inappropriate choice of vessel in which to store the caustic chemical or a combination of both</text:span><text:span text:style-name="T118"><office:annotation><dc:creator>Unknown Author</dc:creator><dc:date>2014-03-09T11:16:21.299013000</dc:date><text:list text:continue-numbering="true" text:style-name=""><text:list-item><text:p text:style-name="P322"><text:span text:style-name="T344">Describe how / where it was sold</text:span></text:p></text:list-item></text:list></office:annotation></text:span><text:span text:style-name="T118">.</text:span><text:span text:style-name="T64"> </text:span><text:span text:style-name="T91">However, this instruction is as far as </text:span><text:span text:style-name="T119">ICI</text:span><text:span text:style-name="T91"> went. </text:span><text:span text:style-name="T119">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9">ICI</text:span><text:span text:style-name="T91"> could give </text:span><text:span text:style-name="T119">in case of “gross contamination” </text:span><text:span text:style-name="T91">was to provide generic first aid.</text:span><text:span text:style-name="T91"><text:note text:id="ftn42" text:note-class="footnote"><text:note-citation>45</text:note-citation><text:note-body><text:p text:style-name="Footnote"/></text:note-body></text:note></text:span></text:p>
      <text:p text:style-name="P21"/>
      <text:p text:style-name="P90"><text:span text:style-name="T92">When stories of accidental Gramoxone poisonings started to be </text:span><text:span text:style-name="T175">publicly</text:span><text:span text:style-name="T92"> reported in newspapers in 1968, the</text:span><text:span text:style-name="T64"> stories invariably conveyed the lack of effective treatment available, often with the stock phrase </text:span><text:span text:style-name="T175">‘no</text:span><text:span text:style-name="T64"> known </text:span><text:span text:style-name="T175">antidote’</text:span><text:span text:style-name="T64">.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4"><text:note text:id="ftn43" text:note-class="footnote"><text:note-citation>46</text:note-citation><text:note-body><text:p text:style-name="P206">Kennedy, p.148</text:p></text:note-body></text:note></text:span><text:span text:style-name="T64"> However, it </text:span><text:span text:style-name="T92">grabbed attention and </text:span><text:span text:style-name="T64">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68"/>
      <text:p text:style-name="P287"><text:span text:style-name="T296">There were ‘no</text:span> <text:span text:style-name="T221">special</text:span> <text:span text:style-name="T336">symptoms’</text:span> of poisoning <text:span text:style-name="T296">that ICI could offer to guide this generic first aid. If housewives read first aid guides in magazines or household management manuals, they would be familiar with</text:span> tables <text:span text:style-name="T296">that </text:span>described what the first aider should look for: <text:span text:style-name="T296">physical signs such as </text:span>sleepine<text:span text:style-name="T297">ss or burning sensations,</text:span> <text:span text:style-name="T296">and material evidence in the form of </text:span>bottles of medicines <text:span text:style-name="T296">or </text:span>household chemical, <text:span text:style-name="T218">then</text:span> help<text:span text:style-name="T218">ed</text:span> them to choose an appropriate action such as encouraging vomiting, or drinking milk, water, coffee. <text:span text:style-name="T336">New chemicals need some unfortunate first users before medics can construct meaningful patterns of action to deal with them. Paraquat ingestion was a case in point, as skin or eye irritation was comprehensively covered by the usage instructions to washing </text:span><text:soft-page-break/><text:span text:style-name="T336">off splashes with clean water. </text:span></text:p>
      <text:p text:style-name="P35"/>
      <text:p text:style-name="P35"><text:span text:style-name="T296">Despite being corrosive, paraquat did not burn immediately and when first marketed, did not necessarily cause vomiting</text:span>. There were clinical tests, <text:span text:style-name="T296">of course unavailable to domestic first aiders,</text:span> <text:span text:style-name="T296">for</text:span> detecting paraquat in urine or blood, and this method was used to <text:span text:style-name="T296">verify and </text:span>quantify exposure <text:span text:style-name="T331">to hospitalised victims of poisoning</text:span>. <text:span text:style-name="T331">Therefore,</text:span> it was not a method of killing that could go undetected but these were not routine tests and there were instances where the victim <text:span text:style-name="T331">suffered </text:span>for weeks before this kind of test was run. Pathological tests showed changes in the lungs, which were characteristic of paraquat. <text:s/></text:p>
      <text:p text:style-name="P1"/>
      <text:p text:style-name="P57"><office:annotation office:name="__Fieldmark__53404_2048737063"><dc:creator>Unknown Author</dc:creator><dc:date>2014-03-09T11:18:48.362691000</dc:date><text:list text:continue-numbering="true" text:style-name=""><text:list-item><text:p text:style-name="P322"><text:span text:style-name="T344">For these headings, expand upon who create/ constructs these categories.</text:span></text:p></text:list-item></text:list></office:annotation>Imagined users<office:annotation-end office:name="__Fieldmark__53404_2048737063"/></text:p>
      <text:p text:style-name="P317"><text:span text:style-name="T3">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17"><text:span text:style-name="T3"/></text:p>
      <text:p text:style-name="P303"><text:span text:style-name="T3">Minutes</text:span></text:p>
      <text:p text:style-name="P318"><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7</text:note-citation><text:note-body><text:p text:style-name="P209"><text:tab/></text:p></text:note-body></text:note></text:span><text:span text:style-name="T3"> </text:span><text:span text:style-name="T37">which </text:span><text:span text:style-name="T3">is questionable. Domestic </text:span><text:span text:style-name="T126">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18"/>
      <text:p text:style-name="P303"><text:span text:style-name="T339">The concern about d</text:span><text:span text:style-name="T338">iquat </text:span><text:span text:style-name="T339">in early Weedol formulations,</text:span><text:span text:style-name="T339"><text:note text:id="ftn47" text:note-class="footnote"><text:note-citation>48</text:note-citation><text:note-body><text:p text:style-name="P210"/></text:note-body></text:note></text:span><text:span text:style-name="T339"> wh</text:span><text:span text:style-name="T340">ile</text:span><text:span text:style-name="T339"> it remained in agricultural preparations </text:span><text:span text:style-name="T338">also caused concern, again demonstrat</text:span><text:span text:style-name="T339">es</text:span><text:span text:style-name="T338"> an imagined difference between the ability of farm and domestic users to treat the products with appropriate care. In the 1970s, diquat was incorporated into a new improved version of Weedol. </text:span><text:span text:style-name="T340">This change was not heralded in gardening columns or newspaper articles, but it was announced through the packaging </text:span><text:span text:style-name="T341">which proclaimed the new formula,</text:span><text:span text:style-name="T340"> and advertisement of the product </text:span><text:span text:style-name="T341">which showed the packet emblazoned with the declaration of newness</text:span><text:span text:style-name="T340">.</text:span><text:span text:style-name="T340"><text:note text:id="ftn48" text:note-class="footnote"><text:note-citation>49</text:note-citation><text:note-body><text:p text:style-name="P211">'There are two ways to weed your garden', The Daily Mail, 08.04.71</text:p></text:note-body></text:note></text:span><text:span text:style-name="T340">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38"> </text:span></text:p>
      <text:p text:style-name="P303"><text:span text:style-name="T338"/></text:p>
      <text:p text:style-name="P303"><text:span text:style-name="T3">Advertisements</text:span></text:p>
      <text:p text:style-name="P77"><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50</text:note-citation><text:note-body><text:p text:style-name="P207">“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text:span><text:soft-page-break/><text:span text:style-name="T3">1964.</text:span><text:span text:style-name="T3"><text:note text:id="ftn45" text:note-class="footnote"><text:note-citation>51</text:note-citation><text:note-body><text:p text:style-name="P208">“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7">didn’t</text:span><text:span text:style-name="T3"> think it would pay off for them. Perhaps advertising here was even a good investment to publicly show ICI shareholders what they were doing. The adverts for this product show their ideal </text:span><text:span text:style-name="T69">agricultural user</text:span><text:span text:style-name="T3">: </text:span><text:span text:style-name="T69">a male farmer or farm manager,</text:span><text:span text:style-name="T3"> willing to try new things, </text:span><text:span text:style-name="T69">taking</text:span><text:span text:style-name="T3"> advantage of fresh agricultural grants, maximising </text:span><text:span text:style-name="T69">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7"/>
      <text:p text:style-name="P319"><text:span text:style-name="T176">The first Weedol advert did not portray a user, only a scenario featuring weeds around a rose bush.</text:span><text:span text:style-name="T176"><text:note text:id="ftn49" text:note-class="footnote"><text:note-citation>52</text:note-citation><text:note-body><text:p text:style-name="Footnote">“<text:span text:style-name="T306">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6"> The following season’s advert showed small illustrations of isolated parts of a user: hands, legs and feet, which although did not show a face, were decidedly masculine.</text:span><text:span text:style-name="T176"><text:note text:id="ftn50" text:note-class="footnote"><text:note-citation>53</text:note-citation><text:note-body><text:p text:style-name="P165">“<text:span text:style-name="T305">End the work of weeding with Weedol” Weedol advertisement, Spring 1966 Campaign, Daily Mail, 16.04.66. This advert appeared in the Mirror and Express, but not the Times. <text:s/></text:span></text:p></text:note-body></text:note></text:span><text:span text:style-name="T176"> In 1967 photographs of users, rather than application equipment, were used for the first time, but again did not show the whole person. Instead, they showed an excited young girl pointing to the lower half of a man, declaring 'My dad’s a Weedol weeder!'.</text:span><text:span text:style-name="T176"><text:note text:id="ftn51" text:note-class="footnote"><text:note-citation>54</text:note-citation><text:note-body><text:p text:style-name="Footnote">“<text:span text:style-name="T30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6">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6"><text:note text:id="ftn52" text:note-class="footnote"><text:note-citation>55</text:note-citation><text:note-body><text:p text:style-name="P163">“Don't waste time with weeds”, Spring 1967 Campaign. The Times 10.06.67, p8. On this date the same advert also appeared in the Express and Mirror</text:p></text:note-body></text:note></text:span><text:span text:style-name="T176"> gave potential users a clear and alliterative message about what the product was for and how to use it. </text:span></text:p>
      <text:p text:style-name="P44"/>
      <text:p text:style-name="P46"><text:span text:style-name="T312">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12"><text:note text:id="ftn53" text:note-class="footnote"><text:note-citation>56</text:note-citation><text:note-body><text:p text:style-name="P172"><text:span text:style-name="T319">"</text:span>Stand up to weeds!<text:span text:style-name="T319">"</text:span> Daily Mirror, 13.04.68, p20. Also in the Daily Mail. <text:s/></text:p></text:note-body></text:note></text:span><text:span text:style-name="T312">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text:span><text:soft-page-break/><text:span text:style-name="T312">occurred earlier in the year and influenced ICI's decisions. Weedol continued to be advertised through stores such as Timothy White, as part of multi product promotions.</text:span><text:span text:style-name="T312"><text:note text:id="ftn54" text:note-class="footnote"><text:note-citation>57</text:note-citation><text:note-body><text:p text:style-name="Footnote">“<text:span text:style-name="T307">Super Summer” Timothy Whites advert, Daily Express, 17.05.68</text:span></text:p></text:note-body></text:note></text:span><text:span text:style-name="T312"> </text:span></text:p>
      <text:p text:style-name="P45"/>
      <text:p text:style-name="P43"><text:span text:style-name="T313">In 1970, a whole user is depicted for the first time, contrasted to a non-user.</text:span><text:span text:style-name="T313"><text:note text:id="ftn55" text:note-class="footnote"><text:note-citation>58</text:note-citation><text:note-body><text:p text:style-name="P212"><text:span text:style-name="T319">"</text:span>There are two ways to weed your garden<text:span text:style-name="T319">"</text:span>, The Daily Mail, 08.04.71</text:p></text:note-body></text:note></text:span><text:span text:style-name="T313"> A</text:span> middle aged <text:span text:style-name="T266">man is shown</text:span>, probably in his own garden, where he <text:span text:style-name="T337">i</text:span>s using it among flowers and shrubs, not to clear expanses of weeds in an industrialised setting. <text:span text:style-name="T219">H</text:span>e <text:span text:style-name="T219">gives the impression of being</text:span> at leisure, <text:span text:style-name="T219">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25">or spray cannister </text:span>avoids this <text:span text:style-name="T313">contamination </text:span>problem. Perhaps these men would have been less used to handling potentially dangerous chemicals <text:span text:style-name="T222">in the home</text:span>, leaving that <text:span text:style-name="T222">task </text:span>to their wives. Perhaps the comfort of home, <text:span text:style-name="T221">and a mindset unique to </text:span>leisurely activities, meant that vigilance and care that men might have applied to handling <text:span text:style-name="T221">dangerous</text:span> substances in their working lives was <text:span text:style-name="T221">abandoned</text:span> once in the domestic environment. <text:span text:style-name="T221">This is partly brought about by the assumption that if something was dangerous, it wouldn’t be available, “they” wouldn’t allow anything bad to happen to a customer/consumer.</text:span></text:p>
      <text:p text:style-name="P77"/>
      <text:p text:style-name="P43"><text:span text:style-name="T333">In all these adverts, ICI's idealised user is male. Was this a result of their market research, that men were interested in a chemical solution to this task?</text:span> Are women less inclined to use weedkillers? Are women supposed to be nurturing rather than killing? Maybe th<text:span text:style-name="T333">is will</text:span> come through in oral history work or more archival research. </text:p>
      <text:p text:style-name="P43"/>
      <text:p text:style-name="P283"><text:s/></text:p>
      <text:p text:style-name="P283"/>
      <text:p text:style-name="P284"><text:span text:style-name="T333">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84"/>
      <text:p text:style-name="P284"><text:span text:style-name="T333">'</text:span>Stop weeds going to bed with your flowers<text:span text:style-name="T333">'</text:span><text:span text:style-name="T333"><text:note text:id="ftn182" text:note-class="footnote"><text:note-citation>59</text:note-citation><text:note-body><text:p text:style-name="P258">"Stop weeds going to bed with your flowers", Spring 1978 campaign, Daily Mail, 08.04.78, p32</text:p></text:note-body></text:note></text:span> places the gardener in a protective role against the invasion of weeds into the flower bed. <text:span text:style-name="T335">The scenario played out is of a beautifully cultivated flower bed, often considered a feminine garden activity, although the advert does not convey any indication of who the user might be though its use of gender neutral language.</text:span></text:p>
      <text:p text:style-name="P43"/>
      <text:p text:style-name="P48">ICI's adverts imagined their users to be looking for particular assurances from the product, and the adverts consistently addressed these by highlighting the “harmlessness” <text:span text:style-name="T308">to anything other than weeds</text:span>, time saved,<text:note text:id="ftn56" text:note-class="footnote"><text:note-citation>60</text:note-citation><text:note-body><text:p text:style-name="P164">“Don't waste time with weeds”, Spring 1967 Campaign. The Times 10.06.67, p8.</text:p></text:note-body></text:note> reduction of effort by switching “hard”<text:note text:id="ftn57" text:note-class="footnote"><text:note-citation>61</text:note-citation><text:note-body><text:p text:style-name="P166">“<text:span text:style-name="T306">Amazing new weeder discovery ENDS THE WORK OF WEEDING” Spring 1965, Daily Express, 03.04.65, p14;“End the work of weeding with Weedol” Weedol advertisement, Spring 1966 Campaign, Daily Mail, 16.04.66. </text:span></text:p></text:note-body></text:note> or “back-<text:span text:style-name="T319">breaking”</text:span><text:span text:style-name="T319"><text:note text:id="ftn58" text:note-class="footnote"><text:note-citation>62</text:note-citation><text:note-body><text:p text:style-name="P173">"Weedol kills weeds without killing the soil (or your back)" Daily Mail, 24.03.70, p3</text:p></text:note-body></text:note></text:span><text:span text:style-name="T319"> work for faster and easier watering</text:span>. <text:span text:style-name="T335">In juxtaposing a young child with the user, these adverts suggest both</text:span></text:p>
      <text:p text:style-name="P48"/>
      <text:p text:style-name="P49">An awareness that Weedol was perceived to be expensive also shows in the adverts. They detail the <text:soft-page-break/>precise area that can be treated,<text:note text:id="ftn59" text:note-class="footnote"><text:note-citation>63</text:note-citation><text:note-body><text:p text:style-name="P173">"Stand up to weeds!" Daily Mirror, 13.04.68, p20</text:p></text:note-body></text:note> <text:span text:style-name="T321">and consistently highlight the low costs involved, either of the product itself or of the specialised applicators that would allow the herbicide's most economical application.</text:span><text:span text:style-name="T321"><text:note text:id="ftn185" text:note-class="footnote"><text:note-citation>64</text:note-citation><text:note-body><text:p text:style-name="Footnote"/></text:note-body></text:note></text:span></text:p>
      <text:p text:style-name="P77"/>
      <text:p text:style-name="P120">The seasonality of Weedol was well expressed through the adverts, and the diversification or extension of applications can be seen in the extended or completely new season of autumn application.<text:note text:id="ftn60" text:note-class="footnote"><text:note-citation>65</text:note-citation><text:note-body><text:p text:style-name="P183">October Advert</text:p></text:note-body></text:note></text:p>
      <text:p text:style-name="P77"/>
      <text:p text:style-name="P77"><text:span text:style-name="T38">Weedol adverts were</text:span><text:span text:style-name="T3"> verbose </text:span><text:span text:style-name="T38">and</text:span><text:span text:style-name="T3"> very informative, </text:span><text:span text:style-name="T39">they </text:span><text:span text:style-name="T38">were not “look at” adverts, they were</text:span><text:span text:style-name="T38"><office:annotation><dc:creator>Unknown Author</dc:creator><dc:date>2014-03-09T11:20:01.068706000</dc:date><text:list text:continue-numbering="true" text:style-name=""><text:list-item><text:p text:style-name="P322"><text:span text:style-name="T344">Presumption about class of user?</text:span></text:p></text:list-item></text:list></office:annotation></text:span><text:span text:style-name="T38">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text:span><text:span text:style-name="T177"><text:s/>Paraquat is not hidden as an ingredient, it is positively promoted as the reason to buy and use the product, h</text:span><text:span text:style-name="T38">owever, t</text:span><text:span text:style-name="T3">here is no mention of the percentage of active ingredient. </text:span><text:span text:style-name="T177">By not distinguishing the differences clearly in the advertisements or the packaging, ICI facilitated users making a hazy distinction between the agricultural and domestic versions. </text:span></text:p>
      <text:p text:style-name="Standard"/>
      <text:p text:style-name="Standard"/>
      <text:p text:style-name="P55">Model Users</text:p>
      <text:p text:style-name="P288">Model users are a creation of the publishing and broadcast industries. By cultivating an authoritative gardening character, a respected regular feature (column or programme) can be a guaranteed to interest real and vicarious <text:span text:style-name="T342">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297">modelled</text:span> how to correctly use the chemical and <text:span text:style-name="T297">broadcast a</text:span> schedule for using the herbicide. The trope of “jobs to do this week” is well used in their <text:span text:style-name="T223">columns</text:span>, <text:span text:style-name="T223">which presents</text:span> very similar advice <text:span text:style-name="T223">and instruction </text:span>on weeding, planting, fertilising <text:span text:style-name="T223">as </text:span>might be set out in gardening almanacs or books. <text:span text:style-name="T223">T</text:span>he <text:span text:style-name="T223">newspaper columns</text:span> <text:span text:style-name="T223">give the opportunity to </text:span>add topical comment on rain or sun, or other events to supplement and fine tune the advice. In part, the<text:span text:style-name="T223">se model users</text:span> are also experimental users, <text:span text:style-name="T223">being among the first to use the Weedol preparation in real situations. They also disseminated new uses, such as using Weedol on rose suckers.</text:span><text:span text:style-name="T223"><text:note text:id="ftn61" text:note-class="footnote"><text:note-citation>66</text:note-citation><text:note-body><text:p text:style-name="P162">“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23">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1">readers’</text:span><text:span text:style-name="T3"> letters, and in </text:span><text:span text:style-name="T39">1968 </text:span><text:span text:style-name="T3">readers of </text:span><text:span text:style-name="T188">T</text:span><text:span text:style-name="T187">he Times</text:span><text:span text:style-name="T3"> wanted to </text:span><text:soft-page-break/><text:span text:style-name="T3">know why </text:span><text:span text:style-name="T157">garden columnist </text:span><text:span text:style-name="T3">Roy Hay kept casually recommending a potentially lethal chemical to them, without ever mentioning risk.</text:span><text:span text:style-name="T3"><text:note text:id="ftn62" text:note-class="footnote"><text:note-citation>67</text:note-citation><text:note-body><text:p text:style-name="P213">“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79">often</text:span><text:span text:style-name="T39"> </text:span><text:span text:style-name="T120">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28">“smaller packs”</text:span><text:span text:style-name="T3"> rather than less concentrated, and directed them to follow the </text:span><text:span text:style-name="T121">manufacturers’</text:span><text:span text:style-name="T121"><office:annotation><dc:creator>Unknown Author</dc:creator><dc:date>2014-03-09T11:36:11.656923000</dc:date><text:list text:continue-numbering="true" text:style-name=""><text:list-item><text:p text:style-name="P322"><text:span text:style-name="T344">Insert point about options, always providing multiple choices for the user, and also the class of the reader – no chem was the Times, chem was DM and Express. Notable. </text:span></text:p></text:list-item><text:list-item><text:p text:style-name="P322"><text:span text:style-name="T344"/></text:p></text:list-item></text:list></office:annotation></text:span><text:span text:style-name="T3"> instructions. <text:s/></text:span><text:span text:style-name="T142">The model user could also counter accusations that Weedol was expensive, by reiterating that by investing in the appropriate application spray bar, the herbicide could be applied without waste.</text:span><text:span text:style-name="T142"><text:note text:id="ftn63" text:note-class="footnote"><text:note-citation>68</text:note-citation><text:note-body><text:p text:style-name="P181">"Gardening" The Times, 16.05.70, p26; <text:span text:style-name="T322">"Gardening" The Times, 04.07.70 p23</text:span></text:p></text:note-body></text:note></text:span><text:span text:style-name="T142"> </text:span><text:span text:style-name="T141">Th</text:span><text:span text:style-name="T142">e</text:span><text:span text:style-name="T141"> model users were by no means perfect, or even ideal, as inconsistent product placement shows, or the </text:span><text:span text:style-name="T142">occasional</text:span><text:span text:style-name="T141"> modelling of unideal </text:span><text:span text:style-name="T142">opinions</text:span><text:span text:style-name="T141"> such as that </text:span><text:span text:style-name="T142">'</text:span><text:span text:style-name="T141">amateur packs were expensive'.</text:span><text:span text:style-name="T141"><text:note text:id="ftn64" text:note-class="footnote"><text:note-citation>69</text:note-citation><text:note-body><text:p text:style-name="P131"><text:span text:style-name="T253">Take the backbreak out of weeding' </text:span><text:span text:style-name="T243">Roy Ha</text:span><text:span text:style-name="T253">y, </text:span><text:span text:style-name="T254">The Times, </text:span><text:span text:style-name="T253">17.06.67, p6</text:span></text:p></text:note-body></text:note></text:span></text:p>
      <text:p text:style-name="Standard"/>
      <text:p text:style-name="P320"><text:span text:style-name="T3">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1">s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65" text:note-class="footnote"><text:note-citation>70</text:note-citation><text:note-body><text:p text:style-name="P130"><text:span text:style-name="T253">'Take the backbreak out of weeding' </text:span><text:span text:style-name="T243">Roy Ha</text:span><text:span text:style-name="T253">y, </text:span><text:span text:style-name="T254">The Times, </text:span><text:span text:style-name="T253">17.06.67, p6 (this article predominantly about ground cover was adjacent to a Weedol advert); </text:span><text:span text:style-name="T243"><text:s/>'A case for ground cover.' Times [London, England] 1 June 1974: 13, </text:span><text:span text:style-name="T244">R</text:span><text:span text:style-name="T243">oy Hay. 'Covering a lot of ground.' Times [London, England] 15 June 1974: 12. </text:span></text:p></text:note-body></text:note></text:span><text:span text:style-name="T3"> </text:span><text:span text:style-name="T179">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78">nor hoe</text:span><text:span text:style-name="T3">, or di</text:span><text:span text:style-name="T178">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66" text:note-class="footnote"><text:note-citation>71</text:note-citation><text:note-body><text:p text:style-name="P182">"Gardening" The Times, 10.05.67, p5</text:p></text:note-body></text:note></text:span><text:span text:style-name="T3"> </text:span></text:p>
      <text:p text:style-name="Standard"/>
      <text:p text:style-name="P112">ICI even <text:span text:style-name="T343">featured</text:span> a model user, Percy Thrower, in one of their multi-product adverts.<text:note text:id="ftn67" text:note-class="footnote"><text:note-citation>72</text:note-citation><text:note-body><text:p text:style-name="Footnote">“<text:span text:style-name="T308">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13">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86">Gardeners World</text:span><text:span text:style-name="T313"> and appearing on children's programme Blue Peter. O'Sullivan identified Thrower's enthusiasm for chemical aids as one of the factors in his parting company with </text:span><text:span text:style-name="T186">Gardeners World</text:span><text:span text:style-name="T313"> in 1976.</text:span><text:span text:style-name="T313"><text:note text:id="ftn68" text:note-class="footnote"><text:note-citation>73</text:note-citation><text:note-body><text:p text:style-name="P130"><text:span text:style-name="T315">Timothy O'Sullivan, ‘Thrower, Percy John (1913–1988)</text:span><text:span text:style-name="T314">’</text:span><text:span text:style-name="T315">, rev. </text:span><text:span text:style-name="T316">Oxford Dictionary of National Biography</text:span><text:span text:style-name="T315">, Oxford </text:span></text:p></text:note-body></text:note></text:span><text:span text:style-name="T313"> This decision must have reflected not just the view of the programme makers, but also that of their audience.</text:span></text:p>
      <text:p text:style-name="Standard"/>
      <text:p text:style-name="P321"><text:span text:style-name="T319">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text:span><text:soft-page-break/><text:span text:style-name="T319">given where appropriate, so that one formulation was not promoted above others. </text:span></text:p>
      <text:p text:style-name="P321"><text:span text:style-name="T3"/></text:p>
      <text:p text:style-name="P321"><text:span text:style-name="T3">The concept of chemical persistence was raised in public awareness through Rachel </text:span><text:span text:style-name="T121">Carson’s</text:span><text:span text:style-name="T3"> </text:span><text:span text:style-name="T187">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text:span><text:span text:style-name="T165">Early documentation about paraquat stated that it did not accumulate, so this issue was already on the radar for ICI. </text:span><text:span text:style-name="T3">However, </text:span><text:span text:style-name="T165">these</text:span><text:span text:style-name="T3"> environmental aspect</text:span><text:span text:style-name="T165">s</text:span><text:span text:style-name="T3"> </text:span><text:span text:style-name="T165">were</text:span><text:span text:style-name="T3"> not highlighted in the advertising material, although generic harmlessness was a consistently prominent feature of adverts. Here the focus was on the </text:span><text:span text:style-name="T121">‘naturalness’</text:span><text:span text:style-name="T3"> of both the herbicidal action and the deactivation of paraquat by the soil. In an article entitled </text:span><text:span text:style-name="T180">'</text:span><text:span text:style-name="T121">Chemicals threaten wildlife</text:span><text:span text:style-name="T180">'</text:span><text:span text:style-name="T3"> paraquat is mentioned as breaking down quickly and is therefore not a threat, whereas other</text:span><text:span text:style-name="T180"> chemicals (which were </text:span><text:span text:style-name="T3">dissimilar in use</text:span><text:span text:style-name="T180">)</text:span><text:span text:style-name="T3">, are persistent and dangerous.</text:span><text:span text:style-name="T3"><text:note text:id="ftn69" text:note-class="footnote"><text:note-citation>74</text:note-citation><text:note-body><text:p text:style-name="P214">'Chemicals threaten wildlife”, The Times, 17.12.68, p10</text:p></text:note-body></text:note></text:span><text:span text:style-name="T3"> </text:span></text:p>
      <text:p text:style-name="Standard"/>
      <text:p text:style-name="P1"/>
      <text:p text:style-name="Standard"/>
      <text:p text:style-name="P55">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70" text:note-class="footnote"><text:note-citation>75</text:note-citation><text:note-body><text:p text:style-name="P215"><text:tab/></text:p></text:note-body></text:note></text:span><text:span text:style-name="T3"> </text:span></text:p>
      <text:p text:style-name="P1"/>
      <text:p text:style-name="P119"><text:span text:style-name="T3">Outside the organisation, experimental uses were frowned upon. Uses not sanctioned by the company were counted as deviating from approved uses, even when the use was a logical and reasonable one that would eventually get approval. </text:span><text:span text:style-name="T143">(pea haulm)Rose?</text:span></text:p>
      <text:p text:style-name="P1"/>
      <text:p text:style-name="Standard"/>
      <text:p text:style-name="Standard"><text:span text:style-name="T1">Disobedient or Careless </text:span><text:span text:style-name="T2">U</text:span><text:span text:style-name="T1">sers</text:span></text:p>
      <text:p text:style-name="P1"/>
      <text:p text:style-name="P98"><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7">alter the concentration or use the herbicide for purposes other than killing weeds in their garden.</text:span><text:span text:style-name="T3"> </text:span></text:p>
      <text:p text:style-name="Standard"/>
      <text:p text:style-name="P80"><text:span text:style-name="T40">Howard</text:span><text:span text:style-name="T40"><text:note text:id="ftn71" text:note-class="footnote"><text:note-citation>76</text:note-citation><text:note-body><text:p text:style-name="P132">Howard was an industrial hygienist, a trained medic, medical advisor to the Chemical Industries Association. He was intolerant of behaviour that deviated from that prescribed for correct use. He does not seem to have applied <text:s/>thought to <text:span text:style-name="T182">why</text:span> people used paraquat in some ingenious if misguided and ultimately harmful ways (louse removal <text:span text:style-name="T229">[p70-71]</text:span>, creative mixtures <text:span text:style-name="T229">[p74] or alternative concentrations [p68]</text:span>). He admired the makeshift use of a plastic bag to protect sprayers from leak<text:span text:style-name="T265">y</text:span> knapsacks, but did not comment on the reasons why workers did not wear protective shoes or trousers (heat, comfort, cost) and were not more careful (education, experience, <text:span text:style-name="T265">access to clean water, medical care, choice of language</text:span>) nor did he look at communication between workers with respect to dealing with these hazards, or between workers and employer. <text:span text:style-name="T298">Howard</text:span> <text:span text:style-name="T265">approached</text:span> this problem from a completely medical/industrial view point, rather than from the <text:span text:style-name="T298">user’s</text:span> point of view. <text:span text:style-name="T228">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text:span><text:soft-page-break/><text:span text:style-name="T40">being careless with the concentrate and the dilute solution,</text:span><text:span text:style-name="T40"><text:note text:id="ftn72" text:note-class="footnote"><text:note-citation>77</text:note-citation><text:note-body><text:p text:style-name="P134">Howard, p92, 113</text:p></text:note-body></text:note></text:span><text:span text:style-name="T40"> going so far as to declare farmworkers as “notoriously careless”.</text:span><text:span text:style-name="T40"><text:note text:id="ftn73" text:note-class="footnote"><text:note-citation>78</text:note-citation><text:note-body><text:p text:style-name="P129">Howard, 216</text:p></text:note-body></text:note></text:span><text:span text:style-name="T3"> </text:span></text:p>
      <text:p text:style-name="P6"/>
      <text:p text:style-name="P110"><text:span text:style-name="T87">Repacking Gramoxone into unlabelled bottles was the principle cause of accidental ingestion, </text:span><text:span text:style-name="T88">and was also associated with theft</text:span><text:span text:style-name="T87">.</text:span><text:span text:style-name="T87"><text:note text:id="ftn74" text:note-class="footnote"><text:note-citation>79</text:note-citation><text:note-body><text:p text:style-name="P146">HO305/32, Extract from minutes of 66<text:span text:style-name="T279">th</text:span> Meeting of the Poisons Board, 23.2.73</text:p></text:note-body></text:note></text:span><text:span text:style-name="T87">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75" text:note-class="footnote"><text:note-citation>80</text:note-citation><text:note-body><text:p text:style-name="P216"><text:tab/></text:p></text:note-body></text:note></text:span><text:span text:style-name="T3"> </text:span></text:p>
      <text:p text:style-name="P36"/>
      <text:p text:style-name="P110"><text:span text:style-name="T123">W</text:span><text:span text:style-name="T3">orkers whose job it was to clear unwanted vegetation - agricultural workers, council workers, people maintaining runways and railways - and, disregarding whether they had permission or not, </text:span><text:span text:style-name="T122">had no reason to store the herbicide in their own homes. Therefore it must be assumed that </text:span><text:span text:style-name="T3">they </text:span><text:span text:style-name="T123">were impressed by its effectiveness and</text:span><text:span text:style-name="T3"> took it home for themselves or friends to use </text:span><text:span text:style-name="T122">domestically</text:span><text:span text:style-name="T3">. <text:s/>MAFF described people who brought home Gramoxone from agricultural or horticultural stocks as trying to avoid the expense of buying Weedol.</text:span><text:span text:style-name="T3"><text:note text:id="ftn76" text:note-class="footnote"><text:note-citation>81</text:note-citation><text:note-body><text:p text:style-name="P217">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77" text:note-class="footnote"><text:note-citation>82</text:note-citation><text:note-body><text:p text:style-name="P218">“The boy who thought he'd had a drink of pop”, Jane Gaskell, The Daily Mail, 24.06.71, p6.</text:p></text:note-body></text:note></text:span><text:span text:style-name="T3"> </text:span></text:p>
      <text:p text:style-name="P6"/>
      <text:p text:style-name="P84"><text:span text:style-name="T3">A 1967 note about repacking, following </text:span><text:span text:style-name="T57">the earliest poisonings, relating to repacking, </text:span><text:span text:style-name="T3">in which Roy Goulding, </text:span><text:span text:style-name="T54">founder of the National Poisons Information Bureau</text:span><text:span text:style-name="T54"><text:note text:id="ftn78" text:note-class="footnote"><text:note-citation>83</text:note-citation><text:note-body><text:p text:style-name="Footnote"><text:span text:style-name="T245">“Information On Poisons” </text:span><text:span text:style-name="T247">The British Medical Journal</text:span><text:span text:style-name="T249">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3"> wonders how to prevent this. He wr</text:span><text:span text:style-name="T55">o</text:span><text:span text:style-name="T3">te 'How we can deter them I don't know, but labelling the concentrate as poison might help.”</text:span><text:span text:style-name="T3"><text:note text:id="ftn79" text:note-class="footnote"><text:note-citation>84</text:note-citation><text:note-body><text:p text:style-name="P135">MAF 284/307, 104, Letter from R. Goulding (Guys Hospital) to JAR Bates, (MAFF Plant Pathology), 16.08.67</text:p></text:note-body></text:note></text:span><text:span text:style-name="T3"> </text:span><text:span text:style-name="T87">It might seem surprising, but there was a lot of room for negotiating the wording on labels. </text:span></text:p>
      <text:p text:style-name="P22"/>
      <text:p text:style-name="P13"><text:span text:style-name="T3">Plant Protection were resistant to suggestions that the word 'Poison' should be included on the label, </text:span><text:span text:style-name="T286">as they did not want potential users to be scared by the word “poison” and put off using their product. They maintained that when users followed the instructions, the product was safe.</text:span><text:note text:id="ftn80" text:note-class="footnote"><text:note-citation>85</text:note-citation><text:note-body><text:p text:style-name="P219">Letter from AAB Swan (ICI)to F Stewart (HO, Poisons Board), 13.05.68</text:p></text:note-body></text:note><text:span text:style-name="T3"> </text:span><text:span text:style-name="T286">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1" text:note-class="footnote"><text:note-citation>86</text:note-citation><text:note-body><text:p text:style-name="Footnote"><text:span text:style-name="T299">SC3078 Paraquat and diquat liquid formulations summary of experience of human exposure December 1965 – May 1967, National Archives; </text:span>“<text:span text:style-name="T299">Girl drinks first and dies” Daily Mail, 30.09.72</text:span></text:p></text:note-body></text:note></text:span><text:span text:style-name="T3"> glove compartments,</text:span><text:span text:style-name="T3"><text:note text:id="ftn82" text:note-class="footnote"><text:note-citation>87</text:note-citation><text:note-body><text:p text:style-name="Footnote">“<text:span text:style-name="T288">Children steal deadly weedkiller” Daily Mail, 30.08.72, p3</text:span></text:p></text:note-body></text:note></text:span><text:span text:style-name="T3"> sheds,</text:span><text:span text:style-name="T3"><text:note text:id="ftn83" text:note-class="footnote"><text:note-citation>88</text:note-citation><text:note-body><text:p text:style-name="Footnote">“<text:span text:style-name="T284">The killer inside the bottle” Daily Mail, 08.07.72, p20</text:span>; “<text:span text:style-name="T284">Doctors save paraquat toddler” Daily Mail, 18.11.72, p3;</text:span> “<text:span text:style-name="T284">Alive! The boy who drank paraquat” Daily Mail, 06.08.82, p1</text:span></text:p></text:note-body></text:note></text:span><text:span text:style-name="T3"> kitchens</text:span><text:span text:style-name="T3"><text:note text:id="ftn84" text:note-class="footnote"><text:note-citation>89</text:note-citation><text:note-body><text:p text:style-name="P159">“Bottle said lemonade but it killed Beverley” <text:s/>Daily Mail 14.08.68 (clipping from paper, no page, <text:span text:style-name="T309">'Poison tragedy of a gardener' Daily Express, 30.09.72, p15</text:span></text:p></text:note-body></text:note></text:span><text:span text:style-name="T3"> and </text:span><text:soft-page-break/><text:span text:style-name="T3">even fridges</text:span><text:span text:style-name="T3"><text:note text:id="ftn85" text:note-class="footnote"><text:note-citation>90</text:note-citation><text:note-body><text:p text:style-name="P158"><text:span text:style-name="T259">cannot find this but will continue hunting as was interesting – wife put it in fridge, did not know what was in it</text:span>. </text:p></text:note-body></text:note></text:span><text:span text:style-name="T3"> where they were mistaken for dark coloured drinks: </text:span><text:span text:style-name="T133">cordial,</text:span><text:span text:style-name="T133"><text:note text:id="ftn86" text:note-class="footnote"><text:note-citation>91</text:note-citation><text:note-body><text:p text:style-name="P171">'Poison tragedy of a gardener' Daily Express, 30.09.72, p15</text:p></text:note-body></text:note></text:span><text:span text:style-name="T133"> </text:span><text:span text:style-name="T3">cola,</text:span><text:span text:style-name="T3"><text:note text:id="ftn87" text:note-class="footnote"><text:note-citation>92</text:note-citation><text:note-body><text:p text:style-name="P158">“Boy and Girl in lung-swop operation” Daily Mail, 13.05.68, p1</text:p></text:note-body></text:note></text:span><text:span text:style-name="T3"> </text:span><text:span text:style-name="T125">beer</text:span><text:span text:style-name="T3">,</text:span><text:span text:style-name="T3"><text:note text:id="ftn88" text:note-class="footnote"><text:note-citation>93</text:note-citation><text:note-body><text:p text:style-name="P158"><text:span text:style-name="T299">SC3078 Paraquat and diquat liquid formulations summary of experience of human exposure December 1965 – May 1967; </text:span>“Man drank weedkiller by mistake” The Times, 11.12.69, p 5; </text:p></text:note-body></text:note></text:span><text:span text:style-name="T3"> </text:span><text:span text:style-name="T101">wine,</text:span><text:span text:style-name="T101"><text:note text:id="ftn89" text:note-class="footnote"><text:note-citation>94</text:note-citation><text:note-body><text:p text:style-name="P153">SC3078, Paraquat and Diquat liquid formulations summary of experience of human exposure December 1965 - May 1967</text:p></text:note-body></text:note></text:span><text:span text:style-name="T101"> or </text:span><text:span text:style-name="T98">sherry</text:span><text:span text:style-name="T98"><text:note text:id="ftn90" text:note-class="footnote"><text:note-citation>95</text:note-citation><text:note-body><text:p text:style-name="Footnote">“<text:span text:style-name="T285">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1" text:note-class="footnote"><text:note-citation>96</text:note-citation><text:note-body><text:p text:style-name="P220">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2" text:note-class="footnote"><text:note-citation>97</text:note-citation><text:note-body><text:p text:style-name="P221">“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3" text:note-class="footnote"><text:note-citation>98</text:note-citation><text:note-body><text:p text:style-name="P126">Howard, Paraquat Uses and Misuses, 1982, p6<text:span text:style-name="T214">5</text:span>.</text:p></text:note-body></text:note></text:span></text:p>
      <text:p text:style-name="Standard"/>
      <text:p text:style-name="P83"><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4">(a repair response) </text:span><text:span text:style-name="T3">in the lungs which thicken so much that the lungs solidify. Despite </text:span><text:span text:style-name="T97">doctors’</text:span><text:span text:style-name="T3"> best efforts to deactivate paraquat with Fullers earth, or kaolin mimicking the deactivation seen in soils,</text:span><text:span text:style-name="T3"><text:note text:id="ftn94" text:note-class="footnote"><text:note-citation>99</text:note-citation><text:note-body><text:p text:style-name="P222"><text:tab/></text:p></text:note-body></text:note></text:span><text:span text:style-name="T3"> or to dilute the chemical in the bloodstream through forced diuresis as was </text:span><text:span text:style-name="T99">employed</text:span><text:span text:style-name="T3"> in treating barbiturate overdoses,</text:span><text:span text:style-name="T3"><text:note text:id="ftn95" text:note-class="footnote"><text:note-citation>100</text:note-citation><text:note-body><text:p text:style-name="P223"><text:span text:style-name="T231">“</text:span><text:span text:style-name="T232">Paraquat poisoning Treated by forced diuresis” </text:span><text:span text:style-name="T231">F. Kerr</text:span><text:span text:style-name="T233"> </text:span><text:span text:style-name="T234">et al </text:span><text:span text:style-name="T236">(1968), </text:span><text:span text:style-name="T234">BMJ,</text:span><text:span text:style-name="T236"> vol 3, No. 5613, pp. 290-291</text:span><text:tab/></text:p></text:note-body></text:note></text:span><text:span text:style-name="T3"> </text:span><text:span text:style-name="T99">their treatments were experimental and often unsuccessfu</text:span><text:span text:style-name="T100">l</text:span><text:span text:style-name="T99">. In some cases, they would even worsen the situation, </text:span><text:span text:style-name="T100">although this could provide evidence supporting increased understanding of paraquat's mechanism of action</text:span><text:span text:style-name="T99">.</text:span><text:span text:style-name="T99"><text:note text:id="ftn96" text:note-class="footnote"><text:note-citation>101</text:note-citation><text:note-body><text:p text:style-name="P152">Howard, <text:span text:style-name="T287">p30 (oxygen), p169 (forced diruresis)</text:span></text:p></text:note-body></text:note></text:span><text:span text:style-name="T99"> </text:span><text:span text:style-name="T3">Gramoxone poisonings </text:span><text:span text:style-name="T100">led to a</text:span><text:span text:style-name="T3"> horrifyingly certain and slow death, potentially over two weeks or more. </text:span></text:p>
      <text:p text:style-name="P53"/>
      <text:p text:style-name="P115"><text:span text:style-name="T137">Carelessness was not only a problem with farmers. From the product launch in 1965 to May 1967, 7 million units </text:span><text:span text:style-name="T138">of Weedol </text:span><text:span text:style-name="T137">were sold. </text:span><text:span text:style-name="T138">Considering the volume sold, the five </text:span><text:span text:style-name="T137">reported medical incidents involving Weedol which could be attributed to carelessness </text:span><text:span text:style-name="T138">is a tribute to how safe the product could be</text:span><text:span text:style-name="T137">. <text:s/>A child </text:span><text:span text:style-name="T121">“who should not have access to the preparation” </text:span><text:span text:style-name="T137">ate the granules, demonstrating the carelessness of the adult in charge to not carefully put the product out of reach of children, and in addition there were four instances of skin irritation which arose </text:span><text:span text:style-name="T121">“during application of the chemical and resulted from carelessness”</text:span><text:span text:style-name="T137">.</text:span><text:span text:style-name="T137"><text:note text:id="ftn97" text:note-class="footnote"><text:note-citation>102</text:note-citation><text:note-body><text:p text:style-name="P224">Fifth report on paraquat - Home Garden Use, MAF 284 307, doc 108 {IMG_2917}</text:p></text:note-body></text:note></text:span><text:span text:style-name="T137"> </text:span></text:p>
      <text:p text:style-name="P54"/>
      <text:p text:style-name="P114"><text:span text:style-name="T137">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By </text:span><text:span text:style-name="T121">“attempted”</text:span><text:span text:style-name="T3"> suicide, we infer that they were not successful, the child was not fatally poisoned and there is no detail on the extent of any of the </text:span><text:span text:style-name="T121">“careless”</text:span><text:span text:style-name="T3"> weeders injuries. </text:span></text:p>
      <text:p text:style-name="P282"/>
      <text:p text:style-name="P293">Self harm and suicide</text:p>
      <text:p text:style-name="P50">Another form of disobedience was to go against the instruction that it was only to be used as a <text:soft-page-break/>herbicide. <text:span text:style-name="T330">An example of this was u</text:span>sing the product as an insecticide<text:note text:id="ftn98" text:note-class="footnote"><text:note-citation>103</text:note-citation><text:note-body><text:p text:style-name="P169"><text:span text:style-name="T309">“Read the label”</text:span>, Letter from TRL Waring ICI Plant Protection, Daily Express, 06.08.74, p3</text:p></text:note-body></text:note> but <text:span text:style-name="T330">another was </text:span>using the chemical to deliberately harm oneself or another person. <text:span text:style-name="T330">This disobeyed 'not to be taken' in addition to 'use only as a herbicide', and it occurred with G</text:span>ramoxone and Weedol. <text:s/></text:p>
      <text:p text:style-name="P50"/>
      <text:p text:style-name="P313"><text:span text:style-name="T3">In September 1967, an editorial in the BMJ preceded an account of an 'unusual' suicide by injection of </text:span><text:span text:style-name="T139">Gramoxone</text:span><text:span text:style-name="T3">, which took place in Israel and was not reported in mainstream UK newspapers.</text:span><text:span text:style-name="T3"><text:note text:id="ftn177" text:note-class="footnote"><text:note-citation>104</text:note-citation><text:note-body><text:p text:style-name="Footnote"/></text:note-body></text:note></text:span><text:span text:style-name="T3"> </text:span><text:span text:style-name="T171">It was much more usual for people to drink the herbicide. In one of the early suicides recorded while Gramoxone was on provisional clearance, ICI wrote that the Scottish man had also drunk whisky.</text:span><text:span text:style-name="T171"><text:note text:id="ftn178" text:note-class="footnote"><text:note-citation>105</text:note-citation><text:note-body><text:p text:style-name="Footnote"/></text:note-body></text:note></text:span><text:span text:style-name="T171"> The inclusion of these details seems to be to highlight the human factors that are beyond ICI's control. </text:span><text:span text:style-name="T139">Three suicides had been attempted using Weedol in the period it was under especially close scrutiny from the Pesticides board.</text:span><text:span text:style-name="T139"><text:note text:id="ftn176" text:note-class="footnote"><text:note-citation>106</text:note-citation><text:note-body><text:p text:style-name="Footnote"/></text:note-body></text:note></text:span></text:p>
      <text:p text:style-name="P69"/>
      <text:p text:style-name="P293"><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4" text:note-class="footnote"><text:note-citation>107</text:note-citation><text:note-body><text:p text:style-name="P227">Clarke <text:span text:style-name="T271">(</text:span>1993<text:span text:style-name="T271">)</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69"/>
      <text:p text:style-name="P116"><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01" text:note-class="footnote"><text:note-citation>108</text:note-citation><text:note-body><text:p text:style-name="P178">“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02" text:note-class="footnote"><text:note-citation>109</text:note-citation><text:note-body><text:p text:style-name="P147">“Should this killer be allowed?” DM, 30.08.72, p6;</text:p></text:note-body></text:note></text:span><text:span text:style-name="T3"> The medical press had carried stories of suicides, from the very first and unusual suicide in Israel,</text:span><text:span text:style-name="T3"><text:note text:id="ftn103" text:note-class="footnote"><text:note-citation>110</text:note-citation><text:note-body><text:p text:style-name="P130">“<text:span text:style-name="T224">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16"/>
      <text:p text:style-name="P116"><text:span text:style-name="T3">In 1973 Dr Matthew of the Poisons Board blamed what he called </text:span><text:span text:style-name="T56">“disproportionate”</text:span><text:span text:style-name="T3"> media coverage given to paraquat deaths for the fact that in Scotland, the number of accidental deaths from paraquat was overshadowed by the number of suicides with the chemical.</text:span><text:span text:style-name="T3"><text:note text:id="ftn105" text:note-class="footnote"><text:note-citation>111</text:note-citation><text:note-body><text:p text:style-name="P228">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06" text:note-class="footnote"><text:note-citation>112</text:note-citation><text:note-body><text:p text:style-name="P179"><text:span text:style-name="T213">Millard (2012) </text:span><text:s/></text:p></text:note-body></text:note></text:span><text:span text:style-name="T25">). </text:span><text:span text:style-name="T172">T</text:span><text:span text:style-name="T3">he reports in medical journals of this use of the domestic chemical do not </text:span><text:span text:style-name="T172">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16"/>
      <text:p text:style-name="P116"><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text:span><text:soft-page-break/><text:span text:style-name="T3">and that carbolic acid seemed to be used by residents of large towns.</text:span><text:span text:style-name="T3"><text:note text:id="ftn107" text:note-class="footnote"><text:note-citation>113</text:note-citation><text:note-body><text:p text:style-name="P229">Clarke (1993) p3</text:p></text:note-body></text:note></text:span><text:span text:style-name="T3"> Users of paraquat </text:span><text:span text:style-name="T27">for this purpose </text:span><text:span text:style-name="T3">were not just those with legitimate workplace access to the herbicide, </text:span><text:span text:style-name="T71">as Howard summarised in his study. </text:span><text:span text:style-name="T94">Most </text:span><text:span text:style-name="T71">of the women were described as housewives, </text:span><text:span text:style-name="T94">with only one having access to it through work</text:span><text:span text:style-name="T71">, </text:span><text:span text:style-name="T94">and around half the number of people “had no entitlement to access”</text:span><text:span text:style-name="T94"><office:annotation><dc:creator>Unknown Author</dc:creator><dc:date>2014-03-10T10:04:29.941850000</dc:date><text:list text:continue-numbering="true" text:style-name=""><text:list-item><text:p text:style-name="P322"><text:span text:style-name="T344">VQ unintended/ unentitled users </text:span></text:p></text:list-item></text:list></office:annotation></text:span><text:span text:style-name="T94"> Gramoxone. Howard also identified a seasonal peak (May to July), which is when paraquat could be expected to be used domestically.</text:span><text:span text:style-name="T71"><text:note text:id="ftn108" text:note-class="footnote"><text:note-citation>114</text:note-citation><text:note-body><text:p text:style-name="P180">Howard (1982), p177 -183</text:p></text:note-body></text:note></text:span><text:span text:style-name="T71"> </text:span><text:span text:style-name="T3">In the use of and most deaths from paraquat poisoning were anything but easy. The agonising decline of patients was </text:span><text:span text:style-name="T41">described</text:span><text:span text:style-name="T3"> in any </text:span><text:span text:style-name="T94">news </text:span><text:span text:style-name="T3">article about the lethality of paraquat, communicating to would-be users that this was not an </text:span><text:span text:style-name="T71">“easy way out”</text:span><text:span text:style-name="T3">, even if it was certain. <text:s/></text:span></text:p>
      <text:p text:style-name="P116"/>
      <text:p text:style-name="P69">Murder</text:p>
      <text:p text:style-name="P116"><text:span text:style-name="T3">Murder was another misuse of the herbicide, as until </text:span><text:span text:style-name="T27">1974</text:span><text:span text:style-name="T3"> Gramoxone did not have an offensive taste or smell,</text:span><text:span text:style-name="T3"><text:note text:id="ftn109" text:note-class="footnote"><text:note-citation>115</text:note-citation><text:note-body><text:p text:style-name="P230">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110" text:note-class="footnote"><text:note-citation>116</text:note-citation><text:note-body><text:p text:style-name="P231">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16"/>
      <text:p text:style-name="P116"><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11" text:note-class="footnote"><text:note-citation>117</text:note-citation><text:note-body><text:p text:style-name="P232"><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116"><text:span text:style-name="T3"/></text:p>
      <text:p text:style-name="P284"><text:span text:style-name="T334">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33">'</text:span><text:span text:style-name="T333"><text:note text:id="ftn184" text:note-class="footnote"><text:note-citation>118</text:note-citation><text:note-body><text:p text:style-name="P258">"Stop weeds going to bed with your flowers", Spring 1978 campaign, Daily Mail, 08.04.78, p32</text:p></text:note-body></text:note></text:span><text:span text:style-name="T333"> can be given an additional layer of meaning. Even if the advertising agency had jokingly tried to make the link explicitly, ICI would never have condoned the misuse of their product in this way. </text:span></text:p>
      <text:p text:style-name="P52"/>
      <text:p text:style-name="P69">Fear and Disruption</text:p>
      <text:p text:style-name="P92"><text:span text:style-name="T3">Another form of abuse was the threat of paraquat poisoning, used by </text:span><text:span text:style-name="T70">extortionists</text:span><text:span text:style-name="T3"> and sab</text:span><text:span text:style-name="T70">o</text:span><text:span text:style-name="T3">teurs. </text:span></text:p>
      <text:p text:style-name="P51">In 1974 a man was jailed for attempting to blackmail the CocaCola company by threatening to put paraquat into 200 bottles of the drink.<text:note text:id="ftn112" text:note-class="footnote"><text:note-citation>119</text:note-citation><text:note-body><text:p text:style-name="P174">“Jail for Coke blackmailer”, The Times, 23.11.74 p3</text:p></text:note-body></text:note> <text:span text:style-name="T269">In the approach to Christmas in 1982, the Animal Liberation Front warned that they had poisoned turkeys for sale in Harrods and Woolworths,</text:span><text:span text:style-name="T269"><text:note text:id="ftn113" text:note-class="footnote"><text:note-citation>120</text:note-citation><text:note-body><text:p text:style-name="P174">“Anger over 'poisoned turkeys'” Daily Mail, 20.12.82, p10</text:p></text:note-body></text:note></text:span><text:span text:style-name="T269"> as well as a cluster in Bristol supermarkets and butchers.</text:span><text:span text:style-name="T269"><text:note text:id="ftn114" text:note-class="footnote"><text:note-citation>121</text:note-citation><text:note-body><text:p text:style-name="Footnote">“<text:span text:style-name="T269">Another turkey alarm”, Daily Mail, 21.12.82 p22</text:span></text:p></text:note-body></text:note></text:span><text:span text:style-name="T269"> </text:span><text:span text:style-name="T269"><text:note text:id="ftn115" text:note-class="footnote"><text:note-citation>122</text:note-citation><text:note-body><text:p text:style-name="P175">'...and don't forget the weedkiller for the turkeys, dear.' Cartoon by Keith Waite, the Daily Mirror, 17.12.84 <text:s/><text:span text:style-name="T311">A</text:span>n illustration of a family of three terrorists, all clad in balaclava, writing a christmas shopping list. Although the chemical name or brands are not used, it is clearly a reference to the disruption of a <text:span text:style-name="T311">Christmas 1982.</text:span></text:p></text:note-body></text:note></text:span><text:span text:style-name="T269"> No paraquat was found, but the </text:span><text:soft-page-break/><text:span text:style-name="T269">withdrawal from sale, the disruption and anxiety it caused show that the threats were taken seriously. Shoppers at Safeway supermarkets were the target of random poisoning threats, in 1981</text:span><text:span text:style-name="T269"><text:note text:id="ftn116" text:note-class="footnote"><text:note-citation>123</text:note-citation><text:note-body><text:p text:style-name="P176">“More poisoned food may be lying in shops” The Times, 08.05.81 (front page leader, article p7); <text:span text:style-name="T270">“Safeway food poison dose 'not lethal'”, The Times, <text:s/>09.</text:span>05.81, p2.</text:p></text:note-body></text:note></text:span><text:span text:style-name="T269"> and 1987.</text:span><text:span text:style-name="T269"><text:note text:id="ftn117" text:note-class="footnote"><text:note-citation>124</text:note-citation><text:note-body><text:p text:style-name="Footnote">“<text:span text:style-name="T270">Poisoner hits supermarket shelves”, Daily Mail, 22.06.87, p2</text:span></text:p></text:note-body></text:note></text:span><text:span text:style-name="T269"> In an attempt to deny the blackmailer the satisfaction of creating a stir, there had been a six week media blackout while the police and the supermarkets worked on the issue.</text:span><text:span text:style-name="T269"><text:note text:id="ftn118" text:note-class="footnote"><text:note-citation>125</text:note-citation><text:note-body><text:p text:style-name="P177">“Poison food threat”, Daily Mail, 15.08.87, p2</text:p></text:note-body></text:note></text:span><text:span text:style-name="T269">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69"><text:note text:id="ftn119" text:note-class="footnote"><text:note-citation>126</text:note-citation><text:note-body><text:p text:style-name="Footnote">“<text:span text:style-name="T290">Safeway counts cost of scare” Daily Mail, 09.05.81, p2. </text:span></text:p></text:note-body></text:note></text:span><text:span text:style-name="T269">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10">Intermediaries as Users?</text:p>
      <text:p text:style-name="P312">In order for paraquat to be used at home, retailers had to sell the preparations. In doing so they were expected to adhere to some of the same instructions that users were, namely not to repack into other containers. They were also considered boundary policer to the agricultural-domestic divide, by being responsible for ensuring that those who bought Gramoxone were going to use it in an agricultural context. </text:p>
      <text:p text:style-name="P312"/>
      <text:p text:style-name="P311">Retailers</text:p>
      <text:p text:style-name="P294"><text:span text:style-name="T3">However, it was n</text:span><text:span text:style-name="T166">o</text:span><text:span text:style-name="T3">t just the end-users who failed to adhere to the instruction that Gramoxone was not to be repacked. In 1967 Plant Protection </text:span><text:span text:style-name="T53">saw fit to send</text:span><text:span text:style-name="T3"> what they called a </text:span><text:span text:style-name="T136">'</text:span><text:span text:style-name="T3">strongly worded letter</text:span><text:span text:style-name="T136">'</text:span><text:span text:style-name="T3"> to its main agents and distributors reminding them about the dangers of selling Gramoxone that was not in its original container.</text:span><text:span text:style-name="T3"><text:note text:id="ftn120" text:note-class="footnote"><text:note-citation>127</text:note-citation><text:note-body><text:p text:style-name="P233">MAF 284/307, 149, Letter from AAB Swan (Plant Protection Ltd) to F Stuart (Poisons Board) 16.02.68, National Archives, Kew</text:p></text:note-body></text:note></text:span><text:span text:style-name="T3"> </text:span><text:span text:style-name="T54">A </text:span><text:span text:style-name="T3">case reported in a 1968 Cambridge newspaper </text:span><text:span text:style-name="T54">described</text:span><text:span text:style-name="T3"> a store that sold Gramoxone in a reused lemonade bottle, delivering it to the purchaser</text:span><text:span text:style-name="T54">'</text:span><text:span text:style-name="T3">s doorstep. Luckily no-one was poisoned, but the chemist was found guilty of gross carelessness and fined.</text:span><text:span text:style-name="T3"><text:note text:id="ftn121" text:note-class="footnote"><text:note-citation>128</text:note-citation><text:note-body><text:p text:style-name="P233"><text:span text:style-name="T225">MAF 284/307, 199-201 </text:span>Letter from CE Rabington (<text:span text:style-name="T225">MAFF </text:span>Regional Safety Inspector) to J Rowe <text:span text:style-name="T225">(MAFF Deputy Chief Inspector) giving details of article in </text:span><text:span text:style-name="T183">Cambridge Daily News</text:span><text:span text:style-name="T192">, 09.11.68 “Label on bottle of weed killer said 'Lemonade'”</text:span></text:p></text:note-body></text:note></text:span></text:p>
      <text:p text:style-name="P294"><text:span text:style-name="T3"/></text:p>
      <text:p text:style-name="P302"><text:span text:style-name="T3">Medical staff</text:span></text:p>
      <text:p text:style-name="P295"><text:span text:style-name="T3">In this editorial, attention is drawn to the UK cas</text:span><text:span text:style-name="T52">e</text:span><text:span text:style-name="T3"> of a child sent home </text:span><text:span text:style-name="T52">after</text:span><text:span text:style-name="T3"> </text:span><text:span text:style-name="T52">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text:span><text:soft-page-break/><text:span text:style-name="T3">forefront of this.</text:span><text:span text:style-name="T3"><text:note text:id="ftn99" text:note-class="footnote"><text:note-citation>129</text:note-citation><text:note-body><text:p text:style-name="P225">Poisoning from Paraquat BMJ, Vol 3, No 5567, 16.09.67, p690-691</text:p></text:note-body></text:note></text:span><text:span text:style-name="T3"> As more literature accumulated on treating these poisonings, medical staff had a better idea of what they were dealing with </text:span><text:span text:style-name="T52">although there were still discrepancies between the amount ingested or absorbed and the outcome.</text:span><text:span text:style-name="T3"> It is telling that in 1987, once the dose has been established as being severe, the advice </text:span><text:span text:style-name="T175">wa</text:span><text:span text:style-name="T3">s to focus on palliative care, supporting the patient and their family towards the end of life.</text:span><text:span text:style-name="T3"><text:note text:id="ftn100" text:note-class="footnote"><text:note-citation>130</text:note-citation><text:note-body><text:p text:style-name="P226">Vale et al, 1987</text:p></text:note-body></text:note></text:span><text:span text:style-name="T3"> </text:span></text:p>
      <text:p text:style-name="P55"/>
      <text:p text:style-name="P58"><text:span text:style-name="T277">Beyond accidents - </text:span>Determined abusers</text:p>
      <text:p text:style-name="P97"><text:span text:style-name="T3">Accidental poisonings as news items meant that paraquat left the confines of niche gardening, farming columns, </text:span><text:span text:style-name="T85">and the paraquat's potential to cause serious harm became more widely known</text:span><text:span text:style-name="T3">. </text:span></text:p>
      <text:p text:style-name="P61"/>
      <text:p text:style-name="P118"><text:s/></text:p>
      <text:p text:style-name="Standard"/>
      <text:p text:style-name="P55">Educating Users</text:p>
      <text:p text:style-name="P102"><text:span text:style-name="T3">Despite fatal incidents occurring since 1966, none were reported in newspapers until 1968. </text:span><text:span text:style-name="T102">Some agricultural users, who should have been familiar with the warnings on packaging, claimed to have been unaware of the risks associated with the chemical before they read about poisonings in their daily paper.</text:span><text:span text:style-name="T102"><text:note text:id="ftn122" text:note-class="footnote"><text:note-citation>131</text:note-citation><text:note-body><text:p text:style-name="Footnote">“<text:span text:style-name="T291">My stupid little wife” Daily Mail, 07.01.75, p11</text:span></text:p></text:note-body></text:note></text:span><text:span text:style-name="T102"> </text:span><text:span text:style-name="T173">This perhaps indicates how instructions and warnings on labels are not always read carefully and the consequences of failing to adhere to the precautions outlined were not fully comprehended.</text:span></text:p>
      <text:p text:style-name="P23"/>
      <text:p text:style-name="P103"><text:span text:style-name="T103">The earliest </text:span><text:span text:style-name="T174">newspaper </text:span><text:span text:style-name="T103">report that is connected to paraquat does not name the weedkiller, leaving readers no wiser, although it referred to a </text:span><text:span text:style-name="T129">'</text:span><text:span text:style-name="T103">liquid weedkiller</text:span><text:span text:style-name="T129">'</text:span><text:span text:style-name="T103"> that </text:span><text:span text:style-name="T129">'</text:span><text:span text:style-name="T103">resembled a soft drink</text:span><text:span text:style-name="T129">'</text:span><text:span text:style-name="T103">,</text:span><text:span text:style-name="T103"><text:note text:id="ftn123" text:note-class="footnote"><text:note-citation>132</text:note-citation><text:note-body><text:p text:style-name="P234">“Boy with new lung winks at father” The Times, 18.05.68, p10 </text:p></text:note-body></text:note></text:span><text:span text:style-name="T103"> which </text:span><text:span text:style-name="T129">'</text:span><text:span text:style-name="T103">looked like Coca Cola</text:span><text:span text:style-name="T129">'</text:span><text:span text:style-name="T103"> and the </text:span><text:span text:style-name="T174">particular </text:span><text:span text:style-name="T103">effect on the lungs.</text:span><text:span text:style-name="T103"><text:note text:id="ftn124" text:note-class="footnote"><text:note-citation>133</text:note-citation><text:note-body><text:p text:style-name="P235">“Boy and Girl in lung-swop operation” Daily Mail, 13.05.68 , p1; “Lung boy sits up for icecream”, Daily Mail, 18.05.68, p1; “Lung transplant boy dies” Daily Mail, 29.05.68, p1</text:p></text:note-body></text:note></text:span><text:span text:style-name="T103"> This is clearly </text:span><text:span text:style-name="T174">an </text:span><text:span text:style-name="T103">agricultural paraquat herbicide. What caused it to be on the front page, was not the </text:span><text:span text:style-name="T174">involvement of the </text:span><text:span text:style-name="T103">new weedkiller but that it was</text:span><text:span text:style-name="T3"> Britain's, even Europe's, first lung transplant in 1968. </text:span><text:span text:style-name="T103">The story</text:span><text:span text:style-name="T3"> is also one of 15 year old Alex Smith's accidental paraquat poisonin</text:span><text:span text:style-name="T103">g</text:span><text:span text:style-name="T3">. None of the surgeons involved in the transplant case would give any details, but the boy's uncle spoke to the press about what had happened.</text:span><text:span text:style-name="T3"><text:note text:id="ftn125" text:note-class="footnote"><text:note-citation>134</text:note-citation><text:note-body><text:p text:style-name="P143">“Lung Transplant in Edinburgh”, Glasgow Herald, 17.05.68, p1</text:p></text:note-body></text:note></text:span></text:p>
      <text:p text:style-name="P100"/>
      <text:p text:style-name="P108"><text:span text:style-name="T3">During the same month that the transplant took place, the Essex branch National Farmers Union wanted the danger of the product to be emphasised on the label.</text:span><text:span text:style-name="T3"><text:note text:id="ftn126" text:note-class="footnote"><text:note-citation>135</text:note-citation><text:note-body><text:p text:style-name="P236">“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27" text:note-class="footnote"><text:note-citation>136</text:note-citation><text:note-body><text:p text:style-name="P237">“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3">N</text:span><text:span text:style-name="T3">one of the other cases presented in newspapers had such a </text:span><text:span text:style-name="T112">close connection </text:span><text:span text:style-name="T3">to the chemical company </text:span><text:span text:style-name="T113">and no others hinted at any repercussions for the supplier of the chemical</text:span><text:span text:style-name="T3">. </text:span></text:p>
      <text:p text:style-name="P37"/>
      <text:p text:style-name="P108"><text:span text:style-name="T113">When</text:span><text:span text:style-name="T3"> liquid formulations of paraquat were </text:span><text:span text:style-name="T113">put</text:span><text:span text:style-name="T3"> on the Home Office poisons list, </text:span><text:span text:style-name="T113">newspapers carried this news and took care to explain the granular Weedol was exempt, even if they did not say that it was less concentrated.</text:span><text:span text:style-name="T3"><text:note text:id="ftn128" text:note-class="footnote"><text:note-citation>137</text:note-citation><text:note-body><text:p text:style-name="P238">Killer chemical goes on Poisons List, Peter Bullen, Daily Mail, 09.09.68 p6</text:p></text:note-body></text:note></text:span><text:span text:style-name="T3"> </text:span></text:p>
      <text:p text:style-name="P100"><text:soft-page-break/></text:p>
      <text:p text:style-name="P100"><text:span text:style-name="T3">The BMJ article on the Alex's lung transplant <text:s/>(although he was not named in the article, only described) noted that he </text:span><text:span text:style-name="T129">'</text:span><text:span text:style-name="T3">had no previous significant history and he was a well-balanced, intelligent, and stoic individual</text:span><text:span text:style-name="T129">'</text:span><text:span text:style-name="T3">.</text:span><text:span text:style-name="T3"><text:note text:id="ftn129" text:note-class="footnote"><text:note-citation>138</text:note-citation><text:note-body><text:p text:style-name="P239">Matthew et al, BMJ Vol 3, no 5621, pp 759-763 759</text:p></text:note-body></text:note></text:span><text:span text:style-name="T3"> </text:span><text:span text:style-name="T11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9">'</text:span><text:span text:style-name="T3">patient was drunk when he consumed the chemical</text:span><text:span text:style-name="T129">'</text:span><text:span text:style-name="T3"> and </text:span><text:span text:style-name="T129">'</text:span><text:span text:style-name="T3">a mentally retarded man drank Gramoxone in mistake for wine</text:span><text:span text:style-name="T129">'</text:span><text:span text:style-name="T3"> as well as the explicitly prohibited behaviour, repacking, into beer bottles, and storing them among other drinks.</text:span><text:span text:style-name="T3"><text:note text:id="ftn130" text:note-class="footnote"><text:note-citation>139</text:note-citation><text:note-body><text:p text:style-name="P240">Scientific Subcommittee on Poisonous Substances Used in Agriculture and Food Storage</text:p></text:note-body></text:note></text:span><text:span text:style-name="T3"> </text:span><text:span text:style-name="T113">By describing Alex in these ways, the authors of the paper highlighted how the accident could happen to anyone. </text:span></text:p>
      <text:p text:style-name="P64"/>
      <text:p text:style-name="P100"><text:span text:style-name="T3">The </text:span><text:span text:style-name="T42">paper</text:span><text:span text:style-name="T114">s</text:span><text:span text:style-name="T3"> kept a running totals of deaths, continued calling for better retail practices, clearer labelling,</text:span><text:span text:style-name="T3"><office:annotation><dc:creator>Unknown Author</dc:creator><dc:date>2014-02-04T14:52:40</dc:date><text:p><text:span text:style-name="T345">Parallels with pharmaceutical regs</text:span></text:p></office:annotation></text:span><text:span text:style-name="T3"> and more thorough governmental approval processes, while continuing to carry regular advertisements for Weedol and other ICI garden care chemicals. </text:span></text:p>
      <text:p text:style-name="P100"/>
      <text:p text:style-name="P109"><text:span text:style-name="T3">The Daily Mail </text:span><text:span text:style-name="T114">took a particularly</text:span><text:span text:style-name="T3"> active role in educating readers about the dangers of paraquat can be seen in the MAFF files, in the form of requests for information from their reporters. </text:span><text:span text:style-name="T114">Other newspapers are not mentioned in this way </text:span><text:span text:style-name="T175">in the files</text:span><text:span text:style-name="T114">.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38"/>
      <text:p text:style-name="P109"><text:span text:style-name="T3">Extensive reporting of accidental poisoning was educational because people became more aware of </text:span><text:span text:style-name="T187">why </text:span><text:span text:style-name="T3">they should n</text:span><text:span text:style-name="T166">o</text:span><text:span text:style-name="T3">t decant industrial strength herbicide into unlabelled bottles, and what the consequences could be of asking a friend </text:span><text:span text:style-name="T45">to bring back</text:span><text:span text:style-name="T3"> a bit of the amazing weedkiller from their work. </text:span><text:span text:style-name="T114">This media focus also had </text:span></text:p>
      <text:p text:style-name="P12"/>
      <text:p text:style-name="P99"><text:span text:style-name="T3">The </text:span><text:span text:style-name="T129">'</text:span><text:span text:style-name="T3">good deal of Press publicity</text:span><text:span text:style-name="T129">'</text:span><text:span text:style-name="T3"> over deaths from paraquat poisoning </text:span><text:span text:style-name="T129">'</text:span><text:span text:style-name="T3">which have usually resulted from the carelessness of individuals</text:span><text:span text:style-name="T129">'</text:span><text:span text:style-name="T3"> was pinpointed as the cause for public concern which prompted stricter controls on the sale of Gramoxone. The letter </text:span><text:span text:style-name="T114">between MAFF civil servants </text:span><text:span text:style-name="T3">that </text:span><text:span text:style-name="T114">detailed</text:span><text:span text:style-name="T3"> this change also laid out how this was really only superficially </text:span><text:span text:style-name="T114">stricter</text:span><text:span text:style-name="T3">, as </text:span><text:span text:style-name="T131">'</text:span><text:span text:style-name="T3">all householders are authorised to give certificates certifying a person to be one to whom a poison may properly be sold</text:span><text:span text:style-name="T131">'</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31" text:note-class="footnote"><text:note-citation>140</text:note-citation><text:note-body><text:p text:style-name="P151">HO 305/32, Letter from R Kendall to GR Waters, <text:span text:style-name="T226">22.01.74</text:span></text:p></text:note-body></text:note></text:span><text:span text:style-name="T3"> </text:span><text:span text:style-name="T44">How widely known this was is unclear, but it was definitely not part of the press release heralding the change </text:span><text:span text:style-name="T114">and not included in news reports of the change.</text:span><text:span text:style-name="T114"><text:note text:id="ftn132" text:note-class="footnote"><text:note-citation>141</text:note-citation><text:note-body><text:p text:style-name="P167"><text:span text:style-name="T309">“Strict controls imposed on paraquat weedkiller”</text:span> The Times, 02.02.74, p2; <text:span text:style-name="T309">“Now paraquat must carry poison label”</text:span> Daily Mail, 02.02.74 p11. <text:tab/></text:p></text:note-body></text:note></text:span></text:p>
      <text:p text:style-name="P64"/>
      <text:p text:style-name="P63">Disciplining Misusers</text:p>
      <text:p text:style-name="P113"><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31"> about the correct users and uses for Gramoxone, as separate from the users and uses of Weedol</text:span><text:span text:style-name="T3">. The misusers are held up as misguided, clearly using the product </text:span><text:soft-page-break/><text:span text:style-name="T3">for something that it was not intended, </text:span><text:span text:style-name="T175">and </text:span><text:span text:style-name="T3">their own harm followed logically.</text:span><text:span text:style-name="T3"><text:note text:id="ftn133" text:note-class="footnote"><text:note-citation>142</text:note-citation><text:note-body><text:p text:style-name="P168"><text:span text:style-name="T309">“Read the label”</text:span>, Letter from TRL Waring ICI Plant Protection, Daily Express, 06.08.74, p3; <text:span text:style-name="T310">'Why they died' Letter from AI Allen Press Officer ICI, Daily Express, 02.12.72,</text:span> <text:span text:style-name="T310">p16</text:span></text:p></text:note-body></text:note></text:span></text:p>
      <text:p text:style-name="P47"/>
      <text:p text:style-name="P113"><text:span text:style-name="T3">Misuse that resulted in the accidental death of a relative </text:span><text:span text:style-name="T131">does not appear to have been </text:span><text:span text:style-name="T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1">In the case of Beverly Pollitt, a prosecution of the man who removed the paraquat from ICI was reported in The Times, demonstrating that there was a potential for additional discipline.</text:span><text:span text:style-name="T131"><text:note text:id="ftn134" text:note-class="footnote"><text:note-citation>143</text:note-citation><text:note-body><text:p text:style-name="P170"><text:span text:style-name="T309">“Child died from weed killer”</text:span>, The Times, 14.08.68, p2</text:p></text:note-body></text:note></text:span><text:span text:style-name="T131"> However, the liberation of paraquat formulations from the ICI plant was not uncommon: it 'leaked out of the plant like water off a roof' according to someone who did not have any connections with the plant, other than living in the area.</text:span><text:span text:style-name="T131"><text:note text:id="ftn135" text:note-class="footnote"><text:note-citation>144</text:note-citation><text:note-body><text:p text:style-name="P170">P. Meara, Personal communication, email 28.01.14</text:p></text:note-body></text:note></text:span><text:span text:style-name="T131"> </text:span></text:p>
      <text:p text:style-name="P47"/>
      <text:p text:style-name="P309"><text:span text:style-name="T130">On th</text:span><text:span text:style-name="T134">e</text:span><text:span text:style-name="T130"> subject </text:span><text:span text:style-name="T134">of how a person came to be in possession of a forbidden substance, journalists were silent. </text:span><text:span text:style-name="T133">Where Gramoxone was sold to an amateur gardener, the Mirror reported ICI as criticising the vendor as 'silly and irresponsible'.</text:span><text:span text:style-name="T133"><text:note text:id="ftn136" text:note-class="footnote"><text:note-citation>145</text:note-citation><text:note-body><text:p text:style-name="P171">'Poison death: Firm rapped', Daily Mirror, 31.10.72, p9</text:p></text:note-body></text:note></text:span><text:span text:style-name="T133"> </text:span><text:span text:style-name="T170">Journalists</text:span><text:span text:style-name="T134"> </text:span><text:span text:style-name="T3">remained </text:span><text:span text:style-name="T130">professionally </text:span><text:span text:style-name="T3">objective in their reporting of accidental poisoning</text:span><text:span text:style-name="T134">s</text:span><text:span text:style-name="T3"> with Gramoxone, although they did not mince words when they could be delivered from authority figures.</text:span><text:span text:style-name="T237"> </text:span><text:span text:style-name="T251">William Boon, father of paraquat, was reported as attributing accidental deaths to </text:span><text:span text:style-name="T252">'human stupidity'</text:span><text:span text:style-name="T251">.</text:span><text:span text:style-name="T250"><text:note text:id="ftn137" text:note-class="footnote"><text:note-citation>146</text:note-citation><text:note-body><text:p text:style-name="P147">“Should this killer be allowed?” D<text:span text:style-name="T280">aily </text:span>M<text:span text:style-name="T280">ail</text:span>, 30.08.72, p6;</text:p></text:note-body></text:note></text:span><text:span text:style-name="T250"> </text:span><text:span text:style-name="T3">Keeping Gramoxone in unmarked, reused bottles was </text:span><text:span text:style-name="T129">'asking for it'</text:span><text:span text:style-name="T3">, The Times reported coroner Donal Summerfield as saying.</text:span><text:span text:style-name="T3"><text:note text:id="ftn138" text:note-class="footnote"><text:note-citation>147</text:note-citation><text:note-body><text:p text:style-name="P241">“Man drank weedkiller by mistake”, The Times, 11.12.69, p.5</text:p></text:note-body></text:note></text:span><text:span text:style-name="T3"> </text:span><text:span text:style-name="T133">Coroner Roger Stokes was gave good copy for the Daily Mirror </text:span><text:span text:style-name="T135">when</text:span><text:span text:style-name="T133"> he described the 'monumental folly' and 'disgraceful act of carelessness' <text:s/>that was putting weedkiller in 'tempting bottles', and compared it to 'putting fireworks in a box labelled baby powder.'</text:span><text:span text:style-name="T133"><text:note text:id="ftn139" text:note-class="footnote"><text:note-citation>148</text:note-citation><text:note-body><text:p text:style-name="P171">“Peril of poison in a pop bottle”, Daily Mirror, 16.11.72, p22</text:p></text:note-body></text:note></text:span><text:span text:style-name="T3"> As poisonings of this type accumulated, a coroner was reported as frustratedly saying </text:span><text:span text:style-name="T129">'</text:span><text:span text:style-name="T3">when will the public learn?</text:span><text:span text:style-name="T129">'</text:span><text:span text:style-name="T3">,</text:span><text:span text:style-name="T3"><text:note text:id="ftn140" text:note-class="footnote"><text:note-citation>149</text:note-citation><text:note-body><text:p text:style-name="P242">“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pan text:style-name="T3">There was a big rise in paraquat poisoning stories from 1971 and I </text:span><text:span text:style-name="T166">initially thought</text:span><text:span text:style-name="T3"> that the trigger </text:span><text:span text:style-name="T3"><office:annotation><dc:creator>Unknown Author</dc:creator><dc:date>2014-03-10T11:18:13.690200000</dc:date><text:list text:continue-numbering="true" text:style-name=""><text:list-item><text:p text:style-name="P322"><text:span text:style-name="T344">Graph – increase in stories?</text:span></text:p></text:list-item></text:list></office:annotation></text:span><text:span text:style-name="T3">for the Daily Mail to start reporting on deaths was not necessarily that they were becoming more frequent, but that they were no longer just affecting adult workers. This could not be the case, because </text:span><text:span text:style-name="T166">there were</text:span><text:span text:style-name="T3">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345">*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307"><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1" text:note-class="footnote"><text:note-citation>150</text:note-citation><text:note-body><text:p text:style-name="P243"><text:span text:style-name="T263">AAARRGGHH!</text:span><text:tab/></text:p></text:note-body></text:note></text:span><text:span text:style-name="T3"> Then as the stories were elaborated on or became more numerous the identity of the weedkiller was presented. Each of these accidental </text:span><text:soft-page-break/><text:span text:style-name="T3">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07"><text:span text:style-name="T3"/></text:p>
      <text:p text:style-name="P307"><text:span text:style-name="T3">Only ICI made paraquat so </text:span><text:span text:style-name="T166">whenever paraquat was mentioned, ICI were implicitly involved. A</text:span><text:span text:style-name="T3">voiding the brand name </text:span><text:span text:style-name="T166">would not achieve the same level of anonymity as a product that was made by lots of different companies, for example 'bleach' as opposed to 'Domestos'</text:span><text:span text:style-name="T3">. </text:span><text:span text:style-name="T166">If the papers had been trying to avoid singling out an ICI product as related to horrific poisonig cases to protect themselves from being accused of tarnishing the company's reputation or campaigning against them, they were inconsistent, </text:span><text:span text:style-name="T167">because sometimes it was necessary to use the brand names Weedol or Gramoxone</text:span><text:span text:style-name="T166">. </text:span><text:span text:style-name="T3"><office:annotation><dc:creator>Unknown Author</dc:creator><dc:date>2014-01-31T15:22:53</dc:date><text:p><text:span text:style-name="T345">[Do newspapers have a responsibility of sorts to be honest rather than coy about this type of information? ]</text:span></text:p></office:annotation></text:span></text:p>
      <text:p text:style-name="P66"/>
      <text:p text:style-name="P67">Why might the brand names be used inconsistently <text:span text:style-name="T328">in newspapers</text:span>?</text:p>
      <text:p text:style-name="P305"><text:span text:style-name="T167">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05"><text:span text:style-name="T167"/></text:p>
      <text:p text:style-name="P306"><text:span text:style-name="T167">Where gardening columns promoted Weedol to gardeners, they would also be backed up by </text:span><text:span text:style-name="T169">more detailed </text:span><text:span text:style-name="T167">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8">Many of the adverts featured either an illustration or a photograph of the packaging itself, which </text:span><text:span text:style-name="T115">was designed to be informative, </text:span><text:span text:style-name="T168">and </text:span><text:span text:style-name="T169">the name </text:span><text:span text:style-name="T168">paraquat </text:span><text:span text:style-name="T169">featured on the packaging, it</text:span><text:span text:style-name="T168"> was not hidden from the user. </text:span><text:span text:style-name="T180">There may also have been a practice of not favouring named brands, shown by the propensity to give multiple options where possible, but in the case of paraquat, there was only a single brand so this was unavoidable.</text:span></text:p>
      <text:p text:style-name="P305"><text:span text:style-name="T167"/></text:p>
      <text:p text:style-name="P305"><text:span text:style-name="T167">However, in cases of poisoning</text:span><text:span text:style-name="T3">, it may have been less alarming </text:span><text:span text:style-name="T168">for readers </text:span><text:span text:style-name="T3">to </text:span><text:span text:style-name="T168">be more accurate and</text:span><text:span text:style-name="T3"> refer to the agricultural variant </text:span><text:span text:style-name="T168">as such or by its brand name Gramoxone. </text:span><text:span text:style-name="T3">It was rare that newspapers outright, </text:span><text:span text:style-name="T135">and mistakenly,</text:span><text:span text:style-name="T3"> named Weedol as the culprit in accidental poisonings, </text:span><text:span text:style-name="T115">but for brevity and impact in</text:span><text:span text:style-name="T116"> reports of these fatal incidents, the distinction between Weedol and Gramoxone </text:span><text:span text:style-name="T115">was allowed to become blurred. </text:span></text:p>
      <text:p text:style-name="P39"/>
      <text:p text:style-name="P34"><text:span text:style-name="T115">To a casual </text:span><text:span text:style-name="T329">newspaper </text:span><text:span text:style-name="T115">reader without their own experience of the products, who </text:span><text:span text:style-name="T227">was</text:span><text:span text:style-name="T115"> not closely reading storie</text:span><text:span text:style-name="T274">s</text:span><text:span text:style-name="T115">, </text:span><text:span text:style-name="T227">which were</text:span><text:span text:style-name="T115"> spread out over time, it would be easy to come away with the idea that all paraquat products were somehow imbued with the intention of wreaking death. </text:span><text:span text:style-name="T289">The general confusion can be illustrated by an exchange in the House of Lords, where Baroness Masham of Ilton asked why when she bought Weedol, the retailer did not volunteer the information, and did not know, that the product contained a poison.</text:span><text:span text:style-name="T289"><text:note text:id="ftn142" text:note-class="footnote"><text:note-citation>151</text:note-citation><text:note-body><text:p text:style-name="P149">Weedol: Public Warning, HL Deb 02.06.80, vol 409 cc1104-6;</text:p></text:note-body></text:note></text:span><text:span text:style-name="T289"> In this case, other peers corrected the Baroness was about the difference in concentration of paraquat. </text:span></text:p>
      <text:p text:style-name="P308"/>
      <text:p text:style-name="P308"/>
      <text:p text:style-name="P56">Reassuring Users and Non Users</text:p>
      <text:p text:style-name="P315"><text:span text:style-name="T3">In early adverts for Weedol, the 'Approved by the Agricultural Chemicals Approval Scheme' logo is clearly displayed, either visible on any packaging or integrated into the advert body.</text:span><text:span text:style-name="T3"><text:note text:id="ftn186" text:note-class="footnote"><text:note-citation>152</text:note-citation><text:note-body><text:p text:style-name="P260">"Ends the work of weeding" Daily Express, 03.04.65 p14; "My Dad's a Weedol weeder" Daily Mirror, 06.05.67, p21</text:p></text:note-body></text:note></text:span><text:span text:style-name="T3"> This logo </text:span><text:soft-page-break/><text:span text:style-name="T3">had been promoted heavily through the MAFF </text:span><text:span text:style-name="T187">Chemicals for the Gardener </text:span><text:span text:style-name="T196">booklet, which had been published to guide home gardeners to </text:span><text:span text:style-name="T204">choose </text:span><text:span text:style-name="T196">products that had been tested and shown effective. The booklet also took care to emphasise the importance of following the </text:span><text:span text:style-name="T204">safety </text:span><text:span text:style-name="T196">instructions given by the manufacturer on the label, because these too had been approved.</text:span><text:span text:style-name="T196"><text:note text:id="ftn187" text:note-class="footnote"><text:note-citation>153</text:note-citation><text:note-body><text:p text:style-name="P261">Chemicals for the gardener: for the control of plant pests, diseases and weeds<text:span text:style-name="T191">, MAFF, HMSO 1963</text:span></text:p></text:note-body></text:note></text:span></text:p>
      <text:p text:style-name="P316"><text:span text:style-name="T3"/></text:p>
      <text:p text:style-name="P307"><text:span text:style-name="T3">Educational, profile boosting adverts were a staple feature of ICI's communication with the general public about their work and public relations for the chemical industry in general.</text:span><text:span text:style-name="T3"><text:note text:id="ftn143" text:note-class="footnote"><text:note-citation>154</text:note-citation><text:note-body><text:p text:style-name="P244">“Research the Springboard of Progress” The Times, 18.12.63, p.9</text:p></text:note-body></text:note></text:span><text:span text:style-name="T3"><office:annotation><dc:creator>Unknown Author</dc:creator><dc:date>2014-03-10T11:04:10.507856000</dc:date><text:list text:continue-numbering="true" text:style-name=""><text:list-item><text:p text:style-name="P322"><text:span text:style-name="T344">See Reader, also this should be said earlier. </text:span></text:p></text:list-item></text:list></office:annotation></text:span><text:span text:style-name="T3"> </text:span><text:span text:style-name="T169">ICI used these adverts to reassure users and non users that ICI products were of great benefit to their quality of everyday life.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44" text:note-class="footnote"><text:note-citation>155</text:note-citation><text:note-body><text:p text:style-name="P245">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6"><text:span text:style-name="T196"/></text:p>
      <text:p text:style-name="P78"><text:span text:style-name="T3">One day before </text:span><text:span text:style-name="T140">the papers</text:span><text:span text:style-name="T3"> launched into nearly two weeks of daily court reports of </text:span><text:span text:style-name="T140">the first </text:span><text:span text:style-name="T3">murder </text:span><text:span text:style-name="T140">case</text:span><text:span text:style-name="T3"> involving Gramoxone </text:span><text:span text:style-name="T140">poisoning</text:span><text:span text:style-name="T3">, they carried an ICI advert with the tagline 'Changes for the better, world wide'.</text:span><text:span text:style-name="T3"><text:note text:id="ftn145" text:note-class="footnote"><text:note-citation>156</text:note-citation><text:note-body><text:p text:style-name="P246">“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345">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4"/>
      <text:p text:style-name="P101"><text:span text:style-name="T3">Agricultural users were anxious that</text:span><text:span text:style-name="T139"> clamping down on misuses of </text:span><text:span text:style-name="T3">paraquat </text:span><text:span text:style-name="T139">would make Gramoxone</text:span><text:span text:style-name="T3"> more difficult for them to obtain </text:span><text:span text:style-name="T139">for legitimate and necessary purposes. They required reassurance that they would still be able to access the herbicide.</text:span><text:span text:style-name="T3"><text:note text:id="ftn146" text:note-class="footnote"><text:note-citation>157</text:note-citation><text:note-body><text:p text:style-name="P152">Letter from PH Easton </text:p></text:note-body></text:note></text:span></text:p>
      <text:p text:style-name="P24"/>
      <text:p text:style-name="P93"><text:span text:style-name="T3">Another interesting use of paraquat, is the deliberate, high profile, public ingestion in order to reassure. This is </text:span><text:span text:style-name="T72">a </text:span><text:span text:style-name="T3">similar </text:span><text:span text:style-name="T72">tactic </text:span><text:span text:style-name="T3">to the </text:span><text:span text:style-name="T74">J Gordon Edward's </text:span><text:span text:style-name="T3">ingestion of DDT</text:span><text:span text:style-name="T3"><text:note text:id="ftn147" text:note-class="footnote"><text:note-citation>158</text:note-citation><text:note-body><text:p text:style-name="P142">Sc<text:span text:style-name="T273">h</text:span>warcz (2004) <text:span text:style-name="T182">The Fly in the Ointment</text:span><text:span text:style-name="T191">, p</text:span><text:span text:style-name="T194">27.</text:span></text:p></text:note-body></text:note></text:span><text:span text:style-name="T3"> and later of </text:span><text:span text:style-name="T74">John Gummer's </text:span><text:span text:style-name="T3">beefburgers during the BSE scandal,</text:span><text:span text:style-name="T3"><text:note text:id="ftn148" text:note-class="footnote"><text:note-citation>159</text:note-citation><text:note-body><text:p text:style-name="P145">Jasonoff (<text:span text:style-name="T274">2011</text:span>) <text:span text:style-name="T182">Designs on Nature: Science and Democracy in Europe and the United States</text:span><text:span text:style-name="T191"> p256 </text:span><text:span text:style-name="T195">(</text:span><text:span text:style-name="T261">would the DM be a better source perhaps for this initial report? </text:span><text:span text:style-name="T262">cannot find it</text:span><text:span text:style-name="T261"> in the Times!</text:span><text:span text:style-name="T195">)</text:span></text:p></text:note-body></text:note></text:span><text:span text:style-name="T3">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2">'</text:span><text:span text:style-name="T75">cultural commitment to empirical proofs: seeing is believing</text:span><text:span text:style-name="T132">'</text:span><text:span text:style-name="T75">.</text:span><text:span text:style-name="T75"><text:note text:id="ftn149" text:note-class="footnote"><text:note-citation>160</text:note-citation><text:note-body><text:p text:style-name="P144">Jasonoff (<text:span text:style-name="T274">2011</text:span>) <text:span text:style-name="T182">Designs on Nature: Science and Democracy in Europe and the United States</text:span><text:span text:style-name="T191"> p256</text:span></text:p></text:note-body></text:note></text:span><text:span text:style-name="T75"> </text:span><text:span text:style-name="T73">The beefburger stunt backfired, the DDT </text:span><text:soft-page-break/><text:span text:style-name="T73">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70">foodchain or network</text:span><text:span text:style-name="T73">, but there is not evidence of the </text:span><text:span text:style-name="T132">'</text:span><text:span text:style-name="T73">paraquat pie</text:span><text:span text:style-name="T132">'</text:span><text:span text:style-name="T3"><text:note text:id="ftn150" text:note-class="footnote"><text:note-citation>161</text:note-citation><text:note-body><text:p text:style-name="Footnote">“<text:span text:style-name="T272">'Paraquat pie' eaters surprise village” The Times, 22.05.82, p4</text:span></text:p></text:note-body></text:note></text:span><text:span text:style-name="T3">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81">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2">'</text:span><text:span text:style-name="T76">putting their health where their mouth is</text:span><text:span text:style-name="T132">'</text:span><text:span text:style-name="T76">, even if they did not have to live full-time in the worrying, polluted environmen</text:span><text:span text:style-name="T77">t.</text:span></text:p>
      <text:p text:style-name="P10"/>
      <text:p text:style-name="P55">Protecting Users</text:p>
      <text:p text:style-name="P296"><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1">On paper, the attitude to people who do not follow any one of the instructions and experience dermatological effects or poisoning appears unsympathetic. </text:span><text:span text:style-name="T163">The influence of regulatory boards before the product even came onto market will be discussed, followed by examining their and other bodies influences on labelling and instruction.</text:span></text:p>
      <text:p text:style-name="P296"><text:span text:style-name="T81"/></text:p>
      <text:p text:style-name="P299"><text:span text:style-name="T326">Decisions about</text:span> the formulation</text:p>
      <text:p text:style-name="P298"><text:span text:style-name="T158">ICI had from the start of their endeavour to bring paraquat herbicides to users, decided that they would offer a lower concentration product to domestic users. </text:span><text:span text:style-name="T62">A reason for the different concentrations was that p</text:span><text:span text:style-name="T35">araquat</text:span><text:span text:style-name="T23"> </text:span><text:span text:style-name="T35">is</text:span><text:span text:style-name="T23"> very corrosive. Plant Protection </text:span><text:span text:style-name="T61">sold </text:span><text:span text:style-name="T32">Gramoxone</text:span><text:span text:style-name="T23"> in glass or polythene bottles that could withstand containing such a chemical.</text:span><text:span text:style-name="T23"><text:note text:id="ftn32" text:note-class="footnote"><text:note-citation>162</text:note-citation><text:note-body><text:p text:style-name="P254">Gramoxone Data Sheet, SC 1174, 3 pages.</text:p></text:note-body></text:note></text:span><text:span text:style-name="T23"> </text:span><text:span text:style-name="T60">T</text:span><text:span text:style-name="T23">he Advisory Committee on Poisonous Substances Used in Agriculture and Food Storage </text:span><text:span text:style-name="T152">(involved in the regulation of new chemicals entering the UK market, as discussed in Chapter 2)</text:span><text:span text:style-name="T23"> </text:span><text:span text:style-name="T60">were content that this </text:span><text:span text:style-name="T152">corrosiveness </text:span><text:span text:style-name="T60">would not be a serious problem for agricultural users. <text:s/></text:span><text:span text:style-name="T152">They</text:span><text:span text:style-name="T60"> were expected to follow the instructions to immediately wash off splashes of concentrate, and to avoid prolonged contact with the dilute solution.</text:span><text:span text:style-name="T60"><text:note text:id="ftn33" text:note-class="footnote"><text:note-citation>163</text:note-citation><text:note-body><text:p text:style-name="Footnote"/></text:note-body></text:note></text:span><text:span text:style-name="T60"> </text:span></text:p>
      <text:p text:style-name="P298"><text:span text:style-name="T60"/></text:p>
      <text:p text:style-name="P298"><text:span text:style-name="T158">Initially, the concentration was the only difference between the </text:span><text:span text:style-name="T160">agricultural and domestic </text:span><text:span text:style-name="T158">products, with ICI planning on </text:span><text:span text:style-name="T160">domesticating by reducing the size of</text:span><text:span text:style-name="T158"> bottles of </text:span><text:span text:style-name="T160">less concentrated </text:span><text:span text:style-name="T158">liquid, which would be a mixture of diquat and paraquat making it more similar to their agricultural offering Preglone. </text:span><text:span text:style-name="T61">The </text:span><text:span text:style-name="T152">committee</text:span><text:span text:style-name="T61"> were apprehensive about </text:span><text:span text:style-name="T63">PPL's</text:span><text:span text:style-name="T61"> plans for a less concentrated liquid formulation for home use, concerned that these users would not be as experienced with handling chemicals and could be harmed by the corrosive substance. </text:span><text:span text:style-name="T159">They did not allow their users any prior experience handling diverse chemicals in their daily lives. </text:span></text:p>
      <text:p text:style-name="P298"><text:span text:style-name="T159"/></text:p>
      <text:p text:style-name="P297"><text:span text:style-name="T160">ICI had a</text:span><text:span text:style-name="T158">nticipat</text:span><text:span text:style-name="T160">ed</text:span><text:span text:style-name="T158"> a diversity of domestic watering cans and sprayers, </text:span><text:span text:style-name="T160">and</text:span><text:span text:style-name="T158"> incorporated an anticorrosive into the mixture, for the safety of the equipment and reliable application of their </text:span><text:span text:style-name="T160">herbicide</text:span><text:span text:style-name="T158">. </text:span><text:span text:style-name="T160">To the subcommittee, this additive indicated that the preparation was corrosive enough to harm people. </text:span><text:span text:style-name="T154">Minutes from </text:span><text:span text:style-name="T156">a 1962</text:span><text:span text:style-name="T154"> committee meeting record apprehension about </text:span><text:span text:style-name="T156">ICI's proposals for</text:span><text:span text:style-name="T154"> Weedol, </text:span><text:span text:style-name="T156">at that point a liquid mixture of diquat and paraquat: '</text:span><text:span text:style-name="T154">Dr Barnes said that he was not </text:span><text:soft-page-break/><text:span text:style-name="T154">hap</text:span><text:span text:style-name="T156">p</text:span><text:span text:style-name="T154">y about this mixture being made available to amateur gardeners</text:span><text:span text:style-name="T156">'</text:span><text:span text:style-name="T154"> and 'Dr Ladell said that the more that was known of these two compounds, the more unpleasant they appeared to be. He would hate to see W</text:span><text:span text:style-name="T156">e</text:span><text:span text:style-name="T154">edol in the ordinary garden shed'.</text:span><text:span text:style-name="T154"><text:note text:id="ftn174" text:note-class="footnote"><text:note-citation>164</text:note-citation><text:note-body><text:p text:style-name="P252">Sub Committee: Minutes of 72 Meeting 20.09.62 (SC 1340) SW1069, 1015.4</text:p></text:note-body></text:note></text:span><text:span text:style-name="T154"> </text:span><text:span text:style-name="T61">They </text:span><text:span text:style-name="T161">refused to give clearance until there was more detailed toxicological information and </text:span><text:span text:style-name="T61">directed the company to look at alternative preparations, </text:span><text:span text:style-name="T161">so</text:span><text:span text:style-name="T61"> </text:span><text:span text:style-name="T63">PPL</text:span><text:span text:style-name="T61"> continued work on developing a solid, granular version </text:span><text:span text:style-name="T161">of paraquat without diquat </text:span><text:span text:style-name="T61">that domestic users could dissolve and apply safely. </text:span></text:p>
      <text:p text:style-name="P1"/>
      <text:p text:style-name="P301">The involvement of MPs</text:p>
      <text:p text:style-name="P94"><text:span text:style-name="T79">MPs were also concerned with protecting users, their </text:span><text:span text:style-name="T80">constituents</text:span><text:span text:style-name="T79">,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51" text:note-class="footnote"><text:note-citation>165</text:note-citation><text:note-body><text:p text:style-name="P247"><text:span text:style-name="T275">“Paraquat Weed-killer” Mr Mackie response to Mrs Joyce Butler, Written Answers (Commons), Agriculture, Fisheries and Food HC Deb 04.05.70 vol 801 cc47-8W </text:span><text:tab/></text:p></text:note-body></text:note></text:span></text:p>
      <text:p text:style-name="P25"/>
      <text:p text:style-name="P94"><text:span text:style-name="T3">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3">came under closer scrutiny </text:span><text:span text:style-name="T80">leading to a ban on their use</text:span><text:span text:style-name="T3">. She spoke vociferously against the government produced booklet </text:span><text:span text:style-name="T187">Chemicals for the Gardener</text:span><text:span text:style-name="T3">, which contained recommendations to use the </text:span><text:span text:style-name="T80">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52" text:note-class="footnote"><text:note-citation>166</text:note-citation><text:note-body><text:p text:style-name="Footnote"/></text:note-body></text:note></text:span><text:span text:style-name="T3"> </text:span></text:p>
      <text:p text:style-name="P1"><text:s/></text:p>
      <text:p text:style-name="P95"><text:span text:style-name="T3">Butler's question about revoking approval </text:span><text:span text:style-name="T83">for paraquat</text:span><text:span text:style-name="T3">, instead of </text:span><text:span text:style-name="T81">for an </text:span><text:span text:style-name="T3">inquiry </text:span><text:span text:style-name="T81">to be launched, or </text:span><text:span text:style-name="T3">health and safety procedures reviewed, looks like a knee-jerk or over-reaction in this instance, and an inflexible answer was given accordingly. Butler </text:span><text:span text:style-name="T108">introduced debates that provided a forum for paraquat to be discussed in more detail and </text:span><text:span text:style-name="T3">the weedkiller remained a topic of frequent questioning in the House of Commons </text:span><text:span text:style-name="T81">and the House of Lords </text:span><text:span text:style-name="T3">until the 1980s. </text:span><text:span text:style-name="T83">One of the commonest requests was for</text:span><text:span text:style-name="T3"> figures on deaths attributed to the chemical </text:span><text:span text:style-name="T83">and calls for stricter controls </text:span><text:span text:style-name="T84">along with safer formulations</text:span><text:span text:style-name="T3">, </text:span><text:span text:style-name="T83">but there was a section of contributors who consistently spoke up for the benefits of paraquat</text:span><text:span text:style-name="T3">. </text:span></text:p>
      <text:p text:style-name="P26"/>
      <text:p text:style-name="P96"><text:span text:style-name="T81">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1">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59">Protecting Misusers</text:p>
      <text:p text:style-name="P304"><text:span text:style-name="T163">ICI took steps to prevent misuse, but once the product was in the hands of retailers and users their efforts could easily be ignored. When paraquat poisonings started to mount up, the problem was exacerbated by newspaper stories which provided would be misusers with detailed information. They also posed a question or created a tension, in questioning how far the company should go in protecting people who did not follow instructions for safe use. In this section, we will see some high </text:span><text:soft-page-break/><text:span text:style-name="T163">profile tests of agricultural – domestic boundary enforcement </text:span><text:span text:style-name="T164">by retailers</text:span><text:span text:style-name="T163">, </text:span><text:span text:style-name="T164">proposed solutions to avoid accidental poisonings, </text:span></text:p>
      <text:p text:style-name="P304"><text:span text:style-name="T163"/></text:p>
      <text:p text:style-name="P304"><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3"> ten years of paraquat on the market and six years since the first fatality. They were able to show that the controls on its retail were not working.</text:span><text:span text:style-name="T3"><text:note text:id="ftn153" text:note-class="footnote"><text:note-citation>167</text:note-citation><text:note-body><text:p text:style-name="P248">“Should this killer be allowed?” DM, 30.08.72, p6</text:p></text:note-body></text:note></text:span><text:span text:style-name="T3"> </text:span></text:p>
      <text:p text:style-name="P27"/>
      <text:p text:style-name="P78"><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54" text:note-class="footnote"><text:note-citation>168</text:note-citation><text:note-body><text:p text:style-name="P148">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345">So, users?</text:span></text:p></office:annotation></text:span><text:span text:style-name="T3">, and were aware of the benefits of paraquat when used correctly as well as the tragic outcomes when it was not used as intended.</text:span><text:span text:style-name="T3"><text:note text:id="ftn155" text:note-class="footnote"><text:note-citation>169</text:note-citation><text:note-body><text:p text:style-name="P155">Agricultural Chemicals, HC Deb 18.12.79 vol 976 cc587-98 (Mr John Home Robertson and Mr Jerry Wiggin); Health and Safety at Work, HC Deb 11.03.83 (Sir Peter Mills)</text:p></text:note-body></text:note></text:span><text:span text:style-name="T3"> </text:span><text:span text:style-name="T96">They also called upon personal experiences to bring a more sympathetic and practical side to the arguments for changes to packaging and presentation: that labels are no good if you cannot read </text:span><text:span text:style-name="T101">so symbols and colours could be more useful, </text:span><text:span text:style-name="T96">and recalling finding their own child playing with empty bottles or themselves as children finding slug poison delicious.</text:span><text:span text:style-name="T96"><text:note text:id="ftn156" text:note-class="footnote"><text:note-citation>170</text:note-citation><text:note-body><text:p text:style-name="P150">Farm and Garden Chemicals, HC Deb 20.07.71, vol 821 cc1395-407 (this debate was opened by Joyce Butler)</text:p></text:note-body></text:note></text:span><text:span text:style-name="T96"> </text:span></text:p>
      <text:p text:style-name="P24"/>
      <text:p text:style-name="P42">An alternative approach raised by Scottish <text:span text:style-name="T301">Medical Officer of Health</text:span> involved <text:span text:style-name="T301">criminalising individuals who used soft drink bottles for the storage of anything other than soft drinks through the amendment of the Soft Drinks Regulations</text:span>.<text:note text:id="ftn157" text:note-class="footnote"><text:note-citation>171</text:note-citation><text:note-body><text:p text:style-name="P160">HO305/32, Letter from Mr Mathewson, 30.01.73 </text:p></text:note-body></text:note> <text:span text:style-name="T302">In the 1960s deposits on glass bottles caused the <text:s/>MOH concerned that bottles which had been used to store noxious household or garden chemicals would then be returned tainted.</text:span><text:span text:style-name="T302"><text:note text:id="ftn158" text:note-class="footnote"><text:note-citation>172</text:note-citation><text:note-body><text:p text:style-name="P161"><text:span text:style-name="T300">HO305/32, </text:span>Letter from JL Gilloran, 02.03.73</text:p></text:note-body></text:note></text:span><text:span text:style-name="T302"> </text:span>However, this was considered <text:span text:style-name="T300">unnecessary</text:span> by at those in London, <text:span text:style-name="T300">as the Poisons Law already covered this the sale of poisons, but that it would be impossible to control how people use bottles</text:span>.<text:note text:id="ftn159" text:note-class="footnote"><text:note-citation>173</text:note-citation><text:note-body><text:p text:style-name="P160">HO305/32, Letter<text:span text:style-name="T303">s</text:span> from R. Kendall to Mathewson, 14.02.73, <text:span text:style-name="T303">and 13.03.73</text:span></text:p></text:note-body></text:note> <text:span text:style-name="T304">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24"/>
      <text:p text:style-name="P97"><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he chemical company positively, as working hard to make the formulation of the very effective and valuable herbicide safer, and investing in to find better treatments for poisoning.</text:span><text:span text:style-name="T90"><text:note text:id="ftn160" text:note-class="footnote"><text:note-citation>174</text:note-citation><text:note-body><text:p text:style-name="P147">“Should this killer be allowed?” DM, 30.08.72, p6; “<text:span text:style-name="T280">Paraquat: Treatment for a lethal dose” The Times, 11.12.74, p18</text:span></text:p></text:note-body></text:note></text:span></text:p>
      <text:p text:style-name="P280"><text:span text:style-name="T89"/></text:p>
      <text:p text:style-name="P300">Changes to formulation</text:p>
      <text:p text:style-name="P291"><text:soft-page-break/><text:span text:style-name="T89">T</text:span><text:span text:style-name="T88">echnical difficulties </text:span><text:span text:style-name="T89">had to be</text:span><text:span text:style-name="T88"> overcome </text:span><text:span text:style-name="T89">in order to alter the formulation to one </text:span><text:span text:style-name="T148">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3"><text:note text:id="ftn161" text:note-class="footnote"><text:note-citation>175</text:note-citation><text:note-body><text:p text:style-name="P146">HO305/32, Extract from minutes of 66<text:span text:style-name="T279">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62" text:note-class="footnote"><text:note-citation>176</text:note-citation><text:note-body><text:p text:style-name="P249">Suckling and Langley, 1988, p510</text:p></text:note-body></text:note></text:span><text:span text:style-name="T3"> Detailed records in the organisation meant that when an emetic was required to minimise intestinal absorption of paraquat, there were options in-house. </text:span></text:p>
      <text:p text:style-name="P291"><text:span text:style-name="T3"/></text:p>
      <text:p text:style-name="P298"><text:span text:style-name="T3">Bitrex, </text:span><text:span text:style-name="T162">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77"><text:span text:style-name="T3"/></text:p>
      <text:p text:style-name="P290"><text:span text:style-name="T3">The issue of </text:span><text:span text:style-name="T158">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0" text:note-class="footnote"><text:note-citation>177</text:note-citation><text:note-body><text:p text:style-name="P251">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72" text:note-class="footnote"><text:note-citation>178</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73" text:note-class="footnote"><text:note-citation>179</text:note-citation><text:note-body><text:p text:style-name="Footnote"/></text:note-body></text:note></text:span><text:span text:style-name="T3"> </text:span><text:span text:style-name="T149">I strongly suspect</text:span><text:span text:style-name="T3">,</text:span><text:span text:style-name="T149">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50">Moving to a granular formulation, like Weedol already was, does not appear to have been discussed. </text:span></text:p>
      <text:p text:style-name="P77"/>
      <text:p text:style-name="P77"><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63" text:note-class="footnote"><text:note-citation>180</text:note-citation><text:note-body><text:p text:style-name="P250"><text:span text:style-name="T205">V</text:span>ale et al, 1987</text:p></text:note-body></text:note></text:span><text:span text:style-name="T3"> These changes to formulation were made to try to eliminate the chemical from the system of the person who had consumed it <text:s/>*need to find out when*.</text:span></text:p>
      <text:p text:style-name="P60"/>
      <text:p text:style-name="P60"><text:span text:style-name="T276">Other</text:span> Public Warnings </text:p>
      <text:p text:style-name="P11">Newspapers carried stories of <text:span text:style-name="T267">police warning the public with loudspeakers or going door to door to announce the presence of paraquat in their environment. One incident involved containers going missing from the back of a truck</text:span><text:span text:style-name="T267"><text:note text:id="ftn164" text:note-class="footnote"><text:note-citation>181</text:note-citation><text:note-body><text:p text:style-name="P141">“Paraquat drums lost from lorry”, The Times, 28.03.74, p2</text:p></text:note-body></text:note></text:span><text:span text:style-name="T267"> and a locked garage,</text:span><text:span text:style-name="T267"><text:note text:id="ftn165" text:note-class="footnote"><text:note-citation>182</text:note-citation><text:note-body><text:p text:style-name="P154">“<text:span text:style-name="T288">Children steal deadly weedkiller” Daily Mail, 30.08.72, p3</text:span></text:p></text:note-body></text:note></text:span><text:span text:style-name="T267"> another involved containers of paraquat getting swept overboard from a container ship with the possibility of them being found washed up on a beach,</text:span><text:span text:style-name="T267"><text:note text:id="ftn166" text:note-class="footnote"><text:note-citation>183</text:note-citation><text:note-body><text:p text:style-name="Footnote">“<text:span text:style-name="T268">Poison overboard!” DM, 06.04.73, p17.</text:span></text:p></text:note-body></text:note></text:span><text:span text:style-name="T267"> a further episode was when a plant nursery sprayed their property and the spray drifted onto residents gardens,</text:span><text:span text:style-name="T267"><text:note text:id="ftn167" text:note-class="footnote"><text:note-citation>184</text:note-citation><text:note-body><text:p text:style-name="P140">“<text:span text:style-name="T268">Deadly shower” DM, 25.08.80, p11</text:span></text:p></text:note-body></text:note></text:span><text:span text:style-name="T267"> and yet another when a bramble patch was sprayed and children </text:span><text:soft-page-break/><text:span text:style-name="T267">discovered to have eaten the blackberries.</text:span><text:span text:style-name="T267"><text:note text:id="ftn168" text:note-class="footnote"><text:note-citation>185</text:note-citation><text:note-body><text:p text:style-name="Footnote">“<text:span text:style-name="T268">Children eat poison spray blackberries” DM, 25.08.73 p13</text:span></text:p></text:note-body></text:note></text:span><text:span text:style-name="T267"> </text:span></text:p>
      <text:p text:style-name="P11"/>
      <text:p text:style-name="P14">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86</text:note-citation><text:note-body><text:p text:style-name="P127">Howard, Paraquat Uses and Misuses, 1982, p6<text:span text:style-name="T214">5</text:span>.</text:p></text:note-body></text:note></text:p>
      <text:p text:style-name="P1"/>
      <text:p text:style-name="P62">Not paraquat</text:p>
      <text:p text:style-name="P8"><text:span text:style-name="T240">After all the drama of paraquat poisoning in the preceding years, new weedkillers were put onto the market with the specific claim that they did not contain paraquat. This can be interpreted as</text:span> a reaction against the <text:span text:style-name="T240">perceived</text:span> danger of paraquat <text:span text:style-name="T281">and fulfilling the gardeners</text:span> <text:span text:style-name="T327">desire for an alternative product.</text:span> In 1981, a new amateur or domestic weedkiller <text:span text:style-name="T241">containing atrazine and aminotriazol</text:span>, named DeeWeed <text:span text:style-name="T282">became available</text:span>. Adverts for this product proclaimed, repeatedly, that it did not contain paraquat or sodium chlorate. <text:span text:style-name="T327">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87</text:note-citation><text:note-body><text:p text:style-name="P133">Deeweed advert, Daily Mail, 04.07.81, p27</text:p></text:note-body></text:note> This product was more likely to have been designed to cater for the user keen to keep a low maintenance patio <text:span text:style-name="T274">or drive barren</text:span>. </text:p>
      <text:p text:style-name="P7"/>
      <text:p text:style-name="P9"><text:span text:style-name="T278">However, </text:span>Weedol and Pathclear <text:span text:style-name="T278">were not displaced and</text:span> continued to be available, showing that the diversity of <text:span text:style-name="T242">weed 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5">Conclusions</text:p>
      <text:p text:style-name="P65"><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4">This required users to take responsibility for their safety and to treat the products with as potent killers, to remain safe by following carefully crafted instructions. </text:span></text:p>
      <text:p text:style-name="P17"/>
      <text:p text:style-name="P104"><text:span text:style-name="T3">I have shown that </text:span><text:span text:style-name="T93">users shunned the demarcations set by Plant Protection Limited for two preparations of paraquat weedkiller, for two different user groups. The agricultural </text:span><text:span text:style-name="T3">Gramoxone </text:span><text:span text:style-name="T196">was</text:span><text:span text:style-name="T3"> invited into some private homes and gard</text:span><text:span text:style-name="T93">en,</text:span><text:span text:style-name="T3"> although </text:span><text:span text:style-name="T93">it was</text:span><text:span text:style-name="T3"> never intended by the manufacturers for domestic use. </text:span><text:span text:style-name="T50">Unfortunately this</text:span><text:span text:style-name="T3"> sometimes resulting in fatal poisoning, </text:span><text:span text:style-name="T50">largely due to user error </text:span><text:span text:style-name="T93">relating to</text:span><text:span text:style-name="T50"> reusing a beverage bottle, </text:span><text:span text:style-name="T93">an explicitly </text:span><text:span text:style-name="T50">prohibited </text:span><text:span text:style-name="T93">action. </text:span></text:p>
      <text:p text:style-name="P111"/>
      <text:p text:style-name="P105"><text:span text:style-name="T196">Users were not always as careful or competent as PPL imagined their users would be. Analysis of accidental deaths by industrial experts pointed to carelessness and of human traits of alcoholism, </text:span><text:span text:style-name="T202">mental illness </text:span><text:span text:style-name="T196">or </text:span><text:span text:style-name="T264">backwardness</text:span><text:span text:style-name="T196">. </text:span><text:span text:style-name="T202">Chemical companies position these as conditions of use that are out of their control. </text:span></text:p>
      <text:p text:style-name="P79"/>
      <text:p text:style-name="P117"><text:span text:style-name="T198">Although the first accidental poisonings with Gramoxone were related to people using the herbicide as part of their work, </text:span><text:span text:style-name="T201">a</text:span><text:span text:style-name="T198">fter Weedol was widely marketed to home gardeners, </text:span><text:span text:style-name="T200">both in display adverts </text:span><text:soft-page-break/><text:span text:style-name="T200">and in garden advice columns, accidental poisonings with Gramoxone spread to people who did not work </text:span><text:span text:style-name="T199">with the chemical</text:span><text:span text:style-name="T200">.</text:span><text:span text:style-name="T198"> </text:span><text:span text:style-name="T201">R</text:span><text:span text:style-name="T199">eferring to </text:span><text:span text:style-name="T200">the active ingredient “paraquat” in these advice columns </text:span><text:span text:style-name="T199">created</text:span><text:span text:style-name="T200"> </text:span><text:span text:style-name="T199">a desire for paraquat, and that inconsistent use of the brand name “Weedol” contributed to a lack of awareness about the distinction between the agricultural and domestic variants. </text:span><text:span text:style-name="T198">Stronger is better. Domestic users were not uniformly willing</text:span><text:span text:style-name="T202">,</text:span><text:span text:style-name="T198"> to pay more for a weaker, safe</text:span><text:span text:style-name="T203">r</text:span><text:span text:style-name="T198"> product designed especially for them. Some domestic users of Gramoxone must have used it successfully for its herbicidal purpose, so it was not inevitable that it would wreak destruction outside of the boundaries that had been set for it. </text:span></text:p>
      <text:p text:style-name="P28"/>
      <text:p text:style-name="P29">Users of paraquat based herbicides who did not follow the strict instruction to keep the chemical in its original packaging, put themselves and others (who would not have known of the instructions associated with the concentrate) at risk of <text:span text:style-name="T293">mistakenly</text:span> using the weedkiller as a drink, brought the chemical to wider attention. <text:span text:style-name="T292">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29"/>
      <text:p text:style-name="P31">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95">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29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1"/>
      <text:p text:style-name="P33">Using weedkiller <text:span text:style-name="T294">for human</text:span> harm was not unique to paraquat herbicides. Misuses of paraquat products <text:span text:style-name="T294">for this means were expected, as F Rose said about any new chemical <text:s/>“someone sooner or later tries to commit suicide with it”.</text:span><text:span text:style-name="T294"><text:note text:id="ftn171" text:note-class="footnote"><text:note-citation>188</text:note-citation><text:note-body><text:p text:style-name="P156">Kennedy, p148</text:p></text:note-body></text:note></text:span><text:span text:style-name="T29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94">Media reports of these fatal incidents, which for brevity and impact blurred the distinction between Weedol and Gramoxone, contributed to the unintended use of paraquat as a poison being perpetuated.</text:span></text:p>
      <text:p text:style-name="P32"/>
      <text:p text:style-name="P40">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20">through accessible and affordable pharmaceutical </text:span><text:soft-page-break/><text:span text:style-name="T320">provision</text:span>. </text:p>
      <text:p text:style-name="P29"/>
      <text:p text:style-name="P82"><text:span text:style-name="T3">Overall, the number of </text:span><text:span text:style-name="T109">UK </text:span><text:span text:style-name="T3">deaths in relation to the total volume of paraquat sold and used was very small, the </text:span><text:span text:style-name="T51">safety </text:span><text:span text:style-name="T3">precautions were easily followed </text:span><text:span text:style-name="T51">by weedkilling users </text:span><text:span text:style-name="T3">and the herbicide was extremely effective. This meant that ICI and regulatory government committees could not seriously contemplate a ban, although ICI were directed to, and did, investigate </text:span><text:span text:style-name="T109">and implement </text:span><text:span text:style-name="T3">a variety of changes to the formulation. </text:span></text:p>
      <text:p text:style-name="P30"/>
      <text:p text:style-name="P106"><text:span text:style-name="T3">Those analysing reports of death from paraquat from the perspective of the company, took pains to highlight previous episodes of mental illness, alcoholism to demonstrate that these were not reasonable users. These </text:span><text:span text:style-name="T95">were </text:span><text:span text:style-name="T104">deemed</text:span><text:span text:style-name="T95"> </text:span><text:span text:style-name="T3">situations that the chemical company could make </text:span><text:span text:style-name="T95">useful </text:span><text:span text:style-name="T3">protective efforts. ICI preferred to focus only on </text:span><text:span text:style-name="T105">obedient users and their </text:span><text:span text:style-name="T3">adherence to the instructions for safe use, </text:span><text:span text:style-name="T106">written in the awareness of the range of effects that paraquat could have as an irritant and a poison</text:span><text:span text:style-name="T3">. </text:span><text:span text:style-name="T105">In these instructions, the company resisted giving details of the consequences, potentially leaving curious users who had read the instructions, unaware of why they should obey the instructions.</text:span><text:span text:style-name="T3"> </text:span><text:span text:style-name="T106">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1"/>
      <text:p text:style-name="P107"><text:span text:style-name="T106">T</text:span><text:span text:style-name="T3">he imagined misuse of Weedol as a liquid form led to its granulation </text:span><text:span text:style-name="T107">before it reached users. The actual misuses of both paraquat preparations led to substantial changes in the formulation and presentation of the products. </text:span><text:span text:style-name="T110">Those determined to misuse the product still did, though </text:span><text:span text:style-name="T111">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34</meta:editing-cycles>
    <meta:editing-duration>P17DT4H2M57S</meta:editing-duration>
    <meta:generator>LibreOffice/4.1.4.2$MacOSX_x86 LibreOffice_project/0a0440ccc0227ad9829de5f46be37cfb6edcf72</meta:generator>
    <dc:date>2014-03-10T16:20:05.380467000</dc:date>
    <meta:document-statistic meta:table-count="1" meta:image-count="0" meta:object-count="0" meta:page-count="31" meta:paragraph-count="378" meta:word-count="18056" meta:character-count="113871" meta:non-whitespace-character-count="95990"/>
  </office:meta>
</office:document-meta>
</file>